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  <style:text-properties fo:color="#000000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5.969cm"/>
    </style:style>
    <style:style style:name="co8" style:family="table-column">
      <style:table-column-properties fo:break-before="auto" style:column-width="6.62516666666667cm"/>
    </style:style>
    <style:style style:name="co9" style:family="table-column">
      <style:table-column-properties fo:break-before="auto" style:column-width="3.72533333333333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5786.0250001" table:style-name="ce1">
            <text:p>1739055786</text:p>
          </table:table-cell>
          <table:table-cell office:value-type="float" office:value="1739055786.9860001" table:style-name="ce1">
            <text:p>17390557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2]-[.A2]" table:style-name="ce1">
            <text:p>0.960999966</text:p>
          </table:table-cell>
          <table:table-cell table:style-name="ce1"/>
          <table:table-cell office:value-type="float" office:value="0.38299989700317361" table:formula="of:=[.H2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86.9909999" table:style-name="ce1">
            <text:p>1739055787</text:p>
          </table:table-cell>
          <table:table-cell office:value-type="float" office:value="1739055787.964" table:style-name="ce1">
            <text:p>17390557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00004959106445" table:formula="of:=[.B3]-[.A3]" table:style-name="ce1">
            <text:p>0.97300005</text:p>
          </table:table-cell>
          <table:table-cell table:style-name="ce1"/>
          <table:table-cell office:value-type="float" office:value="0.39499998092651345" table:formula="of:=[.H3] - [.$H$366]" table:style-name="ce1">
            <text:p>0.39499998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88.0910001" table:style-name="ce1">
            <text:p>1739055788</text:p>
          </table:table-cell>
          <table:table-cell office:value-type="float" office:value="1739055788.9070001" table:style-name="ce1">
            <text:p>17390557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1599998474121094" table:formula="of:=[.B4]-[.A4]" table:style-name="ce1">
            <text:p>0.815999985</text:p>
          </table:table-cell>
          <table:table-cell table:style-name="ce1"/>
          <table:table-cell office:value-type="float" office:value="0.23799991607665993" table:formula="of:=[.H4] - [.$H$366]" table:style-name="ce1">
            <text:p>0.2379999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88.9909999" table:style-name="ce1">
            <text:p>1739055789</text:p>
          </table:table-cell>
          <table:table-cell office:value-type="float" office:value="1739055790.0840001" table:style-name="ce1">
            <text:p>17390557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930001735687256" table:formula="of:=[.B5]-[.A5]" table:style-name="ce1">
            <text:p>1.093000174</text:p>
          </table:table-cell>
          <table:table-cell table:style-name="ce1"/>
          <table:table-cell office:value-type="float" office:value="0.51500010490417458" table:formula="of:=[.H5] - [.$H$366]" table:style-name="ce1">
            <text:p>0.5150001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89.9909999" table:style-name="ce1">
            <text:p>1739055790</text:p>
          </table:table-cell>
          <table:table-cell office:value-type="float" office:value="1739055791.0150001" table:style-name="ce1">
            <text:p>17390557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40001678466797" table:formula="of:=[.B6]-[.A6]" table:style-name="ce1">
            <text:p>1.024000168</text:p>
          </table:table-cell>
          <table:table-cell table:style-name="ce1"/>
          <table:table-cell office:value-type="float" office:value="0.44600009918212868" table:formula="of:=[.H6] - [.$H$366]" table:style-name="ce1">
            <text:p>0.44600009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1.0250001" table:style-name="ce1">
            <text:p>1739055791</text:p>
          </table:table-cell>
          <table:table-cell office:value-type="float" office:value="1739055791.9860001" table:style-name="ce1">
            <text:p>17390557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7]-[.A7]" table:style-name="ce1">
            <text:p>0.960999966</text:p>
          </table:table-cell>
          <table:table-cell table:style-name="ce1"/>
          <table:table-cell office:value-type="float" office:value="0.38299989700317361" table:formula="of:=[.H7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2.0250001" table:style-name="ce1">
            <text:p>1739055792</text:p>
          </table:table-cell>
          <table:table-cell office:value-type="float" office:value="1739055792.927" table:style-name="ce1">
            <text:p>17390557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99995040893555" table:formula="of:=[.B8]-[.A8]" table:style-name="ce1">
            <text:p>0.90199995</text:p>
          </table:table-cell>
          <table:table-cell table:style-name="ce1"/>
          <table:table-cell office:value-type="float" office:value="0.32399988174438454" table:formula="of:=[.H8] - [.$H$366]" table:style-name="ce1">
            <text:p>0.32399988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3.0250001" table:style-name="ce1">
            <text:p>1739055793</text:p>
          </table:table-cell>
          <table:table-cell office:value-type="float" office:value="1739055793.925" table:style-name="ce1">
            <text:p>17390557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999985694885254" table:formula="of:=[.B9]-[.A9]" table:style-name="ce1">
            <text:p>0.899999857</text:p>
          </table:table-cell>
          <table:table-cell table:style-name="ce1"/>
          <table:table-cell office:value-type="float" office:value="0.32199978828430154" table:formula="of:=[.H9] - [.$H$366]" table:style-name="ce1">
            <text:p>0.32199978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4.0250001" table:style-name="ce1">
            <text:p>1739055794</text:p>
          </table:table-cell>
          <table:table-cell office:value-type="float" office:value="1739055794.934" table:style-name="ce1">
            <text:p>17390557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99991989135742" table:formula="of:=[.B10]-[.A10]" table:style-name="ce1">
            <text:p>0.90899992</text:p>
          </table:table-cell>
          <table:table-cell table:style-name="ce1"/>
          <table:table-cell office:value-type="float" office:value="0.33099985122680642" table:formula="of:=[.H10] - [.$H$366]" table:style-name="ce1">
            <text:p>0.33099985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4.9909999" table:style-name="ce1">
            <text:p>1739055795</text:p>
          </table:table-cell>
          <table:table-cell office:value-type="float" office:value="1739055795.937" table:style-name="ce1">
            <text:p>17390557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11]-[.A11]" table:style-name="ce1">
            <text:p>0.946000099</text:p>
          </table:table-cell>
          <table:table-cell table:style-name="ce1"/>
          <table:table-cell office:value-type="float" office:value="0.3680000305175779" table:formula="of:=[.H11] - [.$H$366]" table:style-name="ce1">
            <text:p>0.36800003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6.0910001" table:style-name="ce1">
            <text:p>1739055796</text:p>
          </table:table-cell>
          <table:table-cell office:value-type="float" office:value="1739055797.0380001" table:style-name="ce1">
            <text:p>17390557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00002670288086" table:formula="of:=[.B12]-[.A12]" table:style-name="ce1">
            <text:p>0.947000027</text:p>
          </table:table-cell>
          <table:table-cell table:style-name="ce1"/>
          <table:table-cell office:value-type="float" office:value="0.36899995803832986" table:formula="of:=[.H12] - [.$H$366]" table:style-name="ce1">
            <text:p>0.3689999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6.9909999" table:style-name="ce1">
            <text:p>1739055797</text:p>
          </table:table-cell>
          <table:table-cell office:value-type="float" office:value="1739055797.9560001" table:style-name="ce1">
            <text:p>17390557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00015258789063" table:formula="of:=[.B13]-[.A13]" table:style-name="ce1">
            <text:p>0.965000153</text:p>
          </table:table-cell>
          <table:table-cell table:style-name="ce1"/>
          <table:table-cell office:value-type="float" office:value="0.38700008392333962" table:formula="of:=[.H13] - [.$H$366]" table:style-name="ce1">
            <text:p>0.3870000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8.0580001" table:style-name="ce1">
            <text:p>1739055798</text:p>
          </table:table-cell>
          <table:table-cell office:value-type="float" office:value="1739055798.934" table:style-name="ce1">
            <text:p>17390557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599992752075195" table:formula="of:=[.B14]-[.A14]" table:style-name="ce1">
            <text:p>0.875999928</text:p>
          </table:table-cell>
          <table:table-cell table:style-name="ce1"/>
          <table:table-cell office:value-type="float" office:value="0.29799985885620095" table:formula="of:=[.H14] - [.$H$366]" table:style-name="ce1">
            <text:p>0.29799985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799.0250001" table:style-name="ce1">
            <text:p>1739055799</text:p>
          </table:table-cell>
          <table:table-cell office:value-type="float" office:value="1739055799.9349999" table:style-name="ce1">
            <text:p>17390558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99984741210938" table:formula="of:=[.B15]-[.A15]" table:style-name="ce1">
            <text:p>0.909999847</text:p>
          </table:table-cell>
          <table:table-cell table:style-name="ce1"/>
          <table:table-cell office:value-type="float" office:value="0.33199977874755837" table:formula="of:=[.H15] - [.$H$366]" table:style-name="ce1">
            <text:p>0.3319997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0.125" table:style-name="ce1">
            <text:p>1739055800</text:p>
          </table:table-cell>
          <table:table-cell office:value-type="float" office:value="1739055800.947" table:style-name="ce1">
            <text:p>17390558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200002670288086" table:formula="of:=[.B16]-[.A16]" table:style-name="ce1">
            <text:p>0.822000027</text:p>
          </table:table-cell>
          <table:table-cell table:style-name="ce1"/>
          <table:table-cell office:value-type="float" office:value="0.24399995803832986" table:formula="of:=[.H16] - [.$H$366]" table:style-name="ce1">
            <text:p>0.2439999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1.0910001" table:style-name="ce1">
            <text:p>1739055801</text:p>
          </table:table-cell>
          <table:table-cell office:value-type="float" office:value="1739055801.9519999" table:style-name="ce1">
            <text:p>17390558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099982261657715" table:formula="of:=[.B17]-[.A17]" table:style-name="ce1">
            <text:p>0.860999823</text:p>
          </table:table-cell>
          <table:table-cell table:style-name="ce1"/>
          <table:table-cell office:value-type="float" office:value="0.28299975395202615" table:formula="of:=[.H17] - [.$H$366]" table:style-name="ce1">
            <text:p>0.28299975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2.0580001" table:style-name="ce1">
            <text:p>1739055802</text:p>
          </table:table-cell>
          <table:table-cell office:value-type="float" office:value="1739055802.957" table:style-name="ce1">
            <text:p>17390558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99992942810059" table:formula="of:=[.B18]-[.A18]" table:style-name="ce1">
            <text:p>0.898999929</text:p>
          </table:table-cell>
          <table:table-cell table:style-name="ce1"/>
          <table:table-cell office:value-type="float" office:value="0.32099986076354958" table:formula="of:=[.H18] - [.$H$366]" table:style-name="ce1">
            <text:p>0.32099986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3.0250001" table:style-name="ce1">
            <text:p>1739055803</text:p>
          </table:table-cell>
          <table:table-cell office:value-type="float" office:value="1739055803.9489999" table:style-name="ce1">
            <text:p>17390558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399978637695313" table:formula="of:=[.B19]-[.A19]" table:style-name="ce1">
            <text:p>0.923999786</text:p>
          </table:table-cell>
          <table:table-cell table:style-name="ce1"/>
          <table:table-cell office:value-type="float" office:value="0.34599971771240212" table:formula="of:=[.H19] - [.$H$366]" table:style-name="ce1">
            <text:p>0.3459997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4.125" table:style-name="ce1">
            <text:p>1739055804</text:p>
          </table:table-cell>
          <table:table-cell office:value-type="float" office:value="1739055804.9549999" table:style-name="ce1">
            <text:p>17390558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999992370605469" table:formula="of:=[.B20]-[.A20]" table:style-name="ce1">
            <text:p>0.829999924</text:p>
          </table:table-cell>
          <table:table-cell table:style-name="ce1"/>
          <table:table-cell office:value-type="float" office:value="0.25199985504150368" table:formula="of:=[.H20] - [.$H$366]" table:style-name="ce1">
            <text:p>0.25199985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5.0250001" table:style-name="ce1">
            <text:p>1739055805</text:p>
          </table:table-cell>
          <table:table-cell office:value-type="float" office:value="1739055805.967" table:style-name="ce1">
            <text:p>17390558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199991226196289" table:formula="of:=[.B21]-[.A21]" table:style-name="ce1">
            <text:p>0.941999912</text:p>
          </table:table-cell>
          <table:table-cell table:style-name="ce1"/>
          <table:table-cell office:value-type="float" office:value="0.36399984359741189" table:formula="of:=[.H21] - [.$H$366]" table:style-name="ce1">
            <text:p>0.36399984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6.0580001" table:style-name="ce1">
            <text:p>1739055806</text:p>
          </table:table-cell>
          <table:table-cell office:value-type="float" office:value="1739055806.9549999" table:style-name="ce1">
            <text:p>17390558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699983596801758" table:formula="of:=[.B22]-[.A22]" table:style-name="ce1">
            <text:p>0.896999836</text:p>
          </table:table-cell>
          <table:table-cell table:style-name="ce1"/>
          <table:table-cell office:value-type="float" office:value="0.31899976730346657" table:formula="of:=[.H22] - [.$H$366]" table:style-name="ce1">
            <text:p>0.31899976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7.0580001" table:style-name="ce1">
            <text:p>1739055807</text:p>
          </table:table-cell>
          <table:table-cell office:value-type="float" office:value="1739055807.9660001" table:style-name="ce1">
            <text:p>17390558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99999237060547" table:formula="of:=[.B23]-[.A23]" table:style-name="ce1">
            <text:p>0.907999992</text:p>
          </table:table-cell>
          <table:table-cell table:style-name="ce1"/>
          <table:table-cell office:value-type="float" office:value="0.32999992370605447" table:formula="of:=[.H23] - [.$H$366]" table:style-name="ce1">
            <text:p>0.32999992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8.0910001" table:style-name="ce1">
            <text:p>1739055808</text:p>
          </table:table-cell>
          <table:table-cell office:value-type="float" office:value="1739055808.974" table:style-name="ce1">
            <text:p>17390558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299989700317383" table:formula="of:=[.B24]-[.A24]" table:style-name="ce1">
            <text:p>0.882999897</text:p>
          </table:table-cell>
          <table:table-cell table:style-name="ce1"/>
          <table:table-cell office:value-type="float" office:value="0.30499982833862282" table:formula="of:=[.H24] - [.$H$366]" table:style-name="ce1">
            <text:p>0.3049998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09.0250001" table:style-name="ce1">
            <text:p>1739055809</text:p>
          </table:table-cell>
          <table:table-cell office:value-type="float" office:value="1739055809.974" table:style-name="ce1">
            <text:p>17390558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899988174438477" table:formula="of:=[.B25]-[.A25]" table:style-name="ce1">
            <text:p>0.948999882</text:p>
          </table:table-cell>
          <table:table-cell table:style-name="ce1"/>
          <table:table-cell office:value-type="float" office:value="0.37099981307983376" table:formula="of:=[.H25] - [.$H$366]" table:style-name="ce1">
            <text:p>0.37099981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0.0250001" table:style-name="ce1">
            <text:p>1739055810</text:p>
          </table:table-cell>
          <table:table-cell office:value-type="float" office:value="1739055810.9649999" table:style-name="ce1">
            <text:p>17390558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99981880187988" table:formula="of:=[.B26]-[.A26]" table:style-name="ce1">
            <text:p>0.939999819</text:p>
          </table:table-cell>
          <table:table-cell table:style-name="ce1"/>
          <table:table-cell office:value-type="float" office:value="0.36199975013732888" table:formula="of:=[.H26] - [.$H$366]" table:style-name="ce1">
            <text:p>0.361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1.0580001" table:style-name="ce1">
            <text:p>1739055811</text:p>
          </table:table-cell>
          <table:table-cell office:value-type="float" office:value="1739055811.9849999" table:style-name="ce1">
            <text:p>17390558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99980735778809" table:formula="of:=[.B27]-[.A27]" table:style-name="ce1">
            <text:p>0.926999807</text:p>
          </table:table-cell>
          <table:table-cell table:style-name="ce1"/>
          <table:table-cell office:value-type="float" office:value="0.34899973869323708" table:formula="of:=[.H27] - [.$H$366]" table:style-name="ce1">
            <text:p>0.34899973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2.158" table:style-name="ce1">
            <text:p>1739055812</text:p>
          </table:table-cell>
          <table:table-cell office:value-type="float" office:value="1739055812.9679999" table:style-name="ce1">
            <text:p>17390558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0999994277954102" table:formula="of:=[.B28]-[.A28]" table:style-name="ce1">
            <text:p>0.809999943</text:p>
          </table:table-cell>
          <table:table-cell table:style-name="ce1"/>
          <table:table-cell office:value-type="float" office:value="0.23199987411499001" table:formula="of:=[.H28] - [.$H$366]" table:style-name="ce1">
            <text:p>0.23199987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3.0910001" table:style-name="ce1">
            <text:p>1739055813</text:p>
          </table:table-cell>
          <table:table-cell office:value-type="float" office:value="1739055813.9790001" table:style-name="ce1">
            <text:p>17390558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0000114440918" table:formula="of:=[.B29]-[.A29]" table:style-name="ce1">
            <text:p>0.888000011</text:p>
          </table:table-cell>
          <table:table-cell table:style-name="ce1"/>
          <table:table-cell office:value-type="float" office:value="0.30999994277954079" table:formula="of:=[.H29] - [.$H$366]" table:style-name="ce1">
            <text:p>0.309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4.0910001" table:style-name="ce1">
            <text:p>1739055814</text:p>
          </table:table-cell>
          <table:table-cell office:value-type="float" office:value="1739055814.983" table:style-name="ce1">
            <text:p>17390558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199995994567871" table:formula="of:=[.B30]-[.A30]" table:style-name="ce1">
            <text:p>0.89199996</text:p>
          </table:table-cell>
          <table:table-cell table:style-name="ce1"/>
          <table:table-cell office:value-type="float" office:value="0.31399989128112771" table:formula="of:=[.H30] - [.$H$366]" table:style-name="ce1">
            <text:p>0.3139998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5.125" table:style-name="ce1">
            <text:p>1739055815</text:p>
          </table:table-cell>
          <table:table-cell office:value-type="float" office:value="1739055816.059" table:style-name="ce1">
            <text:p>17390558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00001525878906" table:formula="of:=[.B31]-[.A31]" table:style-name="ce1">
            <text:p>0.934000015</text:p>
          </table:table-cell>
          <table:table-cell table:style-name="ce1"/>
          <table:table-cell office:value-type="float" office:value="0.35599994659423806" table:formula="of:=[.H31] - [.$H$366]" table:style-name="ce1">
            <text:p>0.35599994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6.092" table:style-name="ce1">
            <text:p>1739055816</text:p>
          </table:table-cell>
          <table:table-cell office:value-type="float" office:value="1739055816.9849999" table:style-name="ce1">
            <text:p>17390558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299988746643066" table:formula="of:=[.B32]-[.A32]" table:style-name="ce1">
            <text:p>0.892999887</text:p>
          </table:table-cell>
          <table:table-cell table:style-name="ce1"/>
          <table:table-cell office:value-type="float" office:value="0.31499981880187966" table:formula="of:=[.H32] - [.$H$366]" table:style-name="ce1">
            <text:p>0.31499981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7.0580001" table:style-name="ce1">
            <text:p>1739055817</text:p>
          </table:table-cell>
          <table:table-cell office:value-type="float" office:value="1739055817.9979999" table:style-name="ce1">
            <text:p>17390558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99981880187988" table:formula="of:=[.B33]-[.A33]" table:style-name="ce1">
            <text:p>0.939999819</text:p>
          </table:table-cell>
          <table:table-cell table:style-name="ce1"/>
          <table:table-cell office:value-type="float" office:value="0.36199975013732888" table:formula="of:=[.H33] - [.$H$366]" table:style-name="ce1">
            <text:p>0.361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7.0910001" table:style-name="ce1">
            <text:p>1739055817</text:p>
          </table:table-cell>
          <table:table-cell office:value-type="float" office:value="1739055818.2969999" table:style-name="ce1">
            <text:p>17390558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059998512268066" table:formula="of:=[.B34]-[.A34]" table:style-name="ce1">
            <text:p>1.205999851</text:p>
          </table:table-cell>
          <table:table-cell table:style-name="ce1"/>
          <table:table-cell office:value-type="float" office:value="0.62799978256225564" table:formula="of:=[.H34] - [.$H$366]" table:style-name="ce1">
            <text:p>0.6279997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8.0910001" table:style-name="ce1">
            <text:p>1739055818</text:p>
          </table:table-cell>
          <table:table-cell office:value-type="float" office:value="1739055818.9849999" table:style-name="ce1">
            <text:p>17390558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399981498718262" table:formula="of:=[.B35]-[.A35]" table:style-name="ce1">
            <text:p>0.893999815</text:p>
          </table:table-cell>
          <table:table-cell table:style-name="ce1"/>
          <table:table-cell office:value-type="float" office:value="0.31599974632263161" table:formula="of:=[.H35] - [.$H$366]" table:style-name="ce1">
            <text:p>0.31599974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9.092" table:style-name="ce1">
            <text:p>1739055819</text:p>
          </table:table-cell>
          <table:table-cell office:value-type="float" office:value="1739055820.0139999" table:style-name="ce1">
            <text:p>17390558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36]-[.A36]" table:style-name="ce1">
            <text:p>0.921999931</text:p>
          </table:table-cell>
          <table:table-cell table:style-name="ce1"/>
          <table:table-cell office:value-type="float" office:value="0.34399986267089822" table:formula="of:=[.H36] - [.$H$366]" table:style-name="ce1">
            <text:p>0.3439998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19.9920001" table:style-name="ce1">
            <text:p>1739055820</text:p>
          </table:table-cell>
          <table:table-cell office:value-type="float" office:value="1739055820.994" table:style-name="ce1">
            <text:p>17390558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19998550415039" table:formula="of:=[.B37]-[.A37]" table:style-name="ce1">
            <text:p>1.001999855</text:p>
          </table:table-cell>
          <table:table-cell table:style-name="ce1"/>
          <table:table-cell office:value-type="float" office:value="0.4239997863769529" table:formula="of:=[.H37] - [.$H$366]" table:style-name="ce1">
            <text:p>0.42399978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1.092" table:style-name="ce1">
            <text:p>1739055821</text:p>
          </table:table-cell>
          <table:table-cell office:value-type="float" office:value="1739055822.0050001" table:style-name="ce1">
            <text:p>17390558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00010681152344" table:formula="of:=[.B38]-[.A38]" table:style-name="ce1">
            <text:p>0.913000107</text:p>
          </table:table-cell>
          <table:table-cell table:style-name="ce1"/>
          <table:table-cell office:value-type="float" office:value="0.33500003814697243" table:formula="of:=[.H38] - [.$H$366]" table:style-name="ce1">
            <text:p>0.33500003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2.0580001" table:style-name="ce1">
            <text:p>1739055822</text:p>
          </table:table-cell>
          <table:table-cell office:value-type="float" office:value="1739055823.0020001" table:style-name="ce1">
            <text:p>17390558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39]-[.A39]" table:style-name="ce1">
            <text:p>0.944000006</text:p>
          </table:table-cell>
          <table:table-cell table:style-name="ce1"/>
          <table:table-cell office:value-type="float" office:value="0.3659999370574949" table:formula="of:=[.H39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3.0910001" table:style-name="ce1">
            <text:p>1739055823</text:p>
          </table:table-cell>
          <table:table-cell office:value-type="float" office:value="1739055824.0079999" table:style-name="ce1">
            <text:p>17390558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99981689453125" table:formula="of:=[.B40]-[.A40]" table:style-name="ce1">
            <text:p>0.916999817</text:p>
          </table:table-cell>
          <table:table-cell table:style-name="ce1"/>
          <table:table-cell office:value-type="float" office:value="0.33899974822998025" table:formula="of:=[.H40] - [.$H$366]" table:style-name="ce1">
            <text:p>0.33899974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4.0580001" table:style-name="ce1">
            <text:p>1739055824</text:p>
          </table:table-cell>
          <table:table-cell office:value-type="float" office:value="1739055825.1070001" table:style-name="ce1">
            <text:p>17390558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90000247955322" table:formula="of:=[.B41]-[.A41]" table:style-name="ce1">
            <text:p>1.049000025</text:p>
          </table:table-cell>
          <table:table-cell table:style-name="ce1"/>
          <table:table-cell office:value-type="float" office:value="0.47099995613098122" table:formula="of:=[.H41] - [.$H$366]" table:style-name="ce1">
            <text:p>0.47099995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5.125" table:style-name="ce1">
            <text:p>1739055825</text:p>
          </table:table-cell>
          <table:table-cell office:value-type="float" office:value="1739055826.0090001" table:style-name="ce1">
            <text:p>17390558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00006294250488" table:formula="of:=[.B42]-[.A42]" table:style-name="ce1">
            <text:p>0.884000063</text:p>
          </table:table-cell>
          <table:table-cell table:style-name="ce1"/>
          <table:table-cell office:value-type="float" office:value="0.30599999427795388" table:formula="of:=[.H42] - [.$H$366]" table:style-name="ce1">
            <text:p>0.30599999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6.0910001" table:style-name="ce1">
            <text:p>1739055826</text:p>
          </table:table-cell>
          <table:table-cell office:value-type="float" office:value="1739055827.05" table:style-name="ce1">
            <text:p>17390558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9998722076416" table:formula="of:=[.B43]-[.A43]" table:style-name="ce1">
            <text:p>0.958999872</text:p>
          </table:table-cell>
          <table:table-cell table:style-name="ce1"/>
          <table:table-cell office:value-type="float" office:value="0.3809998035430906" table:formula="of:=[.H43] - [.$H$366]" table:style-name="ce1">
            <text:p>0.3809998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7.125" table:style-name="ce1">
            <text:p>1739055827</text:p>
          </table:table-cell>
          <table:table-cell office:value-type="float" office:value="1739055828.0250001" table:style-name="ce1">
            <text:p>17390558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00009536743164" table:formula="of:=[.B44]-[.A44]" table:style-name="ce1">
            <text:p>0.900000095</text:p>
          </table:table-cell>
          <table:table-cell table:style-name="ce1"/>
          <table:table-cell office:value-type="float" office:value="0.32200002670288064" table:formula="of:=[.H44] - [.$H$366]" table:style-name="ce1">
            <text:p>0.32200002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8.0250001" table:style-name="ce1">
            <text:p>1739055828</text:p>
          </table:table-cell>
          <table:table-cell office:value-type="float" office:value="1739055829.0380001" table:style-name="ce1">
            <text:p>17390558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30000114440918" table:formula="of:=[.B45]-[.A45]" table:style-name="ce1">
            <text:p>1.013000011</text:p>
          </table:table-cell>
          <table:table-cell table:style-name="ce1"/>
          <table:table-cell office:value-type="float" office:value="0.43499994277954079" table:formula="of:=[.H45] - [.$H$366]" table:style-name="ce1">
            <text:p>0.434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8.0910001" table:style-name="ce1">
            <text:p>1739055828</text:p>
          </table:table-cell>
          <table:table-cell office:value-type="float" office:value="1739055829.3399999" table:style-name="ce1">
            <text:p>17390558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489998340606689" table:formula="of:=[.B46]-[.A46]" table:style-name="ce1">
            <text:p>1.248999834</text:p>
          </table:table-cell>
          <table:table-cell table:style-name="ce1"/>
          <table:table-cell office:value-type="float" office:value="0.67099976539611794" table:formula="of:=[.H46] - [.$H$366]" table:style-name="ce1">
            <text:p>0.67099976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29.0910001" table:style-name="ce1">
            <text:p>1739055829</text:p>
          </table:table-cell>
          <table:table-cell office:value-type="float" office:value="1739055830.026" table:style-name="ce1">
            <text:p>17390558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99994277954102" table:formula="of:=[.B47]-[.A47]" table:style-name="ce1">
            <text:p>0.934999943</text:p>
          </table:table-cell>
          <table:table-cell table:style-name="ce1"/>
          <table:table-cell office:value-type="float" office:value="0.35699987411499001" table:formula="of:=[.H47] - [.$H$366]" table:style-name="ce1">
            <text:p>0.35699987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0.158" table:style-name="ce1">
            <text:p>1739055830</text:p>
          </table:table-cell>
          <table:table-cell office:value-type="float" office:value="1739055831.075" table:style-name="ce1">
            <text:p>17390558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00005531311035" table:formula="of:=[.B48]-[.A48]" table:style-name="ce1">
            <text:p>0.917000055</text:p>
          </table:table-cell>
          <table:table-cell table:style-name="ce1"/>
          <table:table-cell office:value-type="float" office:value="0.33899998664855935" table:formula="of:=[.H48] - [.$H$366]" table:style-name="ce1">
            <text:p>0.3389999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1.0910001" table:style-name="ce1">
            <text:p>1739055831</text:p>
          </table:table-cell>
          <table:table-cell office:value-type="float" office:value="1739055832.0280001" table:style-name="ce1">
            <text:p>17390558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49]-[.A49]" table:style-name="ce1">
            <text:p>0.937000036</text:p>
          </table:table-cell>
          <table:table-cell table:style-name="ce1"/>
          <table:table-cell office:value-type="float" office:value="0.35899996757507302" table:formula="of:=[.H49] - [.$H$366]" table:style-name="ce1">
            <text:p>0.35899996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1.125" table:style-name="ce1">
            <text:p>1739055831</text:p>
          </table:table-cell>
          <table:table-cell office:value-type="float" office:value="1739055832.3310001" table:style-name="ce1">
            <text:p>17390558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060000896453857" table:formula="of:=[.B50]-[.A50]" table:style-name="ce1">
            <text:p>1.20600009</text:p>
          </table:table-cell>
          <table:table-cell table:style-name="ce1"/>
          <table:table-cell office:value-type="float" office:value="0.62800002098083474" table:formula="of:=[.H50] - [.$H$366]" table:style-name="ce1">
            <text:p>0.62800002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2.125" table:style-name="ce1">
            <text:p>1739055832</text:p>
          </table:table-cell>
          <table:table-cell office:value-type="float" office:value="1739055833.0339999" table:style-name="ce1">
            <text:p>17390558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99991989135742" table:formula="of:=[.B51]-[.A51]" table:style-name="ce1">
            <text:p>0.90899992</text:p>
          </table:table-cell>
          <table:table-cell table:style-name="ce1"/>
          <table:table-cell office:value-type="float" office:value="0.33099985122680642" table:formula="of:=[.H51] - [.$H$366]" table:style-name="ce1">
            <text:p>0.33099985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3.0910001" table:style-name="ce1">
            <text:p>1739055833</text:p>
          </table:table-cell>
          <table:table-cell office:value-type="float" office:value="1739055834.112" table:style-name="ce1">
            <text:p>17390558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09999084472656" table:formula="of:=[.B52]-[.A52]" table:style-name="ce1">
            <text:p>1.020999908</text:p>
          </table:table-cell>
          <table:table-cell table:style-name="ce1"/>
          <table:table-cell office:value-type="float" office:value="0.44299983978271462" table:formula="of:=[.H52] - [.$H$366]" table:style-name="ce1">
            <text:p>0.442999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4.158" table:style-name="ce1">
            <text:p>1739055834</text:p>
          </table:table-cell>
          <table:table-cell office:value-type="float" office:value="1739055835.0929999" table:style-name="ce1">
            <text:p>17390558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99994277954102" table:formula="of:=[.B53]-[.A53]" table:style-name="ce1">
            <text:p>0.934999943</text:p>
          </table:table-cell>
          <table:table-cell table:style-name="ce1"/>
          <table:table-cell office:value-type="float" office:value="0.35699987411499001" table:formula="of:=[.H53] - [.$H$366]" table:style-name="ce1">
            <text:p>0.35699987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5.125" table:style-name="ce2">
            <text:p>1739055835</text:p>
          </table:table-cell>
          <table:table-cell office:value-type="float" office:value="1739055836.0510001" table:style-name="ce2">
            <text:p>1739055836</text:p>
          </table:table-cell>
          <table:table-cell office:value-type="float" office:value="720" table:style-name="ce2">
            <text:p>720</text:p>
          </table:table-cell>
          <table:table-cell office:value-type="float" office:value="1280" table:style-name="ce2">
            <text:p>1280</text:p>
          </table:table-cell>
          <table:table-cell office:value-type="float" office:value="2560" table:style-name="ce2">
            <text:p>2560</text:p>
          </table:table-cell>
          <table:table-cell office:value-type="float" office:value="1843200" table:style-name="ce2">
            <text:p>1843200</text:p>
          </table:table-cell>
          <table:table-cell table:style-name="ce2"/>
          <table:table-cell office:value-type="float" office:value="0.92600011825561523" table:formula="of:=[.B54]-[.A54]" table:style-name="ce1">
            <text:p>0.926000118</text:p>
          </table:table-cell>
          <table:table-cell table:style-name="ce2"/>
          <table:table-cell office:value-type="float" office:value="0.34800004959106423" table:formula="of:=[.H54] - [.$H$366]" table:style-name="ce1">
            <text:p>0.348000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55836.158" table:style-name="ce1">
            <text:p>1739055836</text:p>
          </table:table-cell>
          <table:table-cell office:value-type="float" office:value="1739055837.04" table:style-name="ce1">
            <text:p>17390558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99996948242188" table:formula="of:=[.B55]-[.A55]" table:style-name="ce1">
            <text:p>0.881999969</text:p>
          </table:table-cell>
          <table:table-cell table:style-name="ce1"/>
          <table:table-cell office:value-type="float" office:value="0.30399990081787087" table:formula="of:=[.H55] - [.$H$366]" table:style-name="ce1">
            <text:p>0.3039999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7.125" table:style-name="ce1">
            <text:p>1739055837</text:p>
          </table:table-cell>
          <table:table-cell office:value-type="float" office:value="1739055838.052" table:style-name="ce1">
            <text:p>17390558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56]-[.A56]" table:style-name="ce1">
            <text:p>0.927000046</text:p>
          </table:table-cell>
          <table:table-cell table:style-name="ce1"/>
          <table:table-cell office:value-type="float" office:value="0.34899997711181618" table:formula="of:=[.H56] - [.$H$366]" table:style-name="ce1">
            <text:p>0.3489999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8.092" table:style-name="ce1">
            <text:p>1739055838</text:p>
          </table:table-cell>
          <table:table-cell office:value-type="float" office:value="1739055839.1860001" table:style-name="ce1">
            <text:p>17390558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940001010894775" table:formula="of:=[.B57]-[.A57]" table:style-name="ce1">
            <text:p>1.094000101</text:p>
          </table:table-cell>
          <table:table-cell table:style-name="ce1"/>
          <table:table-cell office:value-type="float" office:value="0.51600003242492654" table:formula="of:=[.H57] - [.$H$366]" table:style-name="ce1">
            <text:p>0.51600003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39.092" table:style-name="ce1">
            <text:p>1739055839</text:p>
          </table:table-cell>
          <table:table-cell office:value-type="float" office:value="1739055840.1110001" table:style-name="ce1">
            <text:p>17390558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90000534057617" table:formula="of:=[.B58]-[.A58]" table:style-name="ce1">
            <text:p>1.019000053</text:p>
          </table:table-cell>
          <table:table-cell table:style-name="ce1"/>
          <table:table-cell office:value-type="float" office:value="0.44099998474121072" table:formula="of:=[.H58] - [.$H$366]" table:style-name="ce1">
            <text:p>0.44099998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0.125" table:style-name="ce1">
            <text:p>1739055840</text:p>
          </table:table-cell>
          <table:table-cell office:value-type="float" office:value="1739055841.0650001" table:style-name="ce1">
            <text:p>17390558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59]-[.A59]" table:style-name="ce1">
            <text:p>0.940000057</text:p>
          </table:table-cell>
          <table:table-cell table:style-name="ce1"/>
          <table:table-cell office:value-type="float" office:value="0.36199998855590798" table:formula="of:=[.H59] - [.$H$366]" table:style-name="ce1">
            <text:p>0.36199998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1.0580001" table:style-name="ce1">
            <text:p>1739055841</text:p>
          </table:table-cell>
          <table:table-cell office:value-type="float" office:value="1739055842.1670001" table:style-name="ce1">
            <text:p>17390558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089999675750732" table:formula="of:=[.B60]-[.A60]" table:style-name="ce1">
            <text:p>1.108999968</text:p>
          </table:table-cell>
          <table:table-cell table:style-name="ce1"/>
          <table:table-cell office:value-type="float" office:value="0.53099989891052224" table:formula="of:=[.H60] - [.$H$366]" table:style-name="ce1">
            <text:p>0.53099989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2.125" table:style-name="ce1">
            <text:p>1739055842</text:p>
          </table:table-cell>
          <table:table-cell office:value-type="float" office:value="1739055843.0780001" table:style-name="ce1">
            <text:p>17390558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61]-[.A61]" table:style-name="ce1">
            <text:p>0.953000069</text:p>
          </table:table-cell>
          <table:table-cell table:style-name="ce1"/>
          <table:table-cell office:value-type="float" office:value="0.37499999999999978" table:formula="of:=[.H61] - [.$H$366]" table:style-name="ce1">
            <text:p>0.3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3.158" table:style-name="ce1">
            <text:p>1739055843</text:p>
          </table:table-cell>
          <table:table-cell office:value-type="float" office:value="1739055844.0739999" table:style-name="ce1">
            <text:p>17390558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59998893737793" table:formula="of:=[.B62]-[.A62]" table:style-name="ce1">
            <text:p>0.915999889</text:p>
          </table:table-cell>
          <table:table-cell table:style-name="ce1"/>
          <table:table-cell office:value-type="float" office:value="0.33799982070922829" table:formula="of:=[.H62] - [.$H$366]" table:style-name="ce1">
            <text:p>0.33799982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4.125" table:style-name="ce1">
            <text:p>1739055844</text:p>
          </table:table-cell>
          <table:table-cell office:value-type="float" office:value="1739055845.096" table:style-name="ce1">
            <text:p>17390558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99995613098145" table:formula="of:=[.B63]-[.A63]" table:style-name="ce1">
            <text:p>0.970999956</text:p>
          </table:table-cell>
          <table:table-cell table:style-name="ce1"/>
          <table:table-cell office:value-type="float" office:value="0.39299988746643044" table:formula="of:=[.H63] - [.$H$366]" table:style-name="ce1">
            <text:p>0.3929998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5.1919999" table:style-name="ce1">
            <text:p>1739055845</text:p>
          </table:table-cell>
          <table:table-cell office:value-type="float" office:value="1739055846.069" table:style-name="ce1">
            <text:p>17390558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700009346008301" table:formula="of:=[.B64]-[.A64]" table:style-name="ce1">
            <text:p>0.877000093</text:p>
          </table:table-cell>
          <table:table-cell table:style-name="ce1"/>
          <table:table-cell office:value-type="float" office:value="0.299000024795532" table:formula="of:=[.H64] - [.$H$366]" table:style-name="ce1">
            <text:p>0.29900002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6.092" table:style-name="ce1">
            <text:p>1739055846</text:p>
          </table:table-cell>
          <table:table-cell office:value-type="float" office:value="1739055847.0739999" table:style-name="ce1">
            <text:p>17390558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199987411499023" table:formula="of:=[.B65]-[.A65]" table:style-name="ce1">
            <text:p>0.981999874</text:p>
          </table:table-cell>
          <table:table-cell table:style-name="ce1"/>
          <table:table-cell office:value-type="float" office:value="0.40399980545043923" table:formula="of:=[.H65] - [.$H$366]" table:style-name="ce1">
            <text:p>0.4039998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7.1919999" table:style-name="ce1">
            <text:p>1739055847</text:p>
          </table:table-cell>
          <table:table-cell office:value-type="float" office:value="1739055848.0899999" table:style-name="ce1">
            <text:p>17390558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00000190734863" table:formula="of:=[.B66]-[.A66]" table:style-name="ce1">
            <text:p>0.898000002</text:p>
          </table:table-cell>
          <table:table-cell table:style-name="ce1"/>
          <table:table-cell office:value-type="float" office:value="0.31999993324279763" table:formula="of:=[.H66] - [.$H$366]" table:style-name="ce1">
            <text:p>0.31999993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8.158" table:style-name="ce1">
            <text:p>1739055848</text:p>
          </table:table-cell>
          <table:table-cell office:value-type="float" office:value="1739055849.2160001" table:style-name="ce1">
            <text:p>17390558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80000877380371" table:formula="of:=[.B67]-[.A67]" table:style-name="ce1">
            <text:p>1.058000088</text:p>
          </table:table-cell>
          <table:table-cell table:style-name="ce1"/>
          <table:table-cell office:value-type="float" office:value="0.48000001907348611" table:formula="of:=[.H67] - [.$H$366]" table:style-name="ce1">
            <text:p>0.48000001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49.1919999" table:style-name="ce1">
            <text:p>1739055849</text:p>
          </table:table-cell>
          <table:table-cell office:value-type="float" office:value="1739055850.092" table:style-name="ce1">
            <text:p>17390558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00009536743164" table:formula="of:=[.B68]-[.A68]" table:style-name="ce1">
            <text:p>0.900000095</text:p>
          </table:table-cell>
          <table:table-cell table:style-name="ce1"/>
          <table:table-cell office:value-type="float" office:value="0.32200002670288064" table:formula="of:=[.H68] - [.$H$366]" table:style-name="ce1">
            <text:p>0.32200002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0.125" table:style-name="ce1">
            <text:p>1739055850</text:p>
          </table:table-cell>
          <table:table-cell office:value-type="float" office:value="1739055851.085" table:style-name="ce1">
            <text:p>17390558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69]-[.A69]" table:style-name="ce1">
            <text:p>0.960000038</text:p>
          </table:table-cell>
          <table:table-cell table:style-name="ce1"/>
          <table:table-cell office:value-type="float" office:value="0.38199996948242165" table:formula="of:=[.H69] - [.$H$366]" table:style-name="ce1">
            <text:p>0.38199996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1.158" table:style-name="ce1">
            <text:p>1739055851</text:p>
          </table:table-cell>
          <table:table-cell office:value-type="float" office:value="1739055852.102" table:style-name="ce1">
            <text:p>17390558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70]-[.A70]" table:style-name="ce1">
            <text:p>0.944000006</text:p>
          </table:table-cell>
          <table:table-cell table:style-name="ce1"/>
          <table:table-cell office:value-type="float" office:value="0.3659999370574949" table:formula="of:=[.H70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2.1919999" table:style-name="ce1">
            <text:p>1739055852</text:p>
          </table:table-cell>
          <table:table-cell office:value-type="float" office:value="1739055853.1159999" table:style-name="ce1">
            <text:p>17390558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00002479553223" table:formula="of:=[.B71]-[.A71]" table:style-name="ce1">
            <text:p>0.924000025</text:p>
          </table:table-cell>
          <table:table-cell table:style-name="ce1"/>
          <table:table-cell office:value-type="float" office:value="0.34599995613098122" table:formula="of:=[.H71] - [.$H$366]" table:style-name="ce1">
            <text:p>0.34599995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3.1919999" table:style-name="ce1">
            <text:p>1739055853</text:p>
          </table:table-cell>
          <table:table-cell office:value-type="float" office:value="1739055854.1270001" table:style-name="ce1">
            <text:p>17390558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500018119812012" table:formula="of:=[.B72]-[.A72]" table:style-name="ce1">
            <text:p>0.935000181</text:p>
          </table:table-cell>
          <table:table-cell table:style-name="ce1"/>
          <table:table-cell office:value-type="float" office:value="0.35700011253356911" table:formula="of:=[.H72] - [.$H$366]" table:style-name="ce1">
            <text:p>0.35700011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4.158" table:style-name="ce1">
            <text:p>1739055854</text:p>
          </table:table-cell>
          <table:table-cell office:value-type="float" office:value="1739055855.109" table:style-name="ce1">
            <text:p>17390558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99997520446777" table:formula="of:=[.B73]-[.A73]" table:style-name="ce1">
            <text:p>0.950999975</text:p>
          </table:table-cell>
          <table:table-cell table:style-name="ce1"/>
          <table:table-cell office:value-type="float" office:value="0.37299990653991677" table:formula="of:=[.H73] - [.$H$366]" table:style-name="ce1">
            <text:p>0.3729999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5.2579999" table:style-name="ce1">
            <text:p>1739055855</text:p>
          </table:table-cell>
          <table:table-cell office:value-type="float" office:value="1739055856.1289999" table:style-name="ce1">
            <text:p>17390558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100005149841309" table:formula="of:=[.B74]-[.A74]" table:style-name="ce1">
            <text:p>0.871000051</text:p>
          </table:table-cell>
          <table:table-cell table:style-name="ce1"/>
          <table:table-cell office:value-type="float" office:value="0.29299998283386208" table:formula="of:=[.H74] - [.$H$366]" table:style-name="ce1">
            <text:p>0.2929999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6.158" table:style-name="ce1">
            <text:p>1739055856</text:p>
          </table:table-cell>
          <table:table-cell office:value-type="float" office:value="1739055857.1110001" table:style-name="ce1">
            <text:p>17390558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75]-[.A75]" table:style-name="ce1">
            <text:p>0.953000069</text:p>
          </table:table-cell>
          <table:table-cell table:style-name="ce1"/>
          <table:table-cell office:value-type="float" office:value="0.37499999999999978" table:formula="of:=[.H75] - [.$H$366]" table:style-name="ce1">
            <text:p>0.3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7.1919999" table:style-name="ce1">
            <text:p>1739055857</text:p>
          </table:table-cell>
          <table:table-cell office:value-type="float" office:value="1739055858.105" table:style-name="ce1">
            <text:p>17390558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00010681152344" table:formula="of:=[.B76]-[.A76]" table:style-name="ce1">
            <text:p>0.913000107</text:p>
          </table:table-cell>
          <table:table-cell table:style-name="ce1"/>
          <table:table-cell office:value-type="float" office:value="0.33500003814697243" table:formula="of:=[.H76] - [.$H$366]" table:style-name="ce1">
            <text:p>0.33500003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8.1919999" table:style-name="ce1">
            <text:p>1739055858</text:p>
          </table:table-cell>
          <table:table-cell office:value-type="float" office:value="1739055859.122" table:style-name="ce1">
            <text:p>17390558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00006675720215" table:formula="of:=[.B77]-[.A77]" table:style-name="ce1">
            <text:p>0.930000067</text:p>
          </table:table-cell>
          <table:table-cell table:style-name="ce1"/>
          <table:table-cell office:value-type="float" office:value="0.35199999809265115" table:formula="of:=[.H77] - [.$H$366]" table:style-name="ce1">
            <text:p>0.35199999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59.158" table:style-name="ce1">
            <text:p>1739055859</text:p>
          </table:table-cell>
          <table:table-cell office:value-type="float" office:value="1739055860.1199999" table:style-name="ce1">
            <text:p>17390558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199989318847656" table:formula="of:=[.B78]-[.A78]" table:style-name="ce1">
            <text:p>0.961999893</text:p>
          </table:table-cell>
          <table:table-cell table:style-name="ce1"/>
          <table:table-cell office:value-type="float" office:value="0.38399982452392556" table:formula="of:=[.H78] - [.$H$366]" table:style-name="ce1">
            <text:p>0.38399982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0.2249999" table:style-name="ce1">
            <text:p>1739055860</text:p>
          </table:table-cell>
          <table:table-cell office:value-type="float" office:value="1739055861.1289999" table:style-name="ce1">
            <text:p>17390558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00004386901855" table:formula="of:=[.B79]-[.A79]" table:style-name="ce1">
            <text:p>0.904000044</text:p>
          </table:table-cell>
          <table:table-cell table:style-name="ce1"/>
          <table:table-cell office:value-type="float" office:value="0.32599997520446755" table:formula="of:=[.H79] - [.$H$366]" table:style-name="ce1">
            <text:p>0.325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1.158" table:style-name="ce1">
            <text:p>1739055861</text:p>
          </table:table-cell>
          <table:table-cell office:value-type="float" office:value="1739055862.119" table:style-name="ce1">
            <text:p>17390558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80]-[.A80]" table:style-name="ce1">
            <text:p>0.960999966</text:p>
          </table:table-cell>
          <table:table-cell table:style-name="ce1"/>
          <table:table-cell office:value-type="float" office:value="0.38299989700317361" table:formula="of:=[.H80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2.158" table:style-name="ce1">
            <text:p>1739055862</text:p>
          </table:table-cell>
          <table:table-cell office:value-type="float" office:value="1739055863.204" table:style-name="ce1">
            <text:p>17390558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60000038146973" table:formula="of:=[.B81]-[.A81]" table:style-name="ce1">
            <text:p>1.046000004</text:p>
          </table:table-cell>
          <table:table-cell table:style-name="ce1"/>
          <table:table-cell office:value-type="float" office:value="0.46799993515014626" table:formula="of:=[.H81] - [.$H$366]" table:style-name="ce1">
            <text:p>0.46799993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2.2249999" table:style-name="ce1">
            <text:p>1739055862</text:p>
          </table:table-cell>
          <table:table-cell office:value-type="float" office:value="1739055863.506" table:style-name="ce1">
            <text:p>17390558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810001373291016" table:formula="of:=[.B82]-[.A82]" table:style-name="ce1">
            <text:p>1.281000137</text:p>
          </table:table-cell>
          <table:table-cell table:style-name="ce1"/>
          <table:table-cell office:value-type="float" office:value="0.70300006866455056" table:formula="of:=[.H82] - [.$H$366]" table:style-name="ce1">
            <text:p>0.70300006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2.9920001" table:style-name="ce1">
            <text:p>1739055863</text:p>
          </table:table-cell>
          <table:table-cell office:value-type="float" office:value="1739055864.1489999" table:style-name="ce1">
            <text:p>17390558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569998264312744" table:formula="of:=[.B83]-[.A83]" table:style-name="ce1">
            <text:p>1.156999826</text:p>
          </table:table-cell>
          <table:table-cell table:style-name="ce1"/>
          <table:table-cell office:value-type="float" office:value="0.57899975776672341" table:formula="of:=[.H83] - [.$H$366]" table:style-name="ce1">
            <text:p>0.5789997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4.2249999" table:style-name="ce1">
            <text:p>1739055864</text:p>
          </table:table-cell>
          <table:table-cell office:value-type="float" office:value="1739055865.164" table:style-name="ce1">
            <text:p>17390558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00012969970703" table:formula="of:=[.B84]-[.A84]" table:style-name="ce1">
            <text:p>0.93900013</text:p>
          </table:table-cell>
          <table:table-cell table:style-name="ce1"/>
          <table:table-cell office:value-type="float" office:value="0.36100006103515603" table:formula="of:=[.H84] - [.$H$366]" table:style-name="ce1">
            <text:p>0.36100006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5.1919999" table:style-name="ce1">
            <text:p>1739055865</text:p>
          </table:table-cell>
          <table:table-cell office:value-type="float" office:value="1739055866.154" table:style-name="ce1">
            <text:p>17390558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200013160705566" table:formula="of:=[.B85]-[.A85]" table:style-name="ce1">
            <text:p>0.962000132</text:p>
          </table:table-cell>
          <table:table-cell table:style-name="ce1"/>
          <table:table-cell office:value-type="float" office:value="0.38400006294250466" table:formula="of:=[.H85] - [.$H$366]" table:style-name="ce1">
            <text:p>0.3840000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6.2920001" table:style-name="ce1">
            <text:p>1739055866</text:p>
          </table:table-cell>
          <table:table-cell office:value-type="float" office:value="1739055867.1370001" table:style-name="ce1">
            <text:p>17390558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4500002861022949" table:formula="of:=[.B86]-[.A86]" table:style-name="ce1">
            <text:p>0.845000029</text:p>
          </table:table-cell>
          <table:table-cell table:style-name="ce1"/>
          <table:table-cell office:value-type="float" office:value="0.26699995994567849" table:formula="of:=[.H86] - [.$H$366]" table:style-name="ce1">
            <text:p>0.266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7.1919999" table:style-name="ce1">
            <text:p>1739055867</text:p>
          </table:table-cell>
          <table:table-cell office:value-type="float" office:value="1739055868.1459999" table:style-name="ce1">
            <text:p>17390558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99999618530273" table:formula="of:=[.B87]-[.A87]" table:style-name="ce1">
            <text:p>0.953999996</text:p>
          </table:table-cell>
          <table:table-cell table:style-name="ce1"/>
          <table:table-cell office:value-type="float" office:value="0.37599992752075173" table:formula="of:=[.H87] - [.$H$366]" table:style-name="ce1">
            <text:p>0.3759999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8.2579999" table:style-name="ce1">
            <text:p>1739055868</text:p>
          </table:table-cell>
          <table:table-cell office:value-type="float" office:value="1739055869.1600001" table:style-name="ce1">
            <text:p>17390558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200018882751465" table:formula="of:=[.B88]-[.A88]" table:style-name="ce1">
            <text:p>0.902000189</text:p>
          </table:table-cell>
          <table:table-cell table:style-name="ce1"/>
          <table:table-cell office:value-type="float" office:value="0.32400012016296365" table:formula="of:=[.H88] - [.$H$366]" table:style-name="ce1">
            <text:p>0.3240001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69.2920001" table:style-name="ce1">
            <text:p>1739055869</text:p>
          </table:table-cell>
          <table:table-cell office:value-type="float" office:value="1739055870.178" table:style-name="ce1">
            <text:p>17390558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599991798400879" table:formula="of:=[.B89]-[.A89]" table:style-name="ce1">
            <text:p>0.885999918</text:p>
          </table:table-cell>
          <table:table-cell table:style-name="ce1"/>
          <table:table-cell office:value-type="float" office:value="0.30799984931945779" table:formula="of:=[.H89] - [.$H$366]" table:style-name="ce1">
            <text:p>0.3079998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0.2249999" table:style-name="ce1">
            <text:p>1739055870</text:p>
          </table:table-cell>
          <table:table-cell office:value-type="float" office:value="1739055871.1559999" table:style-name="ce1">
            <text:p>17390558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9999942779541" table:formula="of:=[.B90]-[.A90]" table:style-name="ce1">
            <text:p>0.930999994</text:p>
          </table:table-cell>
          <table:table-cell table:style-name="ce1"/>
          <table:table-cell office:value-type="float" office:value="0.3529999256134031" table:formula="of:=[.H90] - [.$H$366]" table:style-name="ce1">
            <text:p>0.35299992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1.2249999" table:style-name="ce1">
            <text:p>1739055871</text:p>
          </table:table-cell>
          <table:table-cell office:value-type="float" office:value="1739055872.1630001" table:style-name="ce1">
            <text:p>17390558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800020217895508" table:formula="of:=[.B91]-[.A91]" table:style-name="ce1">
            <text:p>0.938000202</text:p>
          </table:table-cell>
          <table:table-cell table:style-name="ce1"/>
          <table:table-cell office:value-type="float" office:value="0.36000013351440407" table:formula="of:=[.H91] - [.$H$366]" table:style-name="ce1">
            <text:p>0.36000013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2.2579999" table:style-name="ce1">
            <text:p>1739055872</text:p>
          </table:table-cell>
          <table:table-cell office:value-type="float" office:value="1739055873.165" table:style-name="ce1">
            <text:p>17390558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00006484985352" table:formula="of:=[.B92]-[.A92]" table:style-name="ce1">
            <text:p>0.907000065</text:p>
          </table:table-cell>
          <table:table-cell table:style-name="ce1"/>
          <table:table-cell office:value-type="float" office:value="0.32899999618530251" table:formula="of:=[.H92] - [.$H$366]" table:style-name="ce1">
            <text:p>0.3289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3.2579999" table:style-name="ce1">
            <text:p>1739055873</text:p>
          </table:table-cell>
          <table:table-cell office:value-type="float" office:value="1739055874.2090001" table:style-name="ce1">
            <text:p>17390558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00021362304688" table:formula="of:=[.B93]-[.A93]" table:style-name="ce1">
            <text:p>0.951000214</text:p>
          </table:table-cell>
          <table:table-cell table:style-name="ce1"/>
          <table:table-cell office:value-type="float" office:value="0.37300014495849587" table:formula="of:=[.H93] - [.$H$366]" table:style-name="ce1">
            <text:p>0.37300014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4.2920001" table:style-name="ce1">
            <text:p>1739055874</text:p>
          </table:table-cell>
          <table:table-cell office:value-type="float" office:value="1739055875.1800001" table:style-name="ce1">
            <text:p>17390558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0000114440918" table:formula="of:=[.B94]-[.A94]" table:style-name="ce1">
            <text:p>0.888000011</text:p>
          </table:table-cell>
          <table:table-cell table:style-name="ce1"/>
          <table:table-cell office:value-type="float" office:value="0.30999994277954079" table:formula="of:=[.H94] - [.$H$366]" table:style-name="ce1">
            <text:p>0.309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5.358" table:style-name="ce1">
            <text:p>1739055875</text:p>
          </table:table-cell>
          <table:table-cell office:value-type="float" office:value="1739055876.1919999" table:style-name="ce1">
            <text:p>17390558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39998722076416" table:formula="of:=[.B95]-[.A95]" table:style-name="ce1">
            <text:p>0.833999872</text:p>
          </table:table-cell>
          <table:table-cell table:style-name="ce1"/>
          <table:table-cell office:value-type="float" office:value="0.2559998035430906" table:formula="of:=[.H95] - [.$H$366]" table:style-name="ce1">
            <text:p>0.2559998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6.2920001" table:style-name="ce1">
            <text:p>1739055876</text:p>
          </table:table-cell>
          <table:table-cell office:value-type="float" office:value="1739055877.1900001" table:style-name="ce1">
            <text:p>17390558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00000190734863" table:formula="of:=[.B96]-[.A96]" table:style-name="ce1">
            <text:p>0.898000002</text:p>
          </table:table-cell>
          <table:table-cell table:style-name="ce1"/>
          <table:table-cell office:value-type="float" office:value="0.31999993324279763" table:formula="of:=[.H96] - [.$H$366]" table:style-name="ce1">
            <text:p>0.31999993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7.325" table:style-name="ce1">
            <text:p>1739055877</text:p>
          </table:table-cell>
          <table:table-cell office:value-type="float" office:value="1739055878.1800001" table:style-name="ce1">
            <text:p>17390558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00001907348633" table:formula="of:=[.B97]-[.A97]" table:style-name="ce1">
            <text:p>0.855000019</text:p>
          </table:table-cell>
          <table:table-cell table:style-name="ce1"/>
          <table:table-cell office:value-type="float" office:value="0.27699995040893532" table:formula="of:=[.H97] - [.$H$366]" table:style-name="ce1">
            <text:p>0.276999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8.2249999" table:style-name="ce1">
            <text:p>1739055878</text:p>
          </table:table-cell>
          <table:table-cell office:value-type="float" office:value="1739055879.194" table:style-name="ce1">
            <text:p>17390558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900010108947754" table:formula="of:=[.B98]-[.A98]" table:style-name="ce1">
            <text:p>0.969000101</text:p>
          </table:table-cell>
          <table:table-cell table:style-name="ce1"/>
          <table:table-cell office:value-type="float" office:value="0.39100003242492654" table:formula="of:=[.H98] - [.$H$366]" table:style-name="ce1">
            <text:p>0.39100003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79.2920001" table:style-name="ce1">
            <text:p>1739055879</text:p>
          </table:table-cell>
          <table:table-cell office:value-type="float" office:value="1739055880.1930001" table:style-name="ce1">
            <text:p>17390558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00002288818359" table:formula="of:=[.B99]-[.A99]" table:style-name="ce1">
            <text:p>0.901000023</text:p>
          </table:table-cell>
          <table:table-cell table:style-name="ce1"/>
          <table:table-cell office:value-type="float" office:value="0.32299995422363259" table:formula="of:=[.H99] - [.$H$366]" table:style-name="ce1">
            <text:p>0.32299995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0.2920001" table:style-name="ce1">
            <text:p>1739055880</text:p>
          </table:table-cell>
          <table:table-cell office:value-type="float" office:value="1739055881.2060001" table:style-name="ce1">
            <text:p>17390558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00003433227539" table:formula="of:=[.B100]-[.A100]" table:style-name="ce1">
            <text:p>0.914000034</text:p>
          </table:table-cell>
          <table:table-cell table:style-name="ce1"/>
          <table:table-cell office:value-type="float" office:value="0.33599996566772439" table:formula="of:=[.H100] - [.$H$366]" table:style-name="ce1">
            <text:p>0.33599996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1.2920001" table:style-name="ce1">
            <text:p>1739055881</text:p>
          </table:table-cell>
          <table:table-cell office:value-type="float" office:value="1739055882.323" table:style-name="ce1">
            <text:p>17390558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09998989105225" table:formula="of:=[.B101]-[.A101]" table:style-name="ce1">
            <text:p>1.030999899</text:p>
          </table:table-cell>
          <table:table-cell table:style-name="ce1"/>
          <table:table-cell office:value-type="float" office:value="0.45299983024597146" table:formula="of:=[.H101] - [.$H$366]" table:style-name="ce1">
            <text:p>0.452999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2.2579999" table:style-name="ce1">
            <text:p>1739055882</text:p>
          </table:table-cell>
          <table:table-cell office:value-type="float" office:value="1739055883.204" table:style-name="ce1">
            <text:p>17390558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102]-[.A102]" table:style-name="ce1">
            <text:p>0.946000099</text:p>
          </table:table-cell>
          <table:table-cell table:style-name="ce1"/>
          <table:table-cell office:value-type="float" office:value="0.3680000305175779" table:formula="of:=[.H102] - [.$H$366]" table:style-name="ce1">
            <text:p>0.36800003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3.2249999" table:style-name="ce1">
            <text:p>1739055883</text:p>
          </table:table-cell>
          <table:table-cell office:value-type="float" office:value="1739055884.1900001" table:style-name="ce1">
            <text:p>17390558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00015258789063" table:formula="of:=[.B103]-[.A103]" table:style-name="ce1">
            <text:p>0.965000153</text:p>
          </table:table-cell>
          <table:table-cell table:style-name="ce1"/>
          <table:table-cell office:value-type="float" office:value="0.38700008392333962" table:formula="of:=[.H103] - [.$H$366]" table:style-name="ce1">
            <text:p>0.3870000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4.2579999" table:style-name="ce1">
            <text:p>1739055884</text:p>
          </table:table-cell>
          <table:table-cell office:value-type="float" office:value="1739055885.201" table:style-name="ce1">
            <text:p>17390558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300007820129395" table:formula="of:=[.B104]-[.A104]" table:style-name="ce1">
            <text:p>0.943000078</text:p>
          </table:table-cell>
          <table:table-cell table:style-name="ce1"/>
          <table:table-cell office:value-type="float" office:value="0.36500000953674294" table:formula="of:=[.H104] - [.$H$366]" table:style-name="ce1">
            <text:p>0.365000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5.2579999" table:style-name="ce1">
            <text:p>1739055885</text:p>
          </table:table-cell>
          <table:table-cell office:value-type="float" office:value="1739055886.2019999" table:style-name="ce1">
            <text:p>17390558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105]-[.A105]" table:style-name="ce1">
            <text:p>0.944000006</text:p>
          </table:table-cell>
          <table:table-cell table:style-name="ce1"/>
          <table:table-cell office:value-type="float" office:value="0.3659999370574949" table:formula="of:=[.H105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5.2920001" table:style-name="ce1">
            <text:p>1739055885</text:p>
          </table:table-cell>
          <table:table-cell office:value-type="float" office:value="1739055886.4990001" table:style-name="ce1">
            <text:p>17390558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070000171661377" table:formula="of:=[.B106]-[.A106]" table:style-name="ce1">
            <text:p>1.207000017</text:p>
          </table:table-cell>
          <table:table-cell table:style-name="ce1"/>
          <table:table-cell office:value-type="float" office:value="0.62899994850158669" table:formula="of:=[.H106] - [.$H$366]" table:style-name="ce1">
            <text:p>0.6289999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6.2579999" table:style-name="ce1">
            <text:p>1739055886</text:p>
          </table:table-cell>
          <table:table-cell office:value-type="float" office:value="1739055887.2079999" table:style-name="ce1">
            <text:p>17390558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00004768371582" table:formula="of:=[.B107]-[.A107]" table:style-name="ce1">
            <text:p>0.950000048</text:p>
          </table:table-cell>
          <table:table-cell table:style-name="ce1"/>
          <table:table-cell office:value-type="float" office:value="0.37199997901916482" table:formula="of:=[.H107] - [.$H$366]" table:style-name="ce1">
            <text:p>0.3719999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7.325" table:style-name="ce1">
            <text:p>1739055887</text:p>
          </table:table-cell>
          <table:table-cell office:value-type="float" office:value="1739055888.224" table:style-name="ce1">
            <text:p>17390558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99992942810059" table:formula="of:=[.B108]-[.A108]" table:style-name="ce1">
            <text:p>0.898999929</text:p>
          </table:table-cell>
          <table:table-cell table:style-name="ce1"/>
          <table:table-cell office:value-type="float" office:value="0.32099986076354958" table:formula="of:=[.H108] - [.$H$366]" table:style-name="ce1">
            <text:p>0.32099986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8.2920001" table:style-name="ce1">
            <text:p>1739055888</text:p>
          </table:table-cell>
          <table:table-cell office:value-type="float" office:value="1739055889.2190001" table:style-name="ce1">
            <text:p>17390558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109]-[.A109]" table:style-name="ce1">
            <text:p>0.927000046</text:p>
          </table:table-cell>
          <table:table-cell table:style-name="ce1"/>
          <table:table-cell office:value-type="float" office:value="0.34899997711181618" table:formula="of:=[.H109] - [.$H$366]" table:style-name="ce1">
            <text:p>0.3489999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89.2579999" table:style-name="ce1">
            <text:p>1739055889</text:p>
          </table:table-cell>
          <table:table-cell office:value-type="float" office:value="1739055890.2260001" table:style-name="ce1">
            <text:p>17390558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800017356872559" table:formula="of:=[.B110]-[.A110]" table:style-name="ce1">
            <text:p>0.968000174</text:p>
          </table:table-cell>
          <table:table-cell table:style-name="ce1"/>
          <table:table-cell office:value-type="float" office:value="0.39000010490417458" table:formula="of:=[.H110] - [.$H$366]" table:style-name="ce1">
            <text:p>0.3900001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0.358" table:style-name="ce1">
            <text:p>1739055890</text:p>
          </table:table-cell>
          <table:table-cell office:value-type="float" office:value="1739055891.221" table:style-name="ce1">
            <text:p>17390558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299991607666016" table:formula="of:=[.B111]-[.A111]" table:style-name="ce1">
            <text:p>0.862999916</text:p>
          </table:table-cell>
          <table:table-cell table:style-name="ce1"/>
          <table:table-cell office:value-type="float" office:value="0.28499984741210915" table:formula="of:=[.H111] - [.$H$366]" table:style-name="ce1">
            <text:p>0.28499984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1.2920001" table:style-name="ce1">
            <text:p>1739055891</text:p>
          </table:table-cell>
          <table:table-cell office:value-type="float" office:value="1739055892.22" table:style-name="ce1">
            <text:p>17390558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99997329711914" table:formula="of:=[.B112]-[.A112]" table:style-name="ce1">
            <text:p>0.927999973</text:p>
          </table:table-cell>
          <table:table-cell table:style-name="ce1"/>
          <table:table-cell office:value-type="float" office:value="0.34999990463256814" table:formula="of:=[.H112] - [.$H$366]" table:style-name="ce1">
            <text:p>0.3499999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2.2579999" table:style-name="ce1">
            <text:p>1739055892</text:p>
          </table:table-cell>
          <table:table-cell office:value-type="float" office:value="1739055893.3410001" table:style-name="ce1">
            <text:p>17390558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830001831054688" table:formula="of:=[.B113]-[.A113]" table:style-name="ce1">
            <text:p>1.083000183</text:p>
          </table:table-cell>
          <table:table-cell table:style-name="ce1"/>
          <table:table-cell office:value-type="float" office:value="0.50500011444091775" table:formula="of:=[.H113] - [.$H$366]" table:style-name="ce1">
            <text:p>0.50500011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3.2579999" table:style-name="ce1">
            <text:p>1739055893</text:p>
          </table:table-cell>
          <table:table-cell office:value-type="float" office:value="1739055894.2520001" table:style-name="ce1">
            <text:p>17390558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400019645690918" table:formula="of:=[.B114]-[.A114]" table:style-name="ce1">
            <text:p>0.994000196</text:p>
          </table:table-cell>
          <table:table-cell table:style-name="ce1"/>
          <table:table-cell office:value-type="float" office:value="0.41600012779235818" table:formula="of:=[.H114] - [.$H$366]" table:style-name="ce1">
            <text:p>0.4160001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3.2920001" table:style-name="ce1">
            <text:p>1739055893</text:p>
          </table:table-cell>
          <table:table-cell office:value-type="float" office:value="1739055894.549" table:style-name="ce1">
            <text:p>17390558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569999694824219" table:formula="of:=[.B115]-[.A115]" table:style-name="ce1">
            <text:p>1.256999969</text:p>
          </table:table-cell>
          <table:table-cell table:style-name="ce1"/>
          <table:table-cell office:value-type="float" office:value="0.67899990081787087" table:formula="of:=[.H115] - [.$H$366]" table:style-name="ce1">
            <text:p>0.6789999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4.358" table:style-name="ce1">
            <text:p>1739055894</text:p>
          </table:table-cell>
          <table:table-cell office:value-type="float" office:value="1739055895.247" table:style-name="ce1">
            <text:p>17390558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99993896484375" table:formula="of:=[.B116]-[.A116]" table:style-name="ce1">
            <text:p>0.888999939</text:p>
          </table:table-cell>
          <table:table-cell table:style-name="ce1"/>
          <table:table-cell office:value-type="float" office:value="0.31099987030029275" table:formula="of:=[.H116] - [.$H$366]" table:style-name="ce1">
            <text:p>0.310999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5.2920001" table:style-name="ce1">
            <text:p>1739055895</text:p>
          </table:table-cell>
          <table:table-cell office:value-type="float" office:value="1739055896.2390001" table:style-name="ce1">
            <text:p>17390558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00002670288086" table:formula="of:=[.B117]-[.A117]" table:style-name="ce1">
            <text:p>0.947000027</text:p>
          </table:table-cell>
          <table:table-cell table:style-name="ce1"/>
          <table:table-cell office:value-type="float" office:value="0.36899995803832986" table:formula="of:=[.H117] - [.$H$366]" table:style-name="ce1">
            <text:p>0.3689999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6.358" table:style-name="ce1">
            <text:p>1739055896</text:p>
          </table:table-cell>
          <table:table-cell office:value-type="float" office:value="1739055897.24" table:style-name="ce1">
            <text:p>17390558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99996948242188" table:formula="of:=[.B118]-[.A118]" table:style-name="ce1">
            <text:p>0.881999969</text:p>
          </table:table-cell>
          <table:table-cell table:style-name="ce1"/>
          <table:table-cell office:value-type="float" office:value="0.30399990081787087" table:formula="of:=[.H118] - [.$H$366]" table:style-name="ce1">
            <text:p>0.3039999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7.325" table:style-name="ce1">
            <text:p>1739055897</text:p>
          </table:table-cell>
          <table:table-cell office:value-type="float" office:value="1739055898.2539999" table:style-name="ce1">
            <text:p>17390558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899990081787109" table:formula="of:=[.B119]-[.A119]" table:style-name="ce1">
            <text:p>0.928999901</text:p>
          </table:table-cell>
          <table:table-cell table:style-name="ce1"/>
          <table:table-cell office:value-type="float" office:value="0.35099983215332009" table:formula="of:=[.H119] - [.$H$366]" table:style-name="ce1">
            <text:p>0.35099983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8.2920001" table:style-name="ce1">
            <text:p>1739055898</text:p>
          </table:table-cell>
          <table:table-cell office:value-type="float" office:value="1739055899.2460001" table:style-name="ce1">
            <text:p>17390558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99999618530273" table:formula="of:=[.B120]-[.A120]" table:style-name="ce1">
            <text:p>0.953999996</text:p>
          </table:table-cell>
          <table:table-cell table:style-name="ce1"/>
          <table:table-cell office:value-type="float" office:value="0.37599992752075173" table:formula="of:=[.H120] - [.$H$366]" table:style-name="ce1">
            <text:p>0.3759999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899.2920001" table:style-name="ce1">
            <text:p>1739055899</text:p>
          </table:table-cell>
          <table:table-cell office:value-type="float" office:value="1739055900.247" table:style-name="ce1">
            <text:p>17390559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499992370605469" table:formula="of:=[.B121]-[.A121]" table:style-name="ce1">
            <text:p>0.954999924</text:p>
          </table:table-cell>
          <table:table-cell table:style-name="ce1"/>
          <table:table-cell office:value-type="float" office:value="0.37699985504150368" table:formula="of:=[.H121] - [.$H$366]" table:style-name="ce1">
            <text:p>0.37699985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0.2590001" table:style-name="ce1">
            <text:p>1739055900</text:p>
          </table:table-cell>
          <table:table-cell office:value-type="float" office:value="1739055901.2550001" table:style-name="ce1">
            <text:p>17390559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00005149841309" table:formula="of:=[.B122]-[.A122]" table:style-name="ce1">
            <text:p>0.996000051</text:p>
          </table:table-cell>
          <table:table-cell table:style-name="ce1"/>
          <table:table-cell office:value-type="float" office:value="0.41799998283386208" table:formula="of:=[.H122] - [.$H$366]" table:style-name="ce1">
            <text:p>0.4179999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1.392" table:style-name="ce1">
            <text:p>1739055901</text:p>
          </table:table-cell>
          <table:table-cell office:value-type="float" office:value="1739055902.2820001" table:style-name="ce1">
            <text:p>17390559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00001049041748" table:formula="of:=[.B123]-[.A123]" table:style-name="ce1">
            <text:p>0.890000105</text:p>
          </table:table-cell>
          <table:table-cell table:style-name="ce1"/>
          <table:table-cell office:value-type="float" office:value="0.3120000362396238" table:formula="of:=[.H123] - [.$H$366]" table:style-name="ce1">
            <text:p>0.31200003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2.325" table:style-name="ce1">
            <text:p>1739055902</text:p>
          </table:table-cell>
          <table:table-cell office:value-type="float" office:value="1739055903.257" table:style-name="ce1">
            <text:p>17390559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199992179870605" table:formula="of:=[.B124]-[.A124]" table:style-name="ce1">
            <text:p>0.931999922</text:p>
          </table:table-cell>
          <table:table-cell table:style-name="ce1"/>
          <table:table-cell office:value-type="float" office:value="0.35399985313415505" table:formula="of:=[.H124] - [.$H$366]" table:style-name="ce1">
            <text:p>0.35399985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3.2590001" table:style-name="ce1">
            <text:p>1739055903</text:p>
          </table:table-cell>
          <table:table-cell office:value-type="float" office:value="1739055904.267" table:style-name="ce1">
            <text:p>17390559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79998970031738" table:formula="of:=[.B125]-[.A125]" table:style-name="ce1">
            <text:p>1.007999897</text:p>
          </table:table-cell>
          <table:table-cell table:style-name="ce1"/>
          <table:table-cell office:value-type="float" office:value="0.42999982833862282" table:formula="of:=[.H125] - [.$H$366]" table:style-name="ce1">
            <text:p>0.4299998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4.2590001" table:style-name="ce1">
            <text:p>1739055904</text:p>
          </table:table-cell>
          <table:table-cell office:value-type="float" office:value="1739055905.2639999" table:style-name="ce1">
            <text:p>17390559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49998760223389" table:formula="of:=[.B126]-[.A126]" table:style-name="ce1">
            <text:p>1.004999876</text:p>
          </table:table-cell>
          <table:table-cell table:style-name="ce1"/>
          <table:table-cell office:value-type="float" office:value="0.42699980735778786" table:formula="of:=[.H126] - [.$H$366]" table:style-name="ce1">
            <text:p>0.4269998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5.2249999" table:style-name="ce1">
            <text:p>1739055905</text:p>
          </table:table-cell>
          <table:table-cell office:value-type="float" office:value="1739055906.277" table:style-name="ce1">
            <text:p>17390559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20000457763672" table:formula="of:=[.B127]-[.A127]" table:style-name="ce1">
            <text:p>1.052000046</text:p>
          </table:table-cell>
          <table:table-cell table:style-name="ce1"/>
          <table:table-cell office:value-type="float" office:value="0.47399997711181618" table:formula="of:=[.H127] - [.$H$366]" table:style-name="ce1">
            <text:p>0.4739999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6.2920001" table:style-name="ce1">
            <text:p>1739055906</text:p>
          </table:table-cell>
          <table:table-cell office:value-type="float" office:value="1739055907.289" table:style-name="ce1">
            <text:p>17390559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99997901916504" table:formula="of:=[.B128]-[.A128]" table:style-name="ce1">
            <text:p>0.996999979</text:p>
          </table:table-cell>
          <table:table-cell table:style-name="ce1"/>
          <table:table-cell office:value-type="float" office:value="0.41899991035461404" table:formula="of:=[.H128] - [.$H$366]" table:style-name="ce1">
            <text:p>0.418999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7.325" table:style-name="ce1">
            <text:p>1739055907</text:p>
          </table:table-cell>
          <table:table-cell office:value-type="float" office:value="1739055908.277" table:style-name="ce1">
            <text:p>17390559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99990272521973" table:formula="of:=[.B129]-[.A129]" table:style-name="ce1">
            <text:p>0.951999903</text:p>
          </table:table-cell>
          <table:table-cell table:style-name="ce1"/>
          <table:table-cell office:value-type="float" office:value="0.37399983406066872" table:formula="of:=[.H129] - [.$H$366]" table:style-name="ce1">
            <text:p>0.37399983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8.325" table:style-name="ce1">
            <text:p>1739055908</text:p>
          </table:table-cell>
          <table:table-cell office:value-type="float" office:value="1739055909.2939999" table:style-name="ce1">
            <text:p>17390559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899986267089844" table:formula="of:=[.B130]-[.A130]" table:style-name="ce1">
            <text:p>0.968999863</text:p>
          </table:table-cell>
          <table:table-cell table:style-name="ce1"/>
          <table:table-cell office:value-type="float" office:value="0.39099979400634743" table:formula="of:=[.H130] - [.$H$366]" table:style-name="ce1">
            <text:p>0.39099979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09.392" table:style-name="ce1">
            <text:p>1739055909</text:p>
          </table:table-cell>
          <table:table-cell office:value-type="float" office:value="1739055910.365" table:style-name="ce1">
            <text:p>17390559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00004959106445" table:formula="of:=[.B131]-[.A131]" table:style-name="ce1">
            <text:p>0.97300005</text:p>
          </table:table-cell>
          <table:table-cell table:style-name="ce1"/>
          <table:table-cell office:value-type="float" office:value="0.39499998092651345" table:formula="of:=[.H131] - [.$H$366]" table:style-name="ce1">
            <text:p>0.39499998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0.2920001" table:style-name="ce1">
            <text:p>1739055910</text:p>
          </table:table-cell>
          <table:table-cell office:value-type="float" office:value="1739055911.2880001" table:style-name="ce1">
            <text:p>17390559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00005149841309" table:formula="of:=[.B132]-[.A132]" table:style-name="ce1">
            <text:p>0.996000051</text:p>
          </table:table-cell>
          <table:table-cell table:style-name="ce1"/>
          <table:table-cell office:value-type="float" office:value="0.41799998283386208" table:formula="of:=[.H132] - [.$H$366]" table:style-name="ce1">
            <text:p>0.4179999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1.392" table:style-name="ce1">
            <text:p>1739055911</text:p>
          </table:table-cell>
          <table:table-cell office:value-type="float" office:value="1739055912.3180001" table:style-name="ce1">
            <text:p>17390559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00011825561523" table:formula="of:=[.B133]-[.A133]" table:style-name="ce1">
            <text:p>0.926000118</text:p>
          </table:table-cell>
          <table:table-cell table:style-name="ce1"/>
          <table:table-cell office:value-type="float" office:value="0.34800004959106423" table:formula="of:=[.H133] - [.$H$366]" table:style-name="ce1">
            <text:p>0.348000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2.425" table:style-name="ce1">
            <text:p>1739055912</text:p>
          </table:table-cell>
          <table:table-cell office:value-type="float" office:value="1739055913.3099999" table:style-name="ce1">
            <text:p>17390559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134]-[.A134]" table:style-name="ce1">
            <text:p>0.88499999</text:p>
          </table:table-cell>
          <table:table-cell table:style-name="ce1"/>
          <table:table-cell office:value-type="float" office:value="0.30699992179870583" table:formula="of:=[.H134] - [.$H$366]" table:style-name="ce1">
            <text:p>0.30699992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3.325" table:style-name="ce1">
            <text:p>1739055913</text:p>
          </table:table-cell>
          <table:table-cell office:value-type="float" office:value="1739055914.319" table:style-name="ce1">
            <text:p>17390559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399995803833008" table:formula="of:=[.B135]-[.A135]" table:style-name="ce1">
            <text:p>0.993999958</text:p>
          </table:table-cell>
          <table:table-cell table:style-name="ce1"/>
          <table:table-cell office:value-type="float" office:value="0.41599988937377907" table:formula="of:=[.H135] - [.$H$366]" table:style-name="ce1">
            <text:p>0.41599988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4.392" table:style-name="ce1">
            <text:p>1739055914</text:p>
          </table:table-cell>
          <table:table-cell office:value-type="float" office:value="1739055915.306" table:style-name="ce1">
            <text:p>17390559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00003433227539" table:formula="of:=[.B136]-[.A136]" table:style-name="ce1">
            <text:p>0.914000034</text:p>
          </table:table-cell>
          <table:table-cell table:style-name="ce1"/>
          <table:table-cell office:value-type="float" office:value="0.33599996566772439" table:formula="of:=[.H136] - [.$H$366]" table:style-name="ce1">
            <text:p>0.33599996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5.325" table:style-name="ce1">
            <text:p>1739055915</text:p>
          </table:table-cell>
          <table:table-cell office:value-type="float" office:value="1739055916.293" table:style-name="ce1">
            <text:p>17390559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99993515014648" table:formula="of:=[.B137]-[.A137]" table:style-name="ce1">
            <text:p>0.967999935</text:p>
          </table:table-cell>
          <table:table-cell table:style-name="ce1"/>
          <table:table-cell office:value-type="float" office:value="0.38999986648559548" table:formula="of:=[.H137] - [.$H$366]" table:style-name="ce1">
            <text:p>0.38999986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6.392" table:style-name="ce1">
            <text:p>1739055916</text:p>
          </table:table-cell>
          <table:table-cell office:value-type="float" office:value="1739055917.3369999" table:style-name="ce1">
            <text:p>17390559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99993324279785" table:formula="of:=[.B138]-[.A138]" table:style-name="ce1">
            <text:p>0.944999933</text:p>
          </table:table-cell>
          <table:table-cell table:style-name="ce1"/>
          <table:table-cell office:value-type="float" office:value="0.36699986457824685" table:formula="of:=[.H138] - [.$H$366]" table:style-name="ce1">
            <text:p>0.36699986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7.4590001" table:style-name="ce1">
            <text:p>1739055917</text:p>
          </table:table-cell>
          <table:table-cell office:value-type="float" office:value="1739055918.3310001" table:style-name="ce1">
            <text:p>17390559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199997901916504" table:formula="of:=[.B139]-[.A139]" table:style-name="ce1">
            <text:p>0.871999979</text:p>
          </table:table-cell>
          <table:table-cell table:style-name="ce1"/>
          <table:table-cell office:value-type="float" office:value="0.29399991035461404" table:formula="of:=[.H139] - [.$H$366]" table:style-name="ce1">
            <text:p>0.293999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8.392" table:style-name="ce1">
            <text:p>1739055918</text:p>
          </table:table-cell>
          <table:table-cell office:value-type="float" office:value="1739055919.336" table:style-name="ce1">
            <text:p>17390559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140]-[.A140]" table:style-name="ce1">
            <text:p>0.944000006</text:p>
          </table:table-cell>
          <table:table-cell table:style-name="ce1"/>
          <table:table-cell office:value-type="float" office:value="0.3659999370574949" table:formula="of:=[.H140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19.4590001" table:style-name="ce1">
            <text:p>1739055919</text:p>
          </table:table-cell>
          <table:table-cell office:value-type="float" office:value="1739055920.3150001" table:style-name="ce1">
            <text:p>17390559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99994659423828" table:formula="of:=[.B141]-[.A141]" table:style-name="ce1">
            <text:p>0.855999947</text:p>
          </table:table-cell>
          <table:table-cell table:style-name="ce1"/>
          <table:table-cell office:value-type="float" office:value="0.27799987792968728" table:formula="of:=[.H141] - [.$H$366]" table:style-name="ce1">
            <text:p>0.27799987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0.359" table:style-name="ce1">
            <text:p>1739055920</text:p>
          </table:table-cell>
          <table:table-cell office:value-type="float" office:value="1739055921.335" table:style-name="ce1">
            <text:p>17390559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600007057189941" table:formula="of:=[.B142]-[.A142]" table:style-name="ce1">
            <text:p>0.976000071</text:p>
          </table:table-cell>
          <table:table-cell table:style-name="ce1"/>
          <table:table-cell office:value-type="float" office:value="0.39800000190734841" table:formula="of:=[.H142] - [.$H$366]" table:style-name="ce1">
            <text:p>0.39800000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1.392" table:style-name="ce1">
            <text:p>1739055921</text:p>
          </table:table-cell>
          <table:table-cell office:value-type="float" office:value="1739055922.335" table:style-name="ce1">
            <text:p>17390559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300007820129395" table:formula="of:=[.B143]-[.A143]" table:style-name="ce1">
            <text:p>0.943000078</text:p>
          </table:table-cell>
          <table:table-cell table:style-name="ce1"/>
          <table:table-cell office:value-type="float" office:value="0.36500000953674294" table:formula="of:=[.H143] - [.$H$366]" table:style-name="ce1">
            <text:p>0.365000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2.392" table:style-name="ce1">
            <text:p>1739055922</text:p>
          </table:table-cell>
          <table:table-cell office:value-type="float" office:value="1739055923.45" table:style-name="ce1">
            <text:p>17390559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80000877380371" table:formula="of:=[.B144]-[.A144]" table:style-name="ce1">
            <text:p>1.058000088</text:p>
          </table:table-cell>
          <table:table-cell table:style-name="ce1"/>
          <table:table-cell office:value-type="float" office:value="0.48000001907348611" table:formula="of:=[.H144] - [.$H$366]" table:style-name="ce1">
            <text:p>0.48000001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3.359" table:style-name="ce1">
            <text:p>1739055923</text:p>
          </table:table-cell>
          <table:table-cell office:value-type="float" office:value="1739055924.3629999" table:style-name="ce1">
            <text:p>17390559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39999485015869" table:formula="of:=[.B145]-[.A145]" table:style-name="ce1">
            <text:p>1.003999949</text:p>
          </table:table-cell>
          <table:table-cell table:style-name="ce1"/>
          <table:table-cell office:value-type="float" office:value="0.42599987983703591" table:formula="of:=[.H145] - [.$H$366]" table:style-name="ce1">
            <text:p>0.4259998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4.425" table:style-name="ce1">
            <text:p>1739055924</text:p>
          </table:table-cell>
          <table:table-cell office:value-type="float" office:value="1739055925.342" table:style-name="ce1">
            <text:p>17390559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00005531311035" table:formula="of:=[.B146]-[.A146]" table:style-name="ce1">
            <text:p>0.917000055</text:p>
          </table:table-cell>
          <table:table-cell table:style-name="ce1"/>
          <table:table-cell office:value-type="float" office:value="0.33899998664855935" table:formula="of:=[.H146] - [.$H$366]" table:style-name="ce1">
            <text:p>0.3389999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5.4590001" table:style-name="ce1">
            <text:p>1739055925</text:p>
          </table:table-cell>
          <table:table-cell office:value-type="float" office:value="1739055926.3800001" table:style-name="ce1">
            <text:p>17390559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00000381469727" table:formula="of:=[.B147]-[.A147]" table:style-name="ce1">
            <text:p>0.921000004</text:p>
          </table:table-cell>
          <table:table-cell table:style-name="ce1"/>
          <table:table-cell office:value-type="float" office:value="0.34299993515014626" table:formula="of:=[.H147] - [.$H$366]" table:style-name="ce1">
            <text:p>0.34299993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6.359" table:style-name="ce1">
            <text:p>1739055926</text:p>
          </table:table-cell>
          <table:table-cell office:value-type="float" office:value="1739055927.411" table:style-name="ce1">
            <text:p>17390559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20000457763672" table:formula="of:=[.B148]-[.A148]" table:style-name="ce1">
            <text:p>1.052000046</text:p>
          </table:table-cell>
          <table:table-cell table:style-name="ce1"/>
          <table:table-cell office:value-type="float" office:value="0.47399997711181618" table:formula="of:=[.H148] - [.$H$366]" table:style-name="ce1">
            <text:p>0.4739999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6.425" table:style-name="ce1">
            <text:p>1739055926</text:p>
          </table:table-cell>
          <table:table-cell office:value-type="float" office:value="1739055927.7030001" table:style-name="ce1">
            <text:p>17390559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780001163482666" table:formula="of:=[.B149]-[.A149]" table:style-name="ce1">
            <text:p>1.278000116</text:p>
          </table:table-cell>
          <table:table-cell table:style-name="ce1"/>
          <table:table-cell office:value-type="float" office:value="0.7000000476837156" table:formula="of:=[.H149] - [.$H$366]" table:style-name="ce1">
            <text:p>0.70000004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7.425" table:style-name="ce1">
            <text:p>1739055927</text:p>
          </table:table-cell>
          <table:table-cell office:value-type="float" office:value="1739055928.3499999" table:style-name="ce1">
            <text:p>17390559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99995231628418" table:formula="of:=[.B150]-[.A150]" table:style-name="ce1">
            <text:p>0.924999952</text:p>
          </table:table-cell>
          <table:table-cell table:style-name="ce1"/>
          <table:table-cell office:value-type="float" office:value="0.34699988365173318" table:formula="of:=[.H150] - [.$H$366]" table:style-name="ce1">
            <text:p>0.3469998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8.425" table:style-name="ce1">
            <text:p>1739055928</text:p>
          </table:table-cell>
          <table:table-cell office:value-type="float" office:value="1739055929.3740001" table:style-name="ce1">
            <text:p>17390559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900012016296387" table:formula="of:=[.B151]-[.A151]" table:style-name="ce1">
            <text:p>0.94900012</text:p>
          </table:table-cell>
          <table:table-cell table:style-name="ce1"/>
          <table:table-cell office:value-type="float" office:value="0.37100005149841286" table:formula="of:=[.H151] - [.$H$366]" table:style-name="ce1">
            <text:p>0.37100005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29.425" table:style-name="ce1">
            <text:p>1739055929</text:p>
          </table:table-cell>
          <table:table-cell office:value-type="float" office:value="1739055930.3529999" table:style-name="ce1">
            <text:p>17390559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99997329711914" table:formula="of:=[.B152]-[.A152]" table:style-name="ce1">
            <text:p>0.927999973</text:p>
          </table:table-cell>
          <table:table-cell table:style-name="ce1"/>
          <table:table-cell office:value-type="float" office:value="0.34999990463256814" table:formula="of:=[.H152] - [.$H$366]" table:style-name="ce1">
            <text:p>0.3499999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0.392" table:style-name="ce1">
            <text:p>1739055930</text:p>
          </table:table-cell>
          <table:table-cell office:value-type="float" office:value="1739055931.3540001" table:style-name="ce1">
            <text:p>17390559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200013160705566" table:formula="of:=[.B153]-[.A153]" table:style-name="ce1">
            <text:p>0.962000132</text:p>
          </table:table-cell>
          <table:table-cell table:style-name="ce1"/>
          <table:table-cell office:value-type="float" office:value="0.38400006294250466" table:formula="of:=[.H153] - [.$H$366]" table:style-name="ce1">
            <text:p>0.3840000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1.425" table:style-name="ce1">
            <text:p>1739055931</text:p>
          </table:table-cell>
          <table:table-cell office:value-type="float" office:value="1739055932.3629999" table:style-name="ce1">
            <text:p>17390559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99996376037598" table:formula="of:=[.B154]-[.A154]" table:style-name="ce1">
            <text:p>0.937999964</text:p>
          </table:table-cell>
          <table:table-cell table:style-name="ce1"/>
          <table:table-cell office:value-type="float" office:value="0.35999989509582497" table:formula="of:=[.H154] - [.$H$366]" table:style-name="ce1">
            <text:p>0.3599998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2.4590001" table:style-name="ce1">
            <text:p>1739055932</text:p>
          </table:table-cell>
          <table:table-cell office:value-type="float" office:value="1739055933.3759999" table:style-name="ce1">
            <text:p>17390559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99981689453125" table:formula="of:=[.B155]-[.A155]" table:style-name="ce1">
            <text:p>0.916999817</text:p>
          </table:table-cell>
          <table:table-cell table:style-name="ce1"/>
          <table:table-cell office:value-type="float" office:value="0.33899974822998025" table:formula="of:=[.H155] - [.$H$366]" table:style-name="ce1">
            <text:p>0.33899974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3.392" table:style-name="ce1">
            <text:p>1739055933</text:p>
          </table:table-cell>
          <table:table-cell office:value-type="float" office:value="1739055934.375" table:style-name="ce1">
            <text:p>17390559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300004005432129" table:formula="of:=[.B156]-[.A156]" table:style-name="ce1">
            <text:p>0.98300004</text:p>
          </table:table-cell>
          <table:table-cell table:style-name="ce1"/>
          <table:table-cell office:value-type="float" office:value="0.40499997138977029" table:formula="of:=[.H156] - [.$H$366]" table:style-name="ce1">
            <text:p>0.40499997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4.4590001" table:style-name="ce1">
            <text:p>1739055934</text:p>
          </table:table-cell>
          <table:table-cell office:value-type="float" office:value="1739055935.392" table:style-name="ce1">
            <text:p>17390559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299984931945801" table:formula="of:=[.B157]-[.A157]" table:style-name="ce1">
            <text:p>0.932999849</text:p>
          </table:table-cell>
          <table:table-cell table:style-name="ce1"/>
          <table:table-cell office:value-type="float" office:value="0.354999780654907" table:formula="of:=[.H157] - [.$H$366]" table:style-name="ce1">
            <text:p>0.35499978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5.425" table:style-name="ce1">
            <text:p>1739055935</text:p>
          </table:table-cell>
          <table:table-cell office:value-type="float" office:value="1739055936.3800001" table:style-name="ce1">
            <text:p>17390559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500016212463379" table:formula="of:=[.B158]-[.A158]" table:style-name="ce1">
            <text:p>0.955000162</text:p>
          </table:table-cell>
          <table:table-cell table:style-name="ce1"/>
          <table:table-cell office:value-type="float" office:value="0.37700009346008279" table:formula="of:=[.H158] - [.$H$366]" table:style-name="ce1">
            <text:p>0.37700009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6.4920001" table:style-name="ce1">
            <text:p>1739055936</text:p>
          </table:table-cell>
          <table:table-cell office:value-type="float" office:value="1739055937.385" table:style-name="ce1">
            <text:p>17390559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299988746643066" table:formula="of:=[.B159]-[.A159]" table:style-name="ce1">
            <text:p>0.892999887</text:p>
          </table:table-cell>
          <table:table-cell table:style-name="ce1"/>
          <table:table-cell office:value-type="float" office:value="0.31499981880187966" table:formula="of:=[.H159] - [.$H$366]" table:style-name="ce1">
            <text:p>0.31499981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7.425" table:style-name="ce1">
            <text:p>1739055937</text:p>
          </table:table-cell>
          <table:table-cell office:value-type="float" office:value="1739055938.3859999" table:style-name="ce1">
            <text:p>17390559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160]-[.A160]" table:style-name="ce1">
            <text:p>0.960999966</text:p>
          </table:table-cell>
          <table:table-cell table:style-name="ce1"/>
          <table:table-cell office:value-type="float" office:value="0.38299989700317361" table:formula="of:=[.H160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8.4590001" table:style-name="ce1">
            <text:p>1739055938</text:p>
          </table:table-cell>
          <table:table-cell office:value-type="float" office:value="1739055939.3929999" table:style-name="ce1">
            <text:p>17390559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399977684020996" table:formula="of:=[.B161]-[.A161]" table:style-name="ce1">
            <text:p>0.933999777</text:p>
          </table:table-cell>
          <table:table-cell table:style-name="ce1"/>
          <table:table-cell office:value-type="float" office:value="0.35599970817565896" table:formula="of:=[.H161] - [.$H$366]" table:style-name="ce1">
            <text:p>0.35599970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39.4590001" table:style-name="ce1">
            <text:p>1739055939</text:p>
          </table:table-cell>
          <table:table-cell office:value-type="float" office:value="1739055940.4070001" table:style-name="ce1">
            <text:p>17390559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99995422363281" table:formula="of:=[.B162]-[.A162]" table:style-name="ce1">
            <text:p>0.947999954</text:p>
          </table:table-cell>
          <table:table-cell table:style-name="ce1"/>
          <table:table-cell office:value-type="float" office:value="0.36999988555908181" table:formula="of:=[.H162] - [.$H$366]" table:style-name="ce1">
            <text:p>0.36999988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0.4920001" table:style-name="ce1">
            <text:p>1739055940</text:p>
          </table:table-cell>
          <table:table-cell office:value-type="float" office:value="1739055941.3840001" table:style-name="ce1">
            <text:p>17390559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199995994567871" table:formula="of:=[.B163]-[.A163]" table:style-name="ce1">
            <text:p>0.89199996</text:p>
          </table:table-cell>
          <table:table-cell table:style-name="ce1"/>
          <table:table-cell office:value-type="float" office:value="0.31399989128112771" table:formula="of:=[.H163] - [.$H$366]" table:style-name="ce1">
            <text:p>0.3139998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0.5250001" table:style-name="ce1">
            <text:p>1739055941</text:p>
          </table:table-cell>
          <table:table-cell office:value-type="float" office:value="1739055941.6689999" table:style-name="ce1">
            <text:p>17390559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439998149871826" table:formula="of:=[.B164]-[.A164]" table:style-name="ce1">
            <text:p>1.143999815</text:p>
          </table:table-cell>
          <table:table-cell table:style-name="ce1"/>
          <table:table-cell office:value-type="float" office:value="0.56599974632263161" table:formula="of:=[.H164] - [.$H$366]" table:style-name="ce1">
            <text:p>0.56599974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1.392" table:style-name="ce1">
            <text:p>1739055941</text:p>
          </table:table-cell>
          <table:table-cell office:value-type="float" office:value="1739055942.4070001" table:style-name="ce1">
            <text:p>17390559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50001049041748" table:formula="of:=[.B165]-[.A165]" table:style-name="ce1">
            <text:p>1.015000105</text:p>
          </table:table-cell>
          <table:table-cell table:style-name="ce1"/>
          <table:table-cell office:value-type="float" office:value="0.4370000362396238" table:formula="of:=[.H165] - [.$H$366]" table:style-name="ce1">
            <text:p>0.43700003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2.4920001" table:style-name="ce1">
            <text:p>1739055942</text:p>
          </table:table-cell>
          <table:table-cell office:value-type="float" office:value="1739055943.414" table:style-name="ce1">
            <text:p>17390559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166]-[.A166]" table:style-name="ce1">
            <text:p>0.921999931</text:p>
          </table:table-cell>
          <table:table-cell table:style-name="ce1"/>
          <table:table-cell office:value-type="float" office:value="0.34399986267089822" table:formula="of:=[.H166] - [.$H$366]" table:style-name="ce1">
            <text:p>0.3439998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3.425" table:style-name="ce1">
            <text:p>1739055943</text:p>
          </table:table-cell>
          <table:table-cell office:value-type="float" office:value="1739055944.5150001" table:style-name="ce1">
            <text:p>17390559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900001525878906" table:formula="of:=[.B167]-[.A167]" table:style-name="ce1">
            <text:p>1.090000153</text:p>
          </table:table-cell>
          <table:table-cell table:style-name="ce1"/>
          <table:table-cell office:value-type="float" office:value="0.51200008392333962" table:formula="of:=[.H167] - [.$H$366]" table:style-name="ce1">
            <text:p>0.5120000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4.4590001" table:style-name="ce1">
            <text:p>1739055944</text:p>
          </table:table-cell>
          <table:table-cell office:value-type="float" office:value="1739055945.401" table:style-name="ce1">
            <text:p>17390559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199991226196289" table:formula="of:=[.B168]-[.A168]" table:style-name="ce1">
            <text:p>0.941999912</text:p>
          </table:table-cell>
          <table:table-cell table:style-name="ce1"/>
          <table:table-cell office:value-type="float" office:value="0.36399984359741189" table:formula="of:=[.H168] - [.$H$366]" table:style-name="ce1">
            <text:p>0.36399984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5.4590001" table:style-name="ce1">
            <text:p>1739055945</text:p>
          </table:table-cell>
          <table:table-cell office:value-type="float" office:value="1739055946.4159999" table:style-name="ce1">
            <text:p>17390559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699977874755859" table:formula="of:=[.B169]-[.A169]" table:style-name="ce1">
            <text:p>0.956999779</text:p>
          </table:table-cell>
          <table:table-cell table:style-name="ce1"/>
          <table:table-cell office:value-type="float" office:value="0.37899971008300759" table:formula="of:=[.H169] - [.$H$366]" table:style-name="ce1">
            <text:p>0.3789997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6.592" table:style-name="ce1">
            <text:p>1739055947</text:p>
          </table:table-cell>
          <table:table-cell office:value-type="float" office:value="1739055947.414" table:style-name="ce1">
            <text:p>17390559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200002670288086" table:formula="of:=[.B170]-[.A170]" table:style-name="ce1">
            <text:p>0.822000027</text:p>
          </table:table-cell>
          <table:table-cell table:style-name="ce1"/>
          <table:table-cell office:value-type="float" office:value="0.24399995803832986" table:formula="of:=[.H170] - [.$H$366]" table:style-name="ce1">
            <text:p>0.2439999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7.4590001" table:style-name="ce1">
            <text:p>1739055947</text:p>
          </table:table-cell>
          <table:table-cell office:value-type="float" office:value="1739055948.4230001" table:style-name="ce1">
            <text:p>17390559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99998664855957" table:formula="of:=[.B171]-[.A171]" table:style-name="ce1">
            <text:p>0.963999987</text:p>
          </table:table-cell>
          <table:table-cell table:style-name="ce1"/>
          <table:table-cell office:value-type="float" office:value="0.38599991798400857" table:formula="of:=[.H171] - [.$H$366]" table:style-name="ce1">
            <text:p>0.3859999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8.4920001" table:style-name="ce1">
            <text:p>1739055948</text:p>
          </table:table-cell>
          <table:table-cell office:value-type="float" office:value="1739055949.414" table:style-name="ce1">
            <text:p>17390559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172]-[.A172]" table:style-name="ce1">
            <text:p>0.921999931</text:p>
          </table:table-cell>
          <table:table-cell table:style-name="ce1"/>
          <table:table-cell office:value-type="float" office:value="0.34399986267089822" table:formula="of:=[.H172] - [.$H$366]" table:style-name="ce1">
            <text:p>0.3439998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49.4590001" table:style-name="ce1">
            <text:p>1739055949</text:p>
          </table:table-cell>
          <table:table-cell office:value-type="float" office:value="1739055950.526" table:style-name="ce1">
            <text:p>17390559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69999122619629" table:formula="of:=[.B173]-[.A173]" table:style-name="ce1">
            <text:p>1.066999912</text:p>
          </table:table-cell>
          <table:table-cell table:style-name="ce1"/>
          <table:table-cell office:value-type="float" office:value="0.48899984359741189" table:formula="of:=[.H173] - [.$H$366]" table:style-name="ce1">
            <text:p>0.48899984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0.5250001" table:style-name="ce1">
            <text:p>1739055951</text:p>
          </table:table-cell>
          <table:table-cell office:value-type="float" office:value="1739055951.4319999" table:style-name="ce1">
            <text:p>17390559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699982643127441" table:formula="of:=[.B174]-[.A174]" table:style-name="ce1">
            <text:p>0.906999826</text:p>
          </table:table-cell>
          <table:table-cell table:style-name="ce1"/>
          <table:table-cell office:value-type="float" office:value="0.32899975776672341" table:formula="of:=[.H174] - [.$H$366]" table:style-name="ce1">
            <text:p>0.3289997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1.425" table:style-name="ce1">
            <text:p>1739055951</text:p>
          </table:table-cell>
          <table:table-cell office:value-type="float" office:value="1739055952.424" table:style-name="ce1">
            <text:p>17390559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900007247924805" table:formula="of:=[.B175]-[.A175]" table:style-name="ce1">
            <text:p>0.999000072</text:p>
          </table:table-cell>
          <table:table-cell table:style-name="ce1"/>
          <table:table-cell office:value-type="float" office:value="0.42100000381469704" table:formula="of:=[.H175] - [.$H$366]" table:style-name="ce1">
            <text:p>0.4210000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2.4590001" table:style-name="ce1">
            <text:p>1739055952</text:p>
          </table:table-cell>
          <table:table-cell office:value-type="float" office:value="1739055953.4289999" table:style-name="ce1">
            <text:p>17390559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999979019165039" table:formula="of:=[.B176]-[.A176]" table:style-name="ce1">
            <text:p>0.96999979</text:p>
          </table:table-cell>
          <table:table-cell table:style-name="ce1"/>
          <table:table-cell office:value-type="float" office:value="0.39199972152709939" table:formula="of:=[.H176] - [.$H$366]" table:style-name="ce1">
            <text:p>0.39199972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3.4590001" table:style-name="ce1">
            <text:p>1739055953</text:p>
          </table:table-cell>
          <table:table-cell office:value-type="float" office:value="1739055954.4330001" table:style-name="ce1">
            <text:p>17390559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99997711181641" table:formula="of:=[.B177]-[.A177]" table:style-name="ce1">
            <text:p>0.973999977</text:p>
          </table:table-cell>
          <table:table-cell table:style-name="ce1"/>
          <table:table-cell office:value-type="float" office:value="0.3959999084472654" table:formula="of:=[.H177] - [.$H$366]" table:style-name="ce1">
            <text:p>0.39599990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4.4920001" table:style-name="ce1">
            <text:p>1739055954</text:p>
          </table:table-cell>
          <table:table-cell office:value-type="float" office:value="1739055955.444" table:style-name="ce1">
            <text:p>17390559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99990272521973" table:formula="of:=[.B178]-[.A178]" table:style-name="ce1">
            <text:p>0.951999903</text:p>
          </table:table-cell>
          <table:table-cell table:style-name="ce1"/>
          <table:table-cell office:value-type="float" office:value="0.37399983406066872" table:formula="of:=[.H178] - [.$H$366]" table:style-name="ce1">
            <text:p>0.37399983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5.592" table:style-name="ce1">
            <text:p>1739055956</text:p>
          </table:table-cell>
          <table:table-cell office:value-type="float" office:value="1739055956.4460001" table:style-name="ce1">
            <text:p>17390559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400009155273438" table:formula="of:=[.B179]-[.A179]" table:style-name="ce1">
            <text:p>0.854000092</text:p>
          </table:table-cell>
          <table:table-cell table:style-name="ce1"/>
          <table:table-cell office:value-type="float" office:value="0.27600002288818337" table:formula="of:=[.H179] - [.$H$366]" table:style-name="ce1">
            <text:p>0.27600002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6.559" table:style-name="ce1">
            <text:p>1739055957</text:p>
          </table:table-cell>
          <table:table-cell office:value-type="float" office:value="1739055957.52" table:style-name="ce1">
            <text:p>17390559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180]-[.A180]" table:style-name="ce1">
            <text:p>0.960999966</text:p>
          </table:table-cell>
          <table:table-cell table:style-name="ce1"/>
          <table:table-cell office:value-type="float" office:value="0.38299989700317361" table:formula="of:=[.H180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7.4590001" table:style-name="ce1">
            <text:p>1739055957</text:p>
          </table:table-cell>
          <table:table-cell office:value-type="float" office:value="1739055958.4389999" table:style-name="ce1">
            <text:p>17390559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999978065490723" table:formula="of:=[.B181]-[.A181]" table:style-name="ce1">
            <text:p>0.979999781</text:p>
          </table:table-cell>
          <table:table-cell table:style-name="ce1"/>
          <table:table-cell office:value-type="float" office:value="0.40199971199035622" table:formula="of:=[.H181] - [.$H$366]" table:style-name="ce1">
            <text:p>0.40199971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8.4920001" table:style-name="ce1">
            <text:p>1739055958</text:p>
          </table:table-cell>
          <table:table-cell office:value-type="float" office:value="1739055959.4489999" table:style-name="ce1">
            <text:p>17390559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699977874755859" table:formula="of:=[.B182]-[.A182]" table:style-name="ce1">
            <text:p>0.956999779</text:p>
          </table:table-cell>
          <table:table-cell table:style-name="ce1"/>
          <table:table-cell office:value-type="float" office:value="0.37899971008300759" table:formula="of:=[.H182] - [.$H$366]" table:style-name="ce1">
            <text:p>0.3789997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59.559" table:style-name="ce1">
            <text:p>1739055960</text:p>
          </table:table-cell>
          <table:table-cell office:value-type="float" office:value="1739055960.4679999" table:style-name="ce1">
            <text:p>17390559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99991989135742" table:formula="of:=[.B183]-[.A183]" table:style-name="ce1">
            <text:p>0.90899992</text:p>
          </table:table-cell>
          <table:table-cell table:style-name="ce1"/>
          <table:table-cell office:value-type="float" office:value="0.33099985122680642" table:formula="of:=[.H183] - [.$H$366]" table:style-name="ce1">
            <text:p>0.33099985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0.4590001" table:style-name="ce1">
            <text:p>1739055960</text:p>
          </table:table-cell>
          <table:table-cell office:value-type="float" office:value="1739055961.4679999" table:style-name="ce1">
            <text:p>17390559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89998245239258" table:formula="of:=[.B184]-[.A184]" table:style-name="ce1">
            <text:p>1.008999825</text:p>
          </table:table-cell>
          <table:table-cell table:style-name="ce1"/>
          <table:table-cell office:value-type="float" office:value="0.43099975585937478" table:formula="of:=[.H184] - [.$H$366]" table:style-name="ce1">
            <text:p>0.43099975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1.5250001" table:style-name="ce1">
            <text:p>1739055962</text:p>
          </table:table-cell>
          <table:table-cell office:value-type="float" office:value="1739055962.451" table:style-name="ce1">
            <text:p>17390559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185]-[.A185]" table:style-name="ce1">
            <text:p>0.92599988</text:p>
          </table:table-cell>
          <table:table-cell table:style-name="ce1"/>
          <table:table-cell office:value-type="float" office:value="0.34799981117248513" table:formula="of:=[.H185] - [.$H$366]" table:style-name="ce1">
            <text:p>0.34799981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2.592" table:style-name="ce1">
            <text:p>1739055963</text:p>
          </table:table-cell>
          <table:table-cell office:value-type="float" office:value="1739055963.474" table:style-name="ce1">
            <text:p>17390559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99996948242188" table:formula="of:=[.B186]-[.A186]" table:style-name="ce1">
            <text:p>0.881999969</text:p>
          </table:table-cell>
          <table:table-cell table:style-name="ce1"/>
          <table:table-cell office:value-type="float" office:value="0.30399990081787087" table:formula="of:=[.H186] - [.$H$366]" table:style-name="ce1">
            <text:p>0.3039999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3.5250001" table:style-name="ce1">
            <text:p>1739055964</text:p>
          </table:table-cell>
          <table:table-cell office:value-type="float" office:value="1739055964.4690001" table:style-name="ce1">
            <text:p>17390559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187]-[.A187]" table:style-name="ce1">
            <text:p>0.944000006</text:p>
          </table:table-cell>
          <table:table-cell table:style-name="ce1"/>
          <table:table-cell office:value-type="float" office:value="0.3659999370574949" table:formula="of:=[.H187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4.559" table:style-name="ce1">
            <text:p>1739055965</text:p>
          </table:table-cell>
          <table:table-cell office:value-type="float" office:value="1739055965.5710001" table:style-name="ce1">
            <text:p>17390559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20000839233398" table:formula="of:=[.B188]-[.A188]" table:style-name="ce1">
            <text:p>1.012000084</text:p>
          </table:table-cell>
          <table:table-cell table:style-name="ce1"/>
          <table:table-cell office:value-type="float" office:value="0.43400001525878884" table:formula="of:=[.H188] - [.$H$366]" table:style-name="ce1">
            <text:p>0.43400001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5.592" table:style-name="ce1">
            <text:p>1739055966</text:p>
          </table:table-cell>
          <table:table-cell office:value-type="float" office:value="1739055966.47" table:style-name="ce1">
            <text:p>17390559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800002098083496" table:formula="of:=[.B189]-[.A189]" table:style-name="ce1">
            <text:p>0.878000021</text:p>
          </table:table-cell>
          <table:table-cell table:style-name="ce1"/>
          <table:table-cell office:value-type="float" office:value="0.29999995231628396" table:formula="of:=[.H189] - [.$H$366]" table:style-name="ce1">
            <text:p>0.29999995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6.5250001" table:style-name="ce1">
            <text:p>1739055967</text:p>
          </table:table-cell>
          <table:table-cell office:value-type="float" office:value="1739055967.487" table:style-name="ce1">
            <text:p>17390559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199989318847656" table:formula="of:=[.B190]-[.A190]" table:style-name="ce1">
            <text:p>0.961999893</text:p>
          </table:table-cell>
          <table:table-cell table:style-name="ce1"/>
          <table:table-cell office:value-type="float" office:value="0.38399982452392556" table:formula="of:=[.H190] - [.$H$366]" table:style-name="ce1">
            <text:p>0.38399982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7.5250001" table:style-name="ce1">
            <text:p>1739055968</text:p>
          </table:table-cell>
          <table:table-cell office:value-type="float" office:value="1739055968.4860001" table:style-name="ce1">
            <text:p>17390559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191]-[.A191]" table:style-name="ce1">
            <text:p>0.960999966</text:p>
          </table:table-cell>
          <table:table-cell table:style-name="ce1"/>
          <table:table-cell office:value-type="float" office:value="0.38299989700317361" table:formula="of:=[.H191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8.6589999" table:style-name="ce1">
            <text:p>1739055969</text:p>
          </table:table-cell>
          <table:table-cell office:value-type="float" office:value="1739055969.4820001" table:style-name="ce1">
            <text:p>17390559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300019264221191" table:formula="of:=[.B192]-[.A192]" table:style-name="ce1">
            <text:p>0.823000193</text:p>
          </table:table-cell>
          <table:table-cell table:style-name="ce1"/>
          <table:table-cell office:value-type="float" office:value="0.24500012397766091" table:formula="of:=[.H192] - [.$H$366]" table:style-name="ce1">
            <text:p>0.24500012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69.625" table:style-name="ce1">
            <text:p>1739055970</text:p>
          </table:table-cell>
          <table:table-cell office:value-type="float" office:value="1739055970.5209999" table:style-name="ce1">
            <text:p>17390559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599990844726563" table:formula="of:=[.B193]-[.A193]" table:style-name="ce1">
            <text:p>0.895999908</text:p>
          </table:table-cell>
          <table:table-cell table:style-name="ce1"/>
          <table:table-cell office:value-type="float" office:value="0.31799983978271462" table:formula="of:=[.H193] - [.$H$366]" table:style-name="ce1">
            <text:p>0.3179998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0.5250001" table:style-name="ce1">
            <text:p>1739055971</text:p>
          </table:table-cell>
          <table:table-cell office:value-type="float" office:value="1739055971.4909999" table:style-name="ce1">
            <text:p>17390559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99984169006348" table:formula="of:=[.B194]-[.A194]" table:style-name="ce1">
            <text:p>0.965999842</text:p>
          </table:table-cell>
          <table:table-cell table:style-name="ce1"/>
          <table:table-cell office:value-type="float" office:value="0.38799977302551247" table:formula="of:=[.H194] - [.$H$366]" table:style-name="ce1">
            <text:p>0.38799977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1.559" table:style-name="ce1">
            <text:p>1739055972</text:p>
          </table:table-cell>
          <table:table-cell office:value-type="float" office:value="1739055972.5009999" table:style-name="ce1">
            <text:p>17390559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199991226196289" table:formula="of:=[.B195]-[.A195]" table:style-name="ce1">
            <text:p>0.941999912</text:p>
          </table:table-cell>
          <table:table-cell table:style-name="ce1"/>
          <table:table-cell office:value-type="float" office:value="0.36399984359741189" table:formula="of:=[.H195] - [.$H$366]" table:style-name="ce1">
            <text:p>0.36399984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2.592" table:style-name="ce1">
            <text:p>1739055973</text:p>
          </table:table-cell>
          <table:table-cell office:value-type="float" office:value="1739055973.5020001" table:style-name="ce1">
            <text:p>17390559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000008583068848" table:formula="of:=[.B196]-[.A196]" table:style-name="ce1">
            <text:p>0.910000086</text:p>
          </table:table-cell>
          <table:table-cell table:style-name="ce1"/>
          <table:table-cell office:value-type="float" office:value="0.33200001716613747" table:formula="of:=[.H196] - [.$H$366]" table:style-name="ce1">
            <text:p>0.33200001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3.559" table:style-name="ce1">
            <text:p>1739055974</text:p>
          </table:table-cell>
          <table:table-cell office:value-type="float" office:value="1739055974.53" table:style-name="ce1">
            <text:p>17390559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99995613098145" table:formula="of:=[.B197]-[.A197]" table:style-name="ce1">
            <text:p>0.970999956</text:p>
          </table:table-cell>
          <table:table-cell table:style-name="ce1"/>
          <table:table-cell office:value-type="float" office:value="0.39299988746643044" table:formula="of:=[.H197] - [.$H$366]" table:style-name="ce1">
            <text:p>0.3929998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4.4920001" table:style-name="ce1">
            <text:p>1739055974</text:p>
          </table:table-cell>
          <table:table-cell office:value-type="float" office:value="1739055975.5250001" table:style-name="ce1">
            <text:p>17390559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29999923706055" table:formula="of:=[.B198]-[.A198]" table:style-name="ce1">
            <text:p>1.032999992</text:p>
          </table:table-cell>
          <table:table-cell table:style-name="ce1"/>
          <table:table-cell office:value-type="float" office:value="0.45499992370605447" table:formula="of:=[.H198] - [.$H$366]" table:style-name="ce1">
            <text:p>0.45499992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5.5250001" table:style-name="ce1">
            <text:p>1739055976</text:p>
          </table:table-cell>
          <table:table-cell office:value-type="float" office:value="1739055976.5369999" table:style-name="ce1">
            <text:p>17390559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19998455047607" table:formula="of:=[.B199]-[.A199]" table:style-name="ce1">
            <text:p>1.011999846</text:p>
          </table:table-cell>
          <table:table-cell table:style-name="ce1"/>
          <table:table-cell office:value-type="float" office:value="0.43399977684020974" table:formula="of:=[.H199] - [.$H$366]" table:style-name="ce1">
            <text:p>0.4339997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6.4590001" table:style-name="ce1">
            <text:p>1739055976</text:p>
          </table:table-cell>
          <table:table-cell office:value-type="float" office:value="1739055977.506" table:style-name="ce1">
            <text:p>17390559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69999313354492" table:formula="of:=[.B200]-[.A200]" table:style-name="ce1">
            <text:p>1.046999931</text:p>
          </table:table-cell>
          <table:table-cell table:style-name="ce1"/>
          <table:table-cell office:value-type="float" office:value="0.46899986267089822" table:formula="of:=[.H200] - [.$H$366]" table:style-name="ce1">
            <text:p>0.4689998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7.526" table:style-name="ce1">
            <text:p>1739055978</text:p>
          </table:table-cell>
          <table:table-cell office:value-type="float" office:value="1739055978.5079999" table:style-name="ce1">
            <text:p>17390559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199987411499023" table:formula="of:=[.B201]-[.A201]" table:style-name="ce1">
            <text:p>0.981999874</text:p>
          </table:table-cell>
          <table:table-cell table:style-name="ce1"/>
          <table:table-cell office:value-type="float" office:value="0.40399980545043923" table:formula="of:=[.H201] - [.$H$366]" table:style-name="ce1">
            <text:p>0.40399980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8.559" table:style-name="ce1">
            <text:p>1739055979</text:p>
          </table:table-cell>
          <table:table-cell office:value-type="float" office:value="1739055979.5639999" table:style-name="ce1">
            <text:p>17390559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49998760223389" table:formula="of:=[.B202]-[.A202]" table:style-name="ce1">
            <text:p>1.004999876</text:p>
          </table:table-cell>
          <table:table-cell table:style-name="ce1"/>
          <table:table-cell office:value-type="float" office:value="0.42699980735778786" table:formula="of:=[.H202] - [.$H$366]" table:style-name="ce1">
            <text:p>0.4269998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79.559" table:style-name="ce1">
            <text:p>1739055980</text:p>
          </table:table-cell>
          <table:table-cell office:value-type="float" office:value="1739055980.5250001" table:style-name="ce1">
            <text:p>17390559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600008010864258" table:formula="of:=[.B203]-[.A203]" table:style-name="ce1">
            <text:p>0.96600008</text:p>
          </table:table-cell>
          <table:table-cell table:style-name="ce1"/>
          <table:table-cell office:value-type="float" office:value="0.38800001144409157" table:formula="of:=[.H203] - [.$H$366]" table:style-name="ce1">
            <text:p>0.38800001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0.526" table:style-name="ce1">
            <text:p>1739055981</text:p>
          </table:table-cell>
          <table:table-cell office:value-type="float" office:value="1739055981.5699999" table:style-name="ce1">
            <text:p>17390559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39999103546143" table:formula="of:=[.B204]-[.A204]" table:style-name="ce1">
            <text:p>1.04399991</text:p>
          </table:table-cell>
          <table:table-cell table:style-name="ce1"/>
          <table:table-cell office:value-type="float" office:value="0.46599984169006325" table:formula="of:=[.H204] - [.$H$366]" table:style-name="ce1">
            <text:p>0.46599984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1.559" table:style-name="ce1">
            <text:p>1739055982</text:p>
          </table:table-cell>
          <table:table-cell office:value-type="float" office:value="1739055982.5179999" table:style-name="ce1">
            <text:p>17390559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9998722076416" table:formula="of:=[.B205]-[.A205]" table:style-name="ce1">
            <text:p>0.958999872</text:p>
          </table:table-cell>
          <table:table-cell table:style-name="ce1"/>
          <table:table-cell office:value-type="float" office:value="0.3809998035430906" table:formula="of:=[.H205] - [.$H$366]" table:style-name="ce1">
            <text:p>0.3809998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2.526" table:style-name="ce1">
            <text:p>1739055983</text:p>
          </table:table-cell>
          <table:table-cell office:value-type="float" office:value="1739055983.5380001" table:style-name="ce1">
            <text:p>17390559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20000839233398" table:formula="of:=[.B206]-[.A206]" table:style-name="ce1">
            <text:p>1.012000084</text:p>
          </table:table-cell>
          <table:table-cell table:style-name="ce1"/>
          <table:table-cell office:value-type="float" office:value="0.43400001525878884" table:formula="of:=[.H206] - [.$H$366]" table:style-name="ce1">
            <text:p>0.43400001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3.6589999" table:style-name="ce1">
            <text:p>1739055984</text:p>
          </table:table-cell>
          <table:table-cell office:value-type="float" office:value="1739055984.5380001" table:style-name="ce1">
            <text:p>17390559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900018692016602" table:formula="of:=[.B207]-[.A207]" table:style-name="ce1">
            <text:p>0.879000187</text:p>
          </table:table-cell>
          <table:table-cell table:style-name="ce1"/>
          <table:table-cell office:value-type="float" office:value="0.30100011825561501" table:formula="of:=[.H207] - [.$H$366]" table:style-name="ce1">
            <text:p>0.3010001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4.559" table:style-name="ce1">
            <text:p>1739055985</text:p>
          </table:table-cell>
          <table:table-cell office:value-type="float" office:value="1739055985.539" table:style-name="ce1">
            <text:p>17390559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000001907348633" table:formula="of:=[.B208]-[.A208]" table:style-name="ce1">
            <text:p>0.980000019</text:p>
          </table:table-cell>
          <table:table-cell table:style-name="ce1"/>
          <table:table-cell office:value-type="float" office:value="0.40199995040893532" table:formula="of:=[.H208] - [.$H$366]" table:style-name="ce1">
            <text:p>0.401999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4.6259999" table:style-name="ce1">
            <text:p>1739055985</text:p>
          </table:table-cell>
          <table:table-cell office:value-type="float" office:value="1739055985.8399999" table:style-name="ce1">
            <text:p>17390559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139999866485596" table:formula="of:=[.B209]-[.A209]" table:style-name="ce1">
            <text:p>1.213999987</text:p>
          </table:table-cell>
          <table:table-cell table:style-name="ce1"/>
          <table:table-cell office:value-type="float" office:value="0.63599991798400857" table:formula="of:=[.H209] - [.$H$366]" table:style-name="ce1">
            <text:p>0.6359999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5.559" table:style-name="ce1">
            <text:p>1739055986</text:p>
          </table:table-cell>
          <table:table-cell office:value-type="float" office:value="1739055986.539" table:style-name="ce1">
            <text:p>17390559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000001907348633" table:formula="of:=[.B210]-[.A210]" table:style-name="ce1">
            <text:p>0.980000019</text:p>
          </table:table-cell>
          <table:table-cell table:style-name="ce1"/>
          <table:table-cell office:value-type="float" office:value="0.40199995040893532" table:formula="of:=[.H210] - [.$H$366]" table:style-name="ce1">
            <text:p>0.401999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6.592" table:style-name="ce1">
            <text:p>1739055987</text:p>
          </table:table-cell>
          <table:table-cell office:value-type="float" office:value="1739055987.5699999" table:style-name="ce1">
            <text:p>17390559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799992561340332" table:formula="of:=[.B211]-[.A211]" table:style-name="ce1">
            <text:p>0.977999926</text:p>
          </table:table-cell>
          <table:table-cell table:style-name="ce1"/>
          <table:table-cell office:value-type="float" office:value="0.39999985694885232" table:formula="of:=[.H211] - [.$H$366]" table:style-name="ce1">
            <text:p>0.39999985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7.592" table:style-name="ce1">
            <text:p>1739055988</text:p>
          </table:table-cell>
          <table:table-cell office:value-type="float" office:value="1739055988.549" table:style-name="ce1">
            <text:p>17390559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0000171661377" table:formula="of:=[.B212]-[.A212]" table:style-name="ce1">
            <text:p>0.957000017</text:p>
          </table:table-cell>
          <table:table-cell table:style-name="ce1"/>
          <table:table-cell office:value-type="float" office:value="0.37899994850158669" table:formula="of:=[.H212] - [.$H$366]" table:style-name="ce1">
            <text:p>0.3789999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8.6259999" table:style-name="ce1">
            <text:p>1739055989</text:p>
          </table:table-cell>
          <table:table-cell office:value-type="float" office:value="1739055989.5799999" table:style-name="ce1">
            <text:p>17390559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99999618530273" table:formula="of:=[.B213]-[.A213]" table:style-name="ce1">
            <text:p>0.953999996</text:p>
          </table:table-cell>
          <table:table-cell table:style-name="ce1"/>
          <table:table-cell office:value-type="float" office:value="0.37599992752075173" table:formula="of:=[.H213] - [.$H$366]" table:style-name="ce1">
            <text:p>0.3759999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89.592" table:style-name="ce1">
            <text:p>1739055990</text:p>
          </table:table-cell>
          <table:table-cell office:value-type="float" office:value="1739055990.5439999" table:style-name="ce1">
            <text:p>17390559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99990272521973" table:formula="of:=[.B214]-[.A214]" table:style-name="ce1">
            <text:p>0.951999903</text:p>
          </table:table-cell>
          <table:table-cell table:style-name="ce1"/>
          <table:table-cell office:value-type="float" office:value="0.37399983406066872" table:formula="of:=[.H214] - [.$H$366]" table:style-name="ce1">
            <text:p>0.37399983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0.592" table:style-name="ce1">
            <text:p>1739055991</text:p>
          </table:table-cell>
          <table:table-cell office:value-type="float" office:value="1739055991.5580001" table:style-name="ce1">
            <text:p>17390559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600008010864258" table:formula="of:=[.B215]-[.A215]" table:style-name="ce1">
            <text:p>0.96600008</text:p>
          </table:table-cell>
          <table:table-cell table:style-name="ce1"/>
          <table:table-cell office:value-type="float" office:value="0.38800001144409157" table:formula="of:=[.H215] - [.$H$366]" table:style-name="ce1">
            <text:p>0.38800001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1.6259999" table:style-name="ce1">
            <text:p>1739055992</text:p>
          </table:table-cell>
          <table:table-cell office:value-type="float" office:value="1739055992.5639999" table:style-name="ce1">
            <text:p>17390559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99996376037598" table:formula="of:=[.B216]-[.A216]" table:style-name="ce1">
            <text:p>0.937999964</text:p>
          </table:table-cell>
          <table:table-cell table:style-name="ce1"/>
          <table:table-cell office:value-type="float" office:value="0.35999989509582497" table:formula="of:=[.H216] - [.$H$366]" table:style-name="ce1">
            <text:p>0.3599998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2.592" table:style-name="ce1">
            <text:p>1739055993</text:p>
          </table:table-cell>
          <table:table-cell office:value-type="float" office:value="1739055993.5610001" table:style-name="ce1">
            <text:p>17390559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900010108947754" table:formula="of:=[.B217]-[.A217]" table:style-name="ce1">
            <text:p>0.969000101</text:p>
          </table:table-cell>
          <table:table-cell table:style-name="ce1"/>
          <table:table-cell office:value-type="float" office:value="0.39100003242492654" table:formula="of:=[.H217] - [.$H$366]" table:style-name="ce1">
            <text:p>0.39100003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3.6259999" table:style-name="ce1">
            <text:p>1739055994</text:p>
          </table:table-cell>
          <table:table-cell office:value-type="float" office:value="1739055994.5599999" table:style-name="ce1">
            <text:p>17390559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00001525878906" table:formula="of:=[.B218]-[.A218]" table:style-name="ce1">
            <text:p>0.934000015</text:p>
          </table:table-cell>
          <table:table-cell table:style-name="ce1"/>
          <table:table-cell office:value-type="float" office:value="0.35599994659423806" table:formula="of:=[.H218] - [.$H$366]" table:style-name="ce1">
            <text:p>0.35599994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4.6259999" table:style-name="ce1">
            <text:p>1739055995</text:p>
          </table:table-cell>
          <table:table-cell office:value-type="float" office:value="1739055995.563" table:style-name="ce1">
            <text:p>17390559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219]-[.A219]" table:style-name="ce1">
            <text:p>0.937000036</text:p>
          </table:table-cell>
          <table:table-cell table:style-name="ce1"/>
          <table:table-cell office:value-type="float" office:value="0.35899996757507302" table:formula="of:=[.H219] - [.$H$366]" table:style-name="ce1">
            <text:p>0.35899996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5.6259999" table:style-name="ce1">
            <text:p>1739055996</text:p>
          </table:table-cell>
          <table:table-cell office:value-type="float" office:value="1739055996.586" table:style-name="ce1">
            <text:p>17390559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220]-[.A220]" table:style-name="ce1">
            <text:p>0.960000038</text:p>
          </table:table-cell>
          <table:table-cell table:style-name="ce1"/>
          <table:table-cell office:value-type="float" office:value="0.38199996948242165" table:formula="of:=[.H220] - [.$H$366]" table:style-name="ce1">
            <text:p>0.38199996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6.6259999" table:style-name="ce1">
            <text:p>1739055997</text:p>
          </table:table-cell>
          <table:table-cell office:value-type="float" office:value="1739055997.563" table:style-name="ce1">
            <text:p>17390559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221]-[.A221]" table:style-name="ce1">
            <text:p>0.937000036</text:p>
          </table:table-cell>
          <table:table-cell table:style-name="ce1"/>
          <table:table-cell office:value-type="float" office:value="0.35899996757507302" table:formula="of:=[.H221] - [.$H$366]" table:style-name="ce1">
            <text:p>0.35899996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7.6259999" table:style-name="ce1">
            <text:p>1739055998</text:p>
          </table:table-cell>
          <table:table-cell office:value-type="float" office:value="1739055998.579" table:style-name="ce1">
            <text:p>17390559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222]-[.A222]" table:style-name="ce1">
            <text:p>0.953000069</text:p>
          </table:table-cell>
          <table:table-cell table:style-name="ce1"/>
          <table:table-cell office:value-type="float" office:value="0.37499999999999978" table:formula="of:=[.H222] - [.$H$366]" table:style-name="ce1">
            <text:p>0.3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8.6589999" table:style-name="ce1">
            <text:p>1739055999</text:p>
          </table:table-cell>
          <table:table-cell office:value-type="float" office:value="1739055999.582" table:style-name="ce1">
            <text:p>17390560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300009727478027" table:formula="of:=[.B223]-[.A223]" table:style-name="ce1">
            <text:p>0.923000097</text:p>
          </table:table-cell>
          <table:table-cell table:style-name="ce1"/>
          <table:table-cell office:value-type="float" office:value="0.34500002861022927" table:formula="of:=[.H223] - [.$H$366]" table:style-name="ce1">
            <text:p>0.34500002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5999.6919999" table:style-name="ce1">
            <text:p>1739056000</text:p>
          </table:table-cell>
          <table:table-cell office:value-type="float" office:value="1739056000.605" table:style-name="ce1">
            <text:p>17390560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00010681152344" table:formula="of:=[.B224]-[.A224]" table:style-name="ce1">
            <text:p>0.913000107</text:p>
          </table:table-cell>
          <table:table-cell table:style-name="ce1"/>
          <table:table-cell office:value-type="float" office:value="0.33500003814697243" table:formula="of:=[.H224] - [.$H$366]" table:style-name="ce1">
            <text:p>0.33500003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0.6589999" table:style-name="ce1">
            <text:p>1739056001</text:p>
          </table:table-cell>
          <table:table-cell office:value-type="float" office:value="1739056001.5799999" table:style-name="ce1">
            <text:p>17390560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00000381469727" table:formula="of:=[.B225]-[.A225]" table:style-name="ce1">
            <text:p>0.921000004</text:p>
          </table:table-cell>
          <table:table-cell table:style-name="ce1"/>
          <table:table-cell office:value-type="float" office:value="0.34299993515014626" table:formula="of:=[.H225] - [.$H$366]" table:style-name="ce1">
            <text:p>0.34299993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1.6919999" table:style-name="ce1">
            <text:p>1739056002</text:p>
          </table:table-cell>
          <table:table-cell office:value-type="float" office:value="1739056002.5799999" table:style-name="ce1">
            <text:p>17390560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0000114440918" table:formula="of:=[.B226]-[.A226]" table:style-name="ce1">
            <text:p>0.888000011</text:p>
          </table:table-cell>
          <table:table-cell table:style-name="ce1"/>
          <table:table-cell office:value-type="float" office:value="0.30999994277954079" table:formula="of:=[.H226] - [.$H$366]" table:style-name="ce1">
            <text:p>0.309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2.6589999" table:style-name="ce1">
            <text:p>1739056003</text:p>
          </table:table-cell>
          <table:table-cell office:value-type="float" office:value="1739056003.5780001" table:style-name="ce1">
            <text:p>17390560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900014877319336" table:formula="of:=[.B227]-[.A227]" table:style-name="ce1">
            <text:p>0.919000149</text:p>
          </table:table-cell>
          <table:table-cell table:style-name="ce1"/>
          <table:table-cell office:value-type="float" office:value="0.34100008010864236" table:formula="of:=[.H227] - [.$H$366]" table:style-name="ce1">
            <text:p>0.3410000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3.6589999" table:style-name="ce1">
            <text:p>1739056004</text:p>
          </table:table-cell>
          <table:table-cell office:value-type="float" office:value="1739056004.605" table:style-name="ce1">
            <text:p>17390560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228]-[.A228]" table:style-name="ce1">
            <text:p>0.946000099</text:p>
          </table:table-cell>
          <table:table-cell table:style-name="ce1"/>
          <table:table-cell office:value-type="float" office:value="0.3680000305175779" table:formula="of:=[.H228] - [.$H$366]" table:style-name="ce1">
            <text:p>0.36800003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4.6589999" table:style-name="ce1">
            <text:p>1739056005</text:p>
          </table:table-cell>
          <table:table-cell office:value-type="float" office:value="1739056005.609" table:style-name="ce1">
            <text:p>17390560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00004768371582" table:formula="of:=[.B229]-[.A229]" table:style-name="ce1">
            <text:p>0.950000048</text:p>
          </table:table-cell>
          <table:table-cell table:style-name="ce1"/>
          <table:table-cell office:value-type="float" office:value="0.37199997901916482" table:formula="of:=[.H229] - [.$H$366]" table:style-name="ce1">
            <text:p>0.3719999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5.6919999" table:style-name="ce1">
            <text:p>1739056006</text:p>
          </table:table-cell>
          <table:table-cell office:value-type="float" office:value="1739056006.5999999" table:style-name="ce1">
            <text:p>17390560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99999237060547" table:formula="of:=[.B230]-[.A230]" table:style-name="ce1">
            <text:p>0.907999992</text:p>
          </table:table-cell>
          <table:table-cell table:style-name="ce1"/>
          <table:table-cell office:value-type="float" office:value="0.32999992370605447" table:formula="of:=[.H230] - [.$H$366]" table:style-name="ce1">
            <text:p>0.32999992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6.592" table:style-name="ce1">
            <text:p>1739056007</text:p>
          </table:table-cell>
          <table:table-cell office:value-type="float" office:value="1739056007.6029999" table:style-name="ce1">
            <text:p>17390560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09999179840088" table:formula="of:=[.B231]-[.A231]" table:style-name="ce1">
            <text:p>1.010999918</text:p>
          </table:table-cell>
          <table:table-cell table:style-name="ce1"/>
          <table:table-cell office:value-type="float" office:value="0.43299984931945779" table:formula="of:=[.H231] - [.$H$366]" table:style-name="ce1">
            <text:p>0.4329998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7.7260001" table:style-name="ce1">
            <text:p>1739056008</text:p>
          </table:table-cell>
          <table:table-cell office:value-type="float" office:value="1739056008.6059999" table:style-name="ce1">
            <text:p>17390560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999987602233887" table:formula="of:=[.B232]-[.A232]" table:style-name="ce1">
            <text:p>0.879999876</text:p>
          </table:table-cell>
          <table:table-cell table:style-name="ce1"/>
          <table:table-cell office:value-type="float" office:value="0.30199980735778786" table:formula="of:=[.H232] - [.$H$366]" table:style-name="ce1">
            <text:p>0.3019998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8.6259999" table:style-name="ce1">
            <text:p>1739056009</text:p>
          </table:table-cell>
          <table:table-cell office:value-type="float" office:value="1739056009.5929999" table:style-name="ce1">
            <text:p>17390560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00000762939453" table:formula="of:=[.B233]-[.A233]" table:style-name="ce1">
            <text:p>0.967000008</text:p>
          </table:table-cell>
          <table:table-cell table:style-name="ce1"/>
          <table:table-cell office:value-type="float" office:value="0.38899993896484353" table:formula="of:=[.H233] - [.$H$366]" table:style-name="ce1">
            <text:p>0.38899993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09.7260001" table:style-name="ce1">
            <text:p>1739056010</text:p>
          </table:table-cell>
          <table:table-cell office:value-type="float" office:value="1739056010.6059999" table:style-name="ce1">
            <text:p>17390560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999987602233887" table:formula="of:=[.B234]-[.A234]" table:style-name="ce1">
            <text:p>0.879999876</text:p>
          </table:table-cell>
          <table:table-cell table:style-name="ce1"/>
          <table:table-cell office:value-type="float" office:value="0.30199980735778786" table:formula="of:=[.H234] - [.$H$366]" table:style-name="ce1">
            <text:p>0.3019998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0.6589999" table:style-name="ce1">
            <text:p>1739056011</text:p>
          </table:table-cell>
          <table:table-cell office:value-type="float" office:value="1739056011.72" table:style-name="ce1">
            <text:p>17390560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10001087188721" table:formula="of:=[.B235]-[.A235]" table:style-name="ce1">
            <text:p>1.061000109</text:p>
          </table:table-cell>
          <table:table-cell table:style-name="ce1"/>
          <table:table-cell office:value-type="float" office:value="0.48300004005432107" table:formula="of:=[.H235] - [.$H$366]" table:style-name="ce1">
            <text:p>0.483000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1.6919999" table:style-name="ce1">
            <text:p>1739056012</text:p>
          </table:table-cell>
          <table:table-cell office:value-type="float" office:value="1739056012.747" table:style-name="ce1">
            <text:p>17390560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50000667572021" table:formula="of:=[.B236]-[.A236]" table:style-name="ce1">
            <text:p>1.055000067</text:p>
          </table:table-cell>
          <table:table-cell table:style-name="ce1"/>
          <table:table-cell office:value-type="float" office:value="0.47699999809265115" table:formula="of:=[.H236] - [.$H$366]" table:style-name="ce1">
            <text:p>0.47699999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2.6919999" table:style-name="ce1">
            <text:p>1739056013</text:p>
          </table:table-cell>
          <table:table-cell office:value-type="float" office:value="1739056013.6070001" table:style-name="ce1">
            <text:p>17390560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500020027160645" table:formula="of:=[.B237]-[.A237]" table:style-name="ce1">
            <text:p>0.9150002</text:p>
          </table:table-cell>
          <table:table-cell table:style-name="ce1"/>
          <table:table-cell office:value-type="float" office:value="0.33700013160705544" table:formula="of:=[.H237] - [.$H$366]" table:style-name="ce1">
            <text:p>0.33700013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3.6589999" table:style-name="ce1">
            <text:p>1739056014</text:p>
          </table:table-cell>
          <table:table-cell office:value-type="float" office:value="1739056014.7249999" table:style-name="ce1">
            <text:p>17390560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59999847412109" table:formula="of:=[.B238]-[.A238]" table:style-name="ce1">
            <text:p>1.065999985</text:p>
          </table:table-cell>
          <table:table-cell table:style-name="ce1"/>
          <table:table-cell office:value-type="float" office:value="0.48799991607665993" table:formula="of:=[.H238] - [.$H$366]" table:style-name="ce1">
            <text:p>0.4879999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4.6919999" table:style-name="ce1">
            <text:p>1739056015</text:p>
          </table:table-cell>
          <table:table-cell office:value-type="float" office:value="1739056015.727" table:style-name="ce1">
            <text:p>17390560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50000858306885" table:formula="of:=[.B239]-[.A239]" table:style-name="ce1">
            <text:p>1.035000086</text:p>
          </table:table-cell>
          <table:table-cell table:style-name="ce1"/>
          <table:table-cell office:value-type="float" office:value="0.45700001716613747" table:formula="of:=[.H239] - [.$H$366]" table:style-name="ce1">
            <text:p>0.45700001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5.6589999" table:style-name="ce1">
            <text:p>1739056016</text:p>
          </table:table-cell>
          <table:table-cell office:value-type="float" office:value="1739056016.6289999" table:style-name="ce1">
            <text:p>17390560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00002861022949" table:formula="of:=[.B240]-[.A240]" table:style-name="ce1">
            <text:p>0.970000029</text:p>
          </table:table-cell>
          <table:table-cell table:style-name="ce1"/>
          <table:table-cell office:value-type="float" office:value="0.39199995994567849" table:formula="of:=[.H240] - [.$H$366]" table:style-name="ce1">
            <text:p>0.391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6.7260001" table:style-name="ce1">
            <text:p>1739056017</text:p>
          </table:table-cell>
          <table:table-cell office:value-type="float" office:value="1739056017.6359999" table:style-name="ce1">
            <text:p>17390560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99984741210938" table:formula="of:=[.B241]-[.A241]" table:style-name="ce1">
            <text:p>0.909999847</text:p>
          </table:table-cell>
          <table:table-cell table:style-name="ce1"/>
          <table:table-cell office:value-type="float" office:value="0.33199977874755837" table:formula="of:=[.H241] - [.$H$366]" table:style-name="ce1">
            <text:p>0.3319997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7.6919999" table:style-name="ce1">
            <text:p>1739056018</text:p>
          </table:table-cell>
          <table:table-cell office:value-type="float" office:value="1739056018.6530001" table:style-name="ce1">
            <text:p>17390560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100020408630371" table:formula="of:=[.B242]-[.A242]" table:style-name="ce1">
            <text:p>0.961000204</text:p>
          </table:table-cell>
          <table:table-cell table:style-name="ce1"/>
          <table:table-cell office:value-type="float" office:value="0.38300013542175271" table:formula="of:=[.H242] - [.$H$366]" table:style-name="ce1">
            <text:p>0.38300013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8.7590001" table:style-name="ce1">
            <text:p>1739056019</text:p>
          </table:table-cell>
          <table:table-cell office:value-type="float" office:value="1739056019.6429999" table:style-name="ce1">
            <text:p>17390560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399982452392578" table:formula="of:=[.B243]-[.A243]" table:style-name="ce1">
            <text:p>0.883999825</text:p>
          </table:table-cell>
          <table:table-cell table:style-name="ce1"/>
          <table:table-cell office:value-type="float" office:value="0.30599975585937478" table:formula="of:=[.H243] - [.$H$366]" table:style-name="ce1">
            <text:p>0.30599975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9.6919999" table:style-name="ce1">
            <text:p>1739056020</text:p>
          </table:table-cell>
          <table:table-cell office:value-type="float" office:value="1739056020.6359999" table:style-name="ce1">
            <text:p>17390560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244]-[.A244]" table:style-name="ce1">
            <text:p>0.944000006</text:p>
          </table:table-cell>
          <table:table-cell table:style-name="ce1"/>
          <table:table-cell office:value-type="float" office:value="0.3659999370574949" table:formula="of:=[.H244] - [.$H$366]" table:style-name="ce1">
            <text:p>0.365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19.7590001" table:style-name="ce1">
            <text:p>1739056020</text:p>
          </table:table-cell>
          <table:table-cell office:value-type="float" office:value="1739056020.927" table:style-name="ce1">
            <text:p>17390560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679999828338623" table:formula="of:=[.B245]-[.A245]" table:style-name="ce1">
            <text:p>1.167999983</text:p>
          </table:table-cell>
          <table:table-cell table:style-name="ce1"/>
          <table:table-cell office:value-type="float" office:value="0.5899999141693113" table:formula="of:=[.H245] - [.$H$366]" table:style-name="ce1">
            <text:p>0.58999991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0.7590001" table:style-name="ce1">
            <text:p>1739056021</text:p>
          </table:table-cell>
          <table:table-cell office:value-type="float" office:value="1739056021.6389999" table:style-name="ce1">
            <text:p>17390560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999987602233887" table:formula="of:=[.B246]-[.A246]" table:style-name="ce1">
            <text:p>0.879999876</text:p>
          </table:table-cell>
          <table:table-cell table:style-name="ce1"/>
          <table:table-cell office:value-type="float" office:value="0.30199980735778786" table:formula="of:=[.H246] - [.$H$366]" table:style-name="ce1">
            <text:p>0.3019998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1.6919999" table:style-name="ce1">
            <text:p>1739056022</text:p>
          </table:table-cell>
          <table:table-cell office:value-type="float" office:value="1739056022.6630001" table:style-name="ce1">
            <text:p>17390560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100019454956055" table:formula="of:=[.B247]-[.A247]" table:style-name="ce1">
            <text:p>0.971000195</text:p>
          </table:table-cell>
          <table:table-cell table:style-name="ce1"/>
          <table:table-cell office:value-type="float" office:value="0.39300012588500954" table:formula="of:=[.H247] - [.$H$366]" table:style-name="ce1">
            <text:p>0.39300012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2.6919999" table:style-name="ce1">
            <text:p>1739056023</text:p>
          </table:table-cell>
          <table:table-cell office:value-type="float" office:value="1739056023.6500001" table:style-name="ce1">
            <text:p>17390560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00018310546875" table:formula="of:=[.B248]-[.A248]" table:style-name="ce1">
            <text:p>0.958000183</text:p>
          </table:table-cell>
          <table:table-cell table:style-name="ce1"/>
          <table:table-cell office:value-type="float" office:value="0.38000011444091775" table:formula="of:=[.H248] - [.$H$366]" table:style-name="ce1">
            <text:p>0.38000011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3.826" table:style-name="ce1">
            <text:p>1739056024</text:p>
          </table:table-cell>
          <table:table-cell office:value-type="float" office:value="1739056024.645" table:style-name="ce1">
            <text:p>17390560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190000057220459" table:formula="of:=[.B249]-[.A249]" table:style-name="ce1">
            <text:p>0.819000006</text:p>
          </table:table-cell>
          <table:table-cell table:style-name="ce1"/>
          <table:table-cell office:value-type="float" office:value="0.2409999370574949" table:formula="of:=[.H249] - [.$H$366]" table:style-name="ce1">
            <text:p>0.2409999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4.7260001" table:style-name="ce1">
            <text:p>1739056025</text:p>
          </table:table-cell>
          <table:table-cell office:value-type="float" office:value="1739056025.671" table:style-name="ce1">
            <text:p>17390560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99993324279785" table:formula="of:=[.B250]-[.A250]" table:style-name="ce1">
            <text:p>0.944999933</text:p>
          </table:table-cell>
          <table:table-cell table:style-name="ce1"/>
          <table:table-cell office:value-type="float" office:value="0.36699986457824685" table:formula="of:=[.H250] - [.$H$366]" table:style-name="ce1">
            <text:p>0.36699986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5.826" table:style-name="ce1">
            <text:p>1739056026</text:p>
          </table:table-cell>
          <table:table-cell office:value-type="float" office:value="1739056026.6800001" table:style-name="ce1">
            <text:p>17390560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400009155273438" table:formula="of:=[.B251]-[.A251]" table:style-name="ce1">
            <text:p>0.854000092</text:p>
          </table:table-cell>
          <table:table-cell table:style-name="ce1"/>
          <table:table-cell office:value-type="float" office:value="0.27600002288818337" table:formula="of:=[.H251] - [.$H$366]" table:style-name="ce1">
            <text:p>0.27600002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6.6919999" table:style-name="ce1">
            <text:p>1739056027</text:p>
          </table:table-cell>
          <table:table-cell office:value-type="float" office:value="1739056027.665" table:style-name="ce1">
            <text:p>17390560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00004959106445" table:formula="of:=[.B252]-[.A252]" table:style-name="ce1">
            <text:p>0.97300005</text:p>
          </table:table-cell>
          <table:table-cell table:style-name="ce1"/>
          <table:table-cell office:value-type="float" office:value="0.39499998092651345" table:formula="of:=[.H252] - [.$H$366]" table:style-name="ce1">
            <text:p>0.39499998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7.7590001" table:style-name="ce1">
            <text:p>1739056028</text:p>
          </table:table-cell>
          <table:table-cell office:value-type="float" office:value="1739056028.675" table:style-name="ce1">
            <text:p>17390560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59998893737793" table:formula="of:=[.B253]-[.A253]" table:style-name="ce1">
            <text:p>0.915999889</text:p>
          </table:table-cell>
          <table:table-cell table:style-name="ce1"/>
          <table:table-cell office:value-type="float" office:value="0.33799982070922829" table:formula="of:=[.H253] - [.$H$366]" table:style-name="ce1">
            <text:p>0.33799982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8.7590001" table:style-name="ce1">
            <text:p>1739056029</text:p>
          </table:table-cell>
          <table:table-cell office:value-type="float" office:value="1739056029.658" table:style-name="ce1">
            <text:p>17390560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99992942810059" table:formula="of:=[.B254]-[.A254]" table:style-name="ce1">
            <text:p>0.898999929</text:p>
          </table:table-cell>
          <table:table-cell table:style-name="ce1"/>
          <table:table-cell office:value-type="float" office:value="0.32099986076354958" table:formula="of:=[.H254] - [.$H$366]" table:style-name="ce1">
            <text:p>0.32099986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29.7260001" table:style-name="ce1">
            <text:p>1739056030</text:p>
          </table:table-cell>
          <table:table-cell office:value-type="float" office:value="1739056030.684" table:style-name="ce1">
            <text:p>17390560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99994468688965" table:formula="of:=[.B255]-[.A255]" table:style-name="ce1">
            <text:p>0.957999945</text:p>
          </table:table-cell>
          <table:table-cell table:style-name="ce1"/>
          <table:table-cell office:value-type="float" office:value="0.37999987602233865" table:formula="of:=[.H255] - [.$H$366]" table:style-name="ce1">
            <text:p>0.37999987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0.7590001" table:style-name="ce1">
            <text:p>1739056031</text:p>
          </table:table-cell>
          <table:table-cell office:value-type="float" office:value="1739056031.6849999" table:style-name="ce1">
            <text:p>17390560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256]-[.A256]" table:style-name="ce1">
            <text:p>0.92599988</text:p>
          </table:table-cell>
          <table:table-cell table:style-name="ce1"/>
          <table:table-cell office:value-type="float" office:value="0.34799981117248513" table:formula="of:=[.H256] - [.$H$366]" table:style-name="ce1">
            <text:p>0.34799981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1.7260001" table:style-name="ce1">
            <text:p>1739056032</text:p>
          </table:table-cell>
          <table:table-cell office:value-type="float" office:value="1739056032.6930001" table:style-name="ce1">
            <text:p>17390560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00000762939453" table:formula="of:=[.B257]-[.A257]" table:style-name="ce1">
            <text:p>0.967000008</text:p>
          </table:table-cell>
          <table:table-cell table:style-name="ce1"/>
          <table:table-cell office:value-type="float" office:value="0.38899993896484353" table:formula="of:=[.H257] - [.$H$366]" table:style-name="ce1">
            <text:p>0.38899993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2.7260001" table:style-name="ce1">
            <text:p>1739056033</text:p>
          </table:table-cell>
          <table:table-cell office:value-type="float" office:value="1739056033.675" table:style-name="ce1">
            <text:p>17390560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899988174438477" table:formula="of:=[.B258]-[.A258]" table:style-name="ce1">
            <text:p>0.948999882</text:p>
          </table:table-cell>
          <table:table-cell table:style-name="ce1"/>
          <table:table-cell office:value-type="float" office:value="0.37099981307983376" table:formula="of:=[.H258] - [.$H$366]" table:style-name="ce1">
            <text:p>0.37099981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2.7590001" table:style-name="ce1">
            <text:p>1739056033</text:p>
          </table:table-cell>
          <table:table-cell office:value-type="float" office:value="1739056033.964" table:style-name="ce1">
            <text:p>17390560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049999237060547" table:formula="of:=[.B259]-[.A259]" table:style-name="ce1">
            <text:p>1.204999924</text:p>
          </table:table-cell>
          <table:table-cell table:style-name="ce1"/>
          <table:table-cell office:value-type="float" office:value="0.62699985504150368" table:formula="of:=[.H259] - [.$H$366]" table:style-name="ce1">
            <text:p>0.62699985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3.7260001" table:style-name="ce1">
            <text:p>1739056034</text:p>
          </table:table-cell>
          <table:table-cell office:value-type="float" office:value="1739056034.6960001" table:style-name="ce1">
            <text:p>17390560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00002861022949" table:formula="of:=[.B260]-[.A260]" table:style-name="ce1">
            <text:p>0.970000029</text:p>
          </table:table-cell>
          <table:table-cell table:style-name="ce1"/>
          <table:table-cell office:value-type="float" office:value="0.39199995994567849" table:formula="of:=[.H260] - [.$H$366]" table:style-name="ce1">
            <text:p>0.391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4.7590001" table:style-name="ce1">
            <text:p>1739056035</text:p>
          </table:table-cell>
          <table:table-cell office:value-type="float" office:value="1739056035.7079999" table:style-name="ce1">
            <text:p>17390560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899988174438477" table:formula="of:=[.B261]-[.A261]" table:style-name="ce1">
            <text:p>0.948999882</text:p>
          </table:table-cell>
          <table:table-cell table:style-name="ce1"/>
          <table:table-cell office:value-type="float" office:value="0.37099981307983376" table:formula="of:=[.H261] - [.$H$366]" table:style-name="ce1">
            <text:p>0.37099981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5.826" table:style-name="ce1">
            <text:p>1739056036</text:p>
          </table:table-cell>
          <table:table-cell office:value-type="float" office:value="1739056036.6989999" table:style-name="ce1">
            <text:p>17390560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299990653991699" table:formula="of:=[.B262]-[.A262]" table:style-name="ce1">
            <text:p>0.872999907</text:p>
          </table:table-cell>
          <table:table-cell table:style-name="ce1"/>
          <table:table-cell office:value-type="float" office:value="0.29499983787536599" table:formula="of:=[.H262] - [.$H$366]" table:style-name="ce1">
            <text:p>0.29499983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6.826" table:style-name="ce1">
            <text:p>1739056037</text:p>
          </table:table-cell>
          <table:table-cell office:value-type="float" office:value="1739056037.7149999" table:style-name="ce1">
            <text:p>17390560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99993896484375" table:formula="of:=[.B263]-[.A263]" table:style-name="ce1">
            <text:p>0.888999939</text:p>
          </table:table-cell>
          <table:table-cell table:style-name="ce1"/>
          <table:table-cell office:value-type="float" office:value="0.31099987030029275" table:formula="of:=[.H263] - [.$H$366]" table:style-name="ce1">
            <text:p>0.310999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7.7920001" table:style-name="ce1">
            <text:p>1739056038</text:p>
          </table:table-cell>
          <table:table-cell office:value-type="float" office:value="1739056038.7219999" table:style-name="ce1">
            <text:p>17390560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999982833862305" table:formula="of:=[.B264]-[.A264]" table:style-name="ce1">
            <text:p>0.929999828</text:p>
          </table:table-cell>
          <table:table-cell table:style-name="ce1"/>
          <table:table-cell office:value-type="float" office:value="0.35199975967407204" table:formula="of:=[.H264] - [.$H$366]" table:style-name="ce1">
            <text:p>0.3519997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8.859" table:style-name="ce1">
            <text:p>1739056039</text:p>
          </table:table-cell>
          <table:table-cell office:value-type="float" office:value="1739056039.7179999" table:style-name="ce1">
            <text:p>17390560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899996757507324" table:formula="of:=[.B265]-[.A265]" table:style-name="ce1">
            <text:p>0.858999968</text:p>
          </table:table-cell>
          <table:table-cell table:style-name="ce1"/>
          <table:table-cell office:value-type="float" office:value="0.28099989891052224" table:formula="of:=[.H265] - [.$H$366]" table:style-name="ce1">
            <text:p>0.28099989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39.7590001" table:style-name="ce1">
            <text:p>1739056040</text:p>
          </table:table-cell>
          <table:table-cell office:value-type="float" office:value="1739056040.72" table:style-name="ce1">
            <text:p>17390560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266]-[.A266]" table:style-name="ce1">
            <text:p>0.960999966</text:p>
          </table:table-cell>
          <table:table-cell table:style-name="ce1"/>
          <table:table-cell office:value-type="float" office:value="0.38299989700317361" table:formula="of:=[.H266] - [.$H$366]" table:style-name="ce1">
            <text:p>0.38299989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0.892" table:style-name="ce1">
            <text:p>1739056041</text:p>
          </table:table-cell>
          <table:table-cell office:value-type="float" office:value="1739056041.73" table:style-name="ce1">
            <text:p>17390560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800005912780762" table:formula="of:=[.B267]-[.A267]" table:style-name="ce1">
            <text:p>0.838000059</text:p>
          </table:table-cell>
          <table:table-cell table:style-name="ce1"/>
          <table:table-cell office:value-type="float" office:value="0.25999999046325661" table:formula="of:=[.H267] - [.$H$366]" table:style-name="ce1">
            <text:p>0.2599999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1.7590001" table:style-name="ce1">
            <text:p>1739056042</text:p>
          </table:table-cell>
          <table:table-cell office:value-type="float" office:value="1739056042.724" table:style-name="ce1">
            <text:p>17390560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499991416931152" table:formula="of:=[.B268]-[.A268]" table:style-name="ce1">
            <text:p>0.964999914</text:p>
          </table:table-cell>
          <table:table-cell table:style-name="ce1"/>
          <table:table-cell office:value-type="float" office:value="0.38699984550476052" table:formula="of:=[.H268] - [.$H$366]" table:style-name="ce1">
            <text:p>0.38699984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2.7590001" table:style-name="ce1">
            <text:p>1739056043</text:p>
          </table:table-cell>
          <table:table-cell office:value-type="float" office:value="1739056043.7149999" table:style-name="ce1">
            <text:p>17390560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599985122680664" table:formula="of:=[.B269]-[.A269]" table:style-name="ce1">
            <text:p>0.955999851</text:p>
          </table:table-cell>
          <table:table-cell table:style-name="ce1"/>
          <table:table-cell office:value-type="float" office:value="0.37799978256225564" table:formula="of:=[.H269] - [.$H$366]" table:style-name="ce1">
            <text:p>0.37799978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3.7920001" table:style-name="ce1">
            <text:p>1739056044</text:p>
          </table:table-cell>
          <table:table-cell office:value-type="float" office:value="1739056044.7409999" table:style-name="ce1">
            <text:p>17390560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899988174438477" table:formula="of:=[.B270]-[.A270]" table:style-name="ce1">
            <text:p>0.948999882</text:p>
          </table:table-cell>
          <table:table-cell table:style-name="ce1"/>
          <table:table-cell office:value-type="float" office:value="0.37099981307983376" table:formula="of:=[.H270] - [.$H$366]" table:style-name="ce1">
            <text:p>0.37099981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4.7590001" table:style-name="ce1">
            <text:p>1739056045</text:p>
          </table:table-cell>
          <table:table-cell office:value-type="float" office:value="1739056045.7179999" table:style-name="ce1">
            <text:p>17390560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9998722076416" table:formula="of:=[.B271]-[.A271]" table:style-name="ce1">
            <text:p>0.958999872</text:p>
          </table:table-cell>
          <table:table-cell table:style-name="ce1"/>
          <table:table-cell office:value-type="float" office:value="0.3809998035430906" table:formula="of:=[.H271] - [.$H$366]" table:style-name="ce1">
            <text:p>0.3809998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5.826" table:style-name="ce1">
            <text:p>1739056046</text:p>
          </table:table-cell>
          <table:table-cell office:value-type="float" office:value="1739056046.733" table:style-name="ce1">
            <text:p>17390560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00006484985352" table:formula="of:=[.B272]-[.A272]" table:style-name="ce1">
            <text:p>0.907000065</text:p>
          </table:table-cell>
          <table:table-cell table:style-name="ce1"/>
          <table:table-cell office:value-type="float" office:value="0.32899999618530251" table:formula="of:=[.H272] - [.$H$366]" table:style-name="ce1">
            <text:p>0.3289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6.826" table:style-name="ce1">
            <text:p>1739056047</text:p>
          </table:table-cell>
          <table:table-cell office:value-type="float" office:value="1739056047.7420001" table:style-name="ce1">
            <text:p>17390560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0001277923584" table:formula="of:=[.B273]-[.A273]" table:style-name="ce1">
            <text:p>0.916000128</text:p>
          </table:table-cell>
          <table:table-cell table:style-name="ce1"/>
          <table:table-cell office:value-type="float" office:value="0.3380000591278074" table:formula="of:=[.H273] - [.$H$366]" table:style-name="ce1">
            <text:p>0.33800005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7.859" table:style-name="ce1">
            <text:p>1739056048</text:p>
          </table:table-cell>
          <table:table-cell office:value-type="float" office:value="1739056048.7320001" table:style-name="ce1">
            <text:p>17390560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300014495849609" table:formula="of:=[.B274]-[.A274]" table:style-name="ce1">
            <text:p>0.873000145</text:p>
          </table:table-cell>
          <table:table-cell table:style-name="ce1"/>
          <table:table-cell office:value-type="float" office:value="0.29500007629394509" table:formula="of:=[.H274] - [.$H$366]" table:style-name="ce1">
            <text:p>0.29500007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8.826" table:style-name="ce1">
            <text:p>1739056049</text:p>
          </table:table-cell>
          <table:table-cell office:value-type="float" office:value="1739056049.7550001" table:style-name="ce1">
            <text:p>17390560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90001392364502" table:formula="of:=[.B275]-[.A275]" table:style-name="ce1">
            <text:p>0.929000139</text:p>
          </table:table-cell>
          <table:table-cell table:style-name="ce1"/>
          <table:table-cell office:value-type="float" office:value="0.35100007057189919" table:formula="of:=[.H275] - [.$H$366]" table:style-name="ce1">
            <text:p>0.35100007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49.859" table:style-name="ce1">
            <text:p>1739056050</text:p>
          </table:table-cell>
          <table:table-cell office:value-type="float" office:value="1739056050.7409999" table:style-name="ce1">
            <text:p>17390560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99996948242188" table:formula="of:=[.B276]-[.A276]" table:style-name="ce1">
            <text:p>0.881999969</text:p>
          </table:table-cell>
          <table:table-cell table:style-name="ce1"/>
          <table:table-cell office:value-type="float" office:value="0.30399990081787087" table:formula="of:=[.H276] - [.$H$366]" table:style-name="ce1">
            <text:p>0.30399990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0.826" table:style-name="ce1">
            <text:p>1739056051</text:p>
          </table:table-cell>
          <table:table-cell office:value-type="float" office:value="1739056051.744" table:style-name="ce1">
            <text:p>17390560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9999828338623" table:formula="of:=[.B277]-[.A277]" table:style-name="ce1">
            <text:p>0.917999983</text:p>
          </table:table-cell>
          <table:table-cell table:style-name="ce1"/>
          <table:table-cell office:value-type="float" office:value="0.3399999141693113" table:formula="of:=[.H277] - [.$H$366]" table:style-name="ce1">
            <text:p>0.33999991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1.793" table:style-name="ce1">
            <text:p>1739056052</text:p>
          </table:table-cell>
          <table:table-cell office:value-type="float" office:value="1739056052.7639999" table:style-name="ce1">
            <text:p>17390560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99995613098145" table:formula="of:=[.B278]-[.A278]" table:style-name="ce1">
            <text:p>0.970999956</text:p>
          </table:table-cell>
          <table:table-cell table:style-name="ce1"/>
          <table:table-cell office:value-type="float" office:value="0.39299988746643044" table:formula="of:=[.H278] - [.$H$366]" table:style-name="ce1">
            <text:p>0.39299988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2.859" table:style-name="ce1">
            <text:p>1739056053</text:p>
          </table:table-cell>
          <table:table-cell office:value-type="float" office:value="1739056053.763" table:style-name="ce1">
            <text:p>17390560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00004386901855" table:formula="of:=[.B279]-[.A279]" table:style-name="ce1">
            <text:p>0.904000044</text:p>
          </table:table-cell>
          <table:table-cell table:style-name="ce1"/>
          <table:table-cell office:value-type="float" office:value="0.32599997520446755" table:formula="of:=[.H279] - [.$H$366]" table:style-name="ce1">
            <text:p>0.325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3.826" table:style-name="ce1">
            <text:p>1739056054</text:p>
          </table:table-cell>
          <table:table-cell office:value-type="float" office:value="1739056054.7880001" table:style-name="ce1">
            <text:p>17390560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200013160705566" table:formula="of:=[.B280]-[.A280]" table:style-name="ce1">
            <text:p>0.962000132</text:p>
          </table:table-cell>
          <table:table-cell table:style-name="ce1"/>
          <table:table-cell office:value-type="float" office:value="0.38400006294250466" table:formula="of:=[.H280] - [.$H$366]" table:style-name="ce1">
            <text:p>0.3840000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4.8929999" table:style-name="ce1">
            <text:p>1739056055</text:p>
          </table:table-cell>
          <table:table-cell office:value-type="float" office:value="1739056055.7609999" table:style-name="ce1">
            <text:p>17390560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800003051757813" table:formula="of:=[.B281]-[.A281]" table:style-name="ce1">
            <text:p>0.868000031</text:p>
          </table:table-cell>
          <table:table-cell table:style-name="ce1"/>
          <table:table-cell office:value-type="float" office:value="0.28999996185302712" table:formula="of:=[.H281] - [.$H$366]" table:style-name="ce1">
            <text:p>0.28999996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5.826" table:style-name="ce1">
            <text:p>1739056056</text:p>
          </table:table-cell>
          <table:table-cell office:value-type="float" office:value="1739056056.892" table:style-name="ce1">
            <text:p>17390560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59999847412109" table:formula="of:=[.B282]-[.A282]" table:style-name="ce1">
            <text:p>1.065999985</text:p>
          </table:table-cell>
          <table:table-cell table:style-name="ce1"/>
          <table:table-cell office:value-type="float" office:value="0.48799991607665993" table:formula="of:=[.H282] - [.$H$366]" table:style-name="ce1">
            <text:p>0.4879999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6.8929999" table:style-name="ce1">
            <text:p>1739056057</text:p>
          </table:table-cell>
          <table:table-cell office:value-type="float" office:value="1739056057.8770001" table:style-name="ce1">
            <text:p>17390560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400020599365234" table:formula="of:=[.B283]-[.A283]" table:style-name="ce1">
            <text:p>0.984000206</text:p>
          </table:table-cell>
          <table:table-cell table:style-name="ce1"/>
          <table:table-cell office:value-type="float" office:value="0.40600013732910134" table:formula="of:=[.H283] - [.$H$366]" table:style-name="ce1">
            <text:p>0.4060001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7.793" table:style-name="ce1">
            <text:p>1739056058</text:p>
          </table:table-cell>
          <table:table-cell office:value-type="float" office:value="1739056058.819" table:style-name="ce1">
            <text:p>17390560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60000228881836" table:formula="of:=[.B284]-[.A284]" table:style-name="ce1">
            <text:p>1.026000023</text:p>
          </table:table-cell>
          <table:table-cell table:style-name="ce1"/>
          <table:table-cell office:value-type="float" office:value="0.44799995422363259" table:formula="of:=[.H284] - [.$H$366]" table:style-name="ce1">
            <text:p>0.44799995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8.859" table:style-name="ce1">
            <text:p>1739056059</text:p>
          </table:table-cell>
          <table:table-cell office:value-type="float" office:value="1739056059.7720001" table:style-name="ce1">
            <text:p>17390560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00010681152344" table:formula="of:=[.B285]-[.A285]" table:style-name="ce1">
            <text:p>0.913000107</text:p>
          </table:table-cell>
          <table:table-cell table:style-name="ce1"/>
          <table:table-cell office:value-type="float" office:value="0.33500003814697243" table:formula="of:=[.H285] - [.$H$366]" table:style-name="ce1">
            <text:p>0.33500003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59.826" table:style-name="ce1">
            <text:p>1739056060</text:p>
          </table:table-cell>
          <table:table-cell office:value-type="float" office:value="1739056060.773" table:style-name="ce1">
            <text:p>17390560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00002670288086" table:formula="of:=[.B286]-[.A286]" table:style-name="ce1">
            <text:p>0.947000027</text:p>
          </table:table-cell>
          <table:table-cell table:style-name="ce1"/>
          <table:table-cell office:value-type="float" office:value="0.36899995803832986" table:formula="of:=[.H286] - [.$H$366]" table:style-name="ce1">
            <text:p>0.36899995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0.859" table:style-name="ce1">
            <text:p>1739056061</text:p>
          </table:table-cell>
          <table:table-cell office:value-type="float" office:value="1739056061.7809999" table:style-name="ce1">
            <text:p>17390560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287]-[.A287]" table:style-name="ce1">
            <text:p>0.921999931</text:p>
          </table:table-cell>
          <table:table-cell table:style-name="ce1"/>
          <table:table-cell office:value-type="float" office:value="0.34399986267089822" table:formula="of:=[.H287] - [.$H$366]" table:style-name="ce1">
            <text:p>0.34399986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1.826" table:style-name="ce1">
            <text:p>1739056062</text:p>
          </table:table-cell>
          <table:table-cell office:value-type="float" office:value="1739056062.777" table:style-name="ce1">
            <text:p>17390560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99997520446777" table:formula="of:=[.B288]-[.A288]" table:style-name="ce1">
            <text:p>0.950999975</text:p>
          </table:table-cell>
          <table:table-cell table:style-name="ce1"/>
          <table:table-cell office:value-type="float" office:value="0.37299990653991677" table:formula="of:=[.H288] - [.$H$366]" table:style-name="ce1">
            <text:p>0.37299990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2.8929999" table:style-name="ce1">
            <text:p>1739056063</text:p>
          </table:table-cell>
          <table:table-cell office:value-type="float" office:value="1739056063.7939999" table:style-name="ce1">
            <text:p>17390560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00002288818359" table:formula="of:=[.B289]-[.A289]" table:style-name="ce1">
            <text:p>0.901000023</text:p>
          </table:table-cell>
          <table:table-cell table:style-name="ce1"/>
          <table:table-cell office:value-type="float" office:value="0.32299995422363259" table:formula="of:=[.H289] - [.$H$366]" table:style-name="ce1">
            <text:p>0.32299995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3.826" table:style-name="ce1">
            <text:p>1739056064</text:p>
          </table:table-cell>
          <table:table-cell office:value-type="float" office:value="1739056064.9030001" table:style-name="ce1">
            <text:p>17390560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770001411437988" table:formula="of:=[.B290]-[.A290]" table:style-name="ce1">
            <text:p>1.077000141</text:p>
          </table:table-cell>
          <table:table-cell table:style-name="ce1"/>
          <table:table-cell office:value-type="float" office:value="0.49900007247924782" table:formula="of:=[.H290] - [.$H$366]" table:style-name="ce1">
            <text:p>0.49900007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4.9260001" table:style-name="ce1">
            <text:p>1739056065</text:p>
          </table:table-cell>
          <table:table-cell office:value-type="float" office:value="1739056065.796" table:style-name="ce1">
            <text:p>17390560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999988555908203" table:formula="of:=[.B291]-[.A291]" table:style-name="ce1">
            <text:p>0.869999886</text:p>
          </table:table-cell>
          <table:table-cell table:style-name="ce1"/>
          <table:table-cell office:value-type="float" office:value="0.29199981689453103" table:formula="of:=[.H291] - [.$H$366]" table:style-name="ce1">
            <text:p>0.29199981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5.826" table:style-name="ce1">
            <text:p>1739056066</text:p>
          </table:table-cell>
          <table:table-cell office:value-type="float" office:value="1739056066.7920001" table:style-name="ce1">
            <text:p>17390560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600008010864258" table:formula="of:=[.B292]-[.A292]" table:style-name="ce1">
            <text:p>0.96600008</text:p>
          </table:table-cell>
          <table:table-cell table:style-name="ce1"/>
          <table:table-cell office:value-type="float" office:value="0.38800001144409157" table:formula="of:=[.H292] - [.$H$366]" table:style-name="ce1">
            <text:p>0.38800001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6.859" table:style-name="ce1">
            <text:p>1739056067</text:p>
          </table:table-cell>
          <table:table-cell office:value-type="float" office:value="1739056067.872" table:style-name="ce1">
            <text:p>17390560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30000114440918" table:formula="of:=[.B293]-[.A293]" table:style-name="ce1">
            <text:p>1.013000011</text:p>
          </table:table-cell>
          <table:table-cell table:style-name="ce1"/>
          <table:table-cell office:value-type="float" office:value="0.43499994277954079" table:formula="of:=[.H293] - [.$H$366]" table:style-name="ce1">
            <text:p>0.434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7.9260001" table:style-name="ce1">
            <text:p>1739056068</text:p>
          </table:table-cell>
          <table:table-cell office:value-type="float" office:value="1739056068.8039999" table:style-name="ce1">
            <text:p>17390560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799978256225586" table:formula="of:=[.B294]-[.A294]" table:style-name="ce1">
            <text:p>0.877999783</text:p>
          </table:table-cell>
          <table:table-cell table:style-name="ce1"/>
          <table:table-cell office:value-type="float" office:value="0.29999971389770486" table:formula="of:=[.H294] - [.$H$366]" table:style-name="ce1">
            <text:p>0.29999971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8.8929999" table:style-name="ce1">
            <text:p>1739056069</text:p>
          </table:table-cell>
          <table:table-cell office:value-type="float" office:value="1739056069.8010001" table:style-name="ce1">
            <text:p>17390560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00023078918457" table:formula="of:=[.B295]-[.A295]" table:style-name="ce1">
            <text:p>0.908000231</text:p>
          </table:table-cell>
          <table:table-cell table:style-name="ce1"/>
          <table:table-cell office:value-type="float" office:value="0.33000016212463357" table:formula="of:=[.H295] - [.$H$366]" table:style-name="ce1">
            <text:p>0.33000016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69.8929999" table:style-name="ce1">
            <text:p>1739056070</text:p>
          </table:table-cell>
          <table:table-cell office:value-type="float" office:value="1739056070.8010001" table:style-name="ce1">
            <text:p>17390560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00023078918457" table:formula="of:=[.B296]-[.A296]" table:style-name="ce1">
            <text:p>0.908000231</text:p>
          </table:table-cell>
          <table:table-cell table:style-name="ce1"/>
          <table:table-cell office:value-type="float" office:value="0.33000016212463357" table:formula="of:=[.H296] - [.$H$366]" table:style-name="ce1">
            <text:p>0.33000016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0.8929999" table:style-name="ce1">
            <text:p>1739056071</text:p>
          </table:table-cell>
          <table:table-cell office:value-type="float" office:value="1739056071.8180001" table:style-name="ce1">
            <text:p>17390560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00019073486328" table:formula="of:=[.B297]-[.A297]" table:style-name="ce1">
            <text:p>0.925000191</text:p>
          </table:table-cell>
          <table:table-cell table:style-name="ce1"/>
          <table:table-cell office:value-type="float" office:value="0.34700012207031228" table:formula="of:=[.H297] - [.$H$366]" table:style-name="ce1">
            <text:p>0.34700012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1.8929999" table:style-name="ce1">
            <text:p>1739056072</text:p>
          </table:table-cell>
          <table:table-cell office:value-type="float" office:value="1739056072.8380001" table:style-name="ce1">
            <text:p>17390560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500017166137695" table:formula="of:=[.B298]-[.A298]" table:style-name="ce1">
            <text:p>0.945000172</text:p>
          </table:table-cell>
          <table:table-cell table:style-name="ce1"/>
          <table:table-cell office:value-type="float" office:value="0.36700010299682595" table:formula="of:=[.H298] - [.$H$366]" table:style-name="ce1">
            <text:p>0.36700010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2.9260001" table:style-name="ce1">
            <text:p>1739056073</text:p>
          </table:table-cell>
          <table:table-cell office:value-type="float" office:value="1739056073.829" table:style-name="ce1">
            <text:p>17390560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29998779296875" table:formula="of:=[.B299]-[.A299]" table:style-name="ce1">
            <text:p>0.902999878</text:p>
          </table:table-cell>
          <table:table-cell table:style-name="ce1"/>
          <table:table-cell office:value-type="float" office:value="0.3249998092651365" table:formula="of:=[.H299] - [.$H$366]" table:style-name="ce1">
            <text:p>0.32499980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3.859" table:style-name="ce1">
            <text:p>1739056074</text:p>
          </table:table-cell>
          <table:table-cell office:value-type="float" office:value="1739056074.8269999" table:style-name="ce1">
            <text:p>17390560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99993515014648" table:formula="of:=[.B300]-[.A300]" table:style-name="ce1">
            <text:p>0.967999935</text:p>
          </table:table-cell>
          <table:table-cell table:style-name="ce1"/>
          <table:table-cell office:value-type="float" office:value="0.38999986648559548" table:formula="of:=[.H300] - [.$H$366]" table:style-name="ce1">
            <text:p>0.38999986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4.9590001" table:style-name="ce1">
            <text:p>1739056075</text:p>
          </table:table-cell>
          <table:table-cell office:value-type="float" office:value="1739056075.835" table:style-name="ce1">
            <text:p>17390560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599992752075195" table:formula="of:=[.B301]-[.A301]" table:style-name="ce1">
            <text:p>0.875999928</text:p>
          </table:table-cell>
          <table:table-cell table:style-name="ce1"/>
          <table:table-cell office:value-type="float" office:value="0.29799985885620095" table:formula="of:=[.H301] - [.$H$366]" table:style-name="ce1">
            <text:p>0.29799985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5.8929999" table:style-name="ce1">
            <text:p>1739056076</text:p>
          </table:table-cell>
          <table:table-cell office:value-type="float" office:value="1739056076.829" table:style-name="ce1">
            <text:p>17390560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600010871887207" table:formula="of:=[.B302]-[.A302]" table:style-name="ce1">
            <text:p>0.936000109</text:p>
          </table:table-cell>
          <table:table-cell table:style-name="ce1"/>
          <table:table-cell office:value-type="float" office:value="0.35800004005432107" table:formula="of:=[.H302] - [.$H$366]" table:style-name="ce1">
            <text:p>0.358000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6.8929999" table:style-name="ce1">
            <text:p>1739056077</text:p>
          </table:table-cell>
          <table:table-cell office:value-type="float" office:value="1739056077.835" table:style-name="ce1">
            <text:p>17390560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200015068054199" table:formula="of:=[.B303]-[.A303]" table:style-name="ce1">
            <text:p>0.942000151</text:p>
          </table:table-cell>
          <table:table-cell table:style-name="ce1"/>
          <table:table-cell office:value-type="float" office:value="0.36400008201599099" table:formula="of:=[.H303] - [.$H$366]" table:style-name="ce1">
            <text:p>0.36400008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7.8929999" table:style-name="ce1">
            <text:p>1739056078</text:p>
          </table:table-cell>
          <table:table-cell office:value-type="float" office:value="1739056078.839" table:style-name="ce1">
            <text:p>17390560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304]-[.A304]" table:style-name="ce1">
            <text:p>0.946000099</text:p>
          </table:table-cell>
          <table:table-cell table:style-name="ce1"/>
          <table:table-cell office:value-type="float" office:value="0.3680000305175779" table:formula="of:=[.H304] - [.$H$366]" table:style-name="ce1">
            <text:p>0.36800003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8.8929999" table:style-name="ce1">
            <text:p>1739056079</text:p>
          </table:table-cell>
          <table:table-cell office:value-type="float" office:value="1739056079.8340001" table:style-name="ce1">
            <text:p>17390560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100022315979004" table:formula="of:=[.B305]-[.A305]" table:style-name="ce1">
            <text:p>0.941000223</text:p>
          </table:table-cell>
          <table:table-cell table:style-name="ce1"/>
          <table:table-cell office:value-type="float" office:value="0.36300015449523904" table:formula="of:=[.H305] - [.$H$366]" table:style-name="ce1">
            <text:p>0.36300015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79.9590001" table:style-name="ce1">
            <text:p>1739056080</text:p>
          </table:table-cell>
          <table:table-cell office:value-type="float" office:value="1739056080.8529999" table:style-name="ce1">
            <text:p>17390560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399981498718262" table:formula="of:=[.B306]-[.A306]" table:style-name="ce1">
            <text:p>0.893999815</text:p>
          </table:table-cell>
          <table:table-cell table:style-name="ce1"/>
          <table:table-cell office:value-type="float" office:value="0.31599974632263161" table:formula="of:=[.H306] - [.$H$366]" table:style-name="ce1">
            <text:p>0.31599974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0.9590001" table:style-name="ce1">
            <text:p>1739056081</text:p>
          </table:table-cell>
          <table:table-cell office:value-type="float" office:value="1739056081.8469999" table:style-name="ce1">
            <text:p>17390560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79997730255127" table:formula="of:=[.B307]-[.A307]" table:style-name="ce1">
            <text:p>0.887999773</text:p>
          </table:table-cell>
          <table:table-cell table:style-name="ce1"/>
          <table:table-cell office:value-type="float" office:value="0.30999970436096169" table:formula="of:=[.H307] - [.$H$366]" table:style-name="ce1">
            <text:p>0.30999970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1.9260001" table:style-name="ce1">
            <text:p>1739056082</text:p>
          </table:table-cell>
          <table:table-cell office:value-type="float" office:value="1739056082.96" table:style-name="ce1">
            <text:p>17390560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39999198913574" table:formula="of:=[.B308]-[.A308]" table:style-name="ce1">
            <text:p>1.03399992</text:p>
          </table:table-cell>
          <table:table-cell table:style-name="ce1"/>
          <table:table-cell office:value-type="float" office:value="0.45599985122680642" table:formula="of:=[.H308] - [.$H$366]" table:style-name="ce1">
            <text:p>0.45599985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2.826" table:style-name="ce1">
            <text:p>1739056083</text:p>
          </table:table-cell>
          <table:table-cell office:value-type="float" office:value="1739056083.8510001" table:style-name="ce1">
            <text:p>17390560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50000953674316" table:formula="of:=[.B309]-[.A309]" table:style-name="ce1">
            <text:p>1.025000095</text:p>
          </table:table-cell>
          <table:table-cell table:style-name="ce1"/>
          <table:table-cell office:value-type="float" office:value="0.44700002670288064" table:formula="of:=[.H309] - [.$H$366]" table:style-name="ce1">
            <text:p>0.44700002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3.8929999" table:style-name="ce1">
            <text:p>1739056084</text:p>
          </table:table-cell>
          <table:table-cell office:value-type="float" office:value="1739056084.8629999" table:style-name="ce1">
            <text:p>17390560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00002861022949" table:formula="of:=[.B310]-[.A310]" table:style-name="ce1">
            <text:p>0.970000029</text:p>
          </table:table-cell>
          <table:table-cell table:style-name="ce1"/>
          <table:table-cell office:value-type="float" office:value="0.39199995994567849" table:formula="of:=[.H310] - [.$H$366]" table:style-name="ce1">
            <text:p>0.391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4.859" table:style-name="ce1">
            <text:p>1739056085</text:p>
          </table:table-cell>
          <table:table-cell office:value-type="float" office:value="1739056085.8759999" table:style-name="ce1">
            <text:p>17390560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69999599456787" table:formula="of:=[.B311]-[.A311]" table:style-name="ce1">
            <text:p>1.01699996</text:p>
          </table:table-cell>
          <table:table-cell table:style-name="ce1"/>
          <table:table-cell office:value-type="float" office:value="0.43899989128112771" table:formula="of:=[.H311] - [.$H$366]" table:style-name="ce1">
            <text:p>0.4389998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5.859" table:style-name="ce1">
            <text:p>1739056086</text:p>
          </table:table-cell>
          <table:table-cell office:value-type="float" office:value="1739056086.888" table:style-name="ce1">
            <text:p>17390560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90000438690186" table:formula="of:=[.B312]-[.A312]" table:style-name="ce1">
            <text:p>1.029000044</text:p>
          </table:table-cell>
          <table:table-cell table:style-name="ce1"/>
          <table:table-cell office:value-type="float" office:value="0.45099997520446755" table:formula="of:=[.H312] - [.$H$366]" table:style-name="ce1">
            <text:p>0.450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6.993" table:style-name="ce1">
            <text:p>1739056087</text:p>
          </table:table-cell>
          <table:table-cell office:value-type="float" office:value="1739056087.865" table:style-name="ce1">
            <text:p>17390560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199997901916504" table:formula="of:=[.B313]-[.A313]" table:style-name="ce1">
            <text:p>0.871999979</text:p>
          </table:table-cell>
          <table:table-cell table:style-name="ce1"/>
          <table:table-cell office:value-type="float" office:value="0.29399991035461404" table:formula="of:=[.H313] - [.$H$366]" table:style-name="ce1">
            <text:p>0.2939999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7.9260001" table:style-name="ce1">
            <text:p>1739056088</text:p>
          </table:table-cell>
          <table:table-cell office:value-type="float" office:value="1739056088.8640001" table:style-name="ce1">
            <text:p>17390560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99996376037598" table:formula="of:=[.B314]-[.A314]" table:style-name="ce1">
            <text:p>0.937999964</text:p>
          </table:table-cell>
          <table:table-cell table:style-name="ce1"/>
          <table:table-cell office:value-type="float" office:value="0.35999989509582497" table:formula="of:=[.H314] - [.$H$366]" table:style-name="ce1">
            <text:p>0.35999989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8.9590001" table:style-name="ce1">
            <text:p>1739056089</text:p>
          </table:table-cell>
          <table:table-cell office:value-type="float" office:value="1739056089.8629999" table:style-name="ce1">
            <text:p>17390560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399980545043945" table:formula="of:=[.B315]-[.A315]" table:style-name="ce1">
            <text:p>0.903999805</text:p>
          </table:table-cell>
          <table:table-cell table:style-name="ce1"/>
          <table:table-cell office:value-type="float" office:value="0.32599973678588845" table:formula="of:=[.H315] - [.$H$366]" table:style-name="ce1">
            <text:p>0.32599973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89.993" table:style-name="ce1">
            <text:p>1739056090</text:p>
          </table:table-cell>
          <table:table-cell office:value-type="float" office:value="1739056090.878" table:style-name="ce1">
            <text:p>17390560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316]-[.A316]" table:style-name="ce1">
            <text:p>0.88499999</text:p>
          </table:table-cell>
          <table:table-cell table:style-name="ce1"/>
          <table:table-cell office:value-type="float" office:value="0.30699992179870583" table:formula="of:=[.H316] - [.$H$366]" table:style-name="ce1">
            <text:p>0.30699992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0.9260001" table:style-name="ce1">
            <text:p>1739056091</text:p>
          </table:table-cell>
          <table:table-cell office:value-type="float" office:value="1739056091.8740001" table:style-name="ce1">
            <text:p>17390560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99995422363281" table:formula="of:=[.B317]-[.A317]" table:style-name="ce1">
            <text:p>0.947999954</text:p>
          </table:table-cell>
          <table:table-cell table:style-name="ce1"/>
          <table:table-cell office:value-type="float" office:value="0.36999988555908181" table:formula="of:=[.H317] - [.$H$366]" table:style-name="ce1">
            <text:p>0.36999988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1.993" table:style-name="ce1">
            <text:p>1739056092</text:p>
          </table:table-cell>
          <table:table-cell office:value-type="float" office:value="1739056092.8859999" table:style-name="ce1">
            <text:p>17390560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299988746643066" table:formula="of:=[.B318]-[.A318]" table:style-name="ce1">
            <text:p>0.892999887</text:p>
          </table:table-cell>
          <table:table-cell table:style-name="ce1"/>
          <table:table-cell office:value-type="float" office:value="0.31499981880187966" table:formula="of:=[.H318] - [.$H$366]" table:style-name="ce1">
            <text:p>0.31499981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3.026" table:style-name="ce1">
            <text:p>1739056093</text:p>
          </table:table-cell>
          <table:table-cell office:value-type="float" office:value="1739056093.8629999" table:style-name="ce1">
            <text:p>17390560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699989318847656" table:formula="of:=[.B319]-[.A319]" table:style-name="ce1">
            <text:p>0.836999893</text:p>
          </table:table-cell>
          <table:table-cell table:style-name="ce1"/>
          <table:table-cell office:value-type="float" office:value="0.25899982452392556" table:formula="of:=[.H319] - [.$H$366]" table:style-name="ce1">
            <text:p>0.25899982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3.9590001" table:style-name="ce1">
            <text:p>1739056094</text:p>
          </table:table-cell>
          <table:table-cell office:value-type="float" office:value="1739056094.869" table:style-name="ce1">
            <text:p>17390560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99984741210938" table:formula="of:=[.B320]-[.A320]" table:style-name="ce1">
            <text:p>0.909999847</text:p>
          </table:table-cell>
          <table:table-cell table:style-name="ce1"/>
          <table:table-cell office:value-type="float" office:value="0.33199977874755837" table:formula="of:=[.H320] - [.$H$366]" table:style-name="ce1">
            <text:p>0.3319997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4.9590001" table:style-name="ce1">
            <text:p>1739056095</text:p>
          </table:table-cell>
          <table:table-cell office:value-type="float" office:value="1739056095.882" table:style-name="ce1">
            <text:p>17390560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99985885620117" table:formula="of:=[.B321]-[.A321]" table:style-name="ce1">
            <text:p>0.922999859</text:p>
          </table:table-cell>
          <table:table-cell table:style-name="ce1"/>
          <table:table-cell office:value-type="float" office:value="0.34499979019165017" table:formula="of:=[.H321] - [.$H$366]" table:style-name="ce1">
            <text:p>0.3449997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5.8929999" table:style-name="ce1">
            <text:p>1739056096</text:p>
          </table:table-cell>
          <table:table-cell office:value-type="float" office:value="1739056096.872" table:style-name="ce1">
            <text:p>17390560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900009155273438" table:formula="of:=[.B322]-[.A322]" table:style-name="ce1">
            <text:p>0.979000092</text:p>
          </table:table-cell>
          <table:table-cell table:style-name="ce1"/>
          <table:table-cell office:value-type="float" office:value="0.40100002288818337" table:formula="of:=[.H322] - [.$H$366]" table:style-name="ce1">
            <text:p>0.40100002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7.026" table:style-name="ce1">
            <text:p>1739056097</text:p>
          </table:table-cell>
          <table:table-cell office:value-type="float" office:value="1739056097.882" table:style-name="ce1">
            <text:p>17390560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99994659423828" table:formula="of:=[.B323]-[.A323]" table:style-name="ce1">
            <text:p>0.855999947</text:p>
          </table:table-cell>
          <table:table-cell table:style-name="ce1"/>
          <table:table-cell office:value-type="float" office:value="0.27799987792968728" table:formula="of:=[.H323] - [.$H$366]" table:style-name="ce1">
            <text:p>0.27799987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7.9260001" table:style-name="ce1">
            <text:p>1739056098</text:p>
          </table:table-cell>
          <table:table-cell office:value-type="float" office:value="1739056098.8840001" table:style-name="ce1">
            <text:p>17390560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99994468688965" table:formula="of:=[.B324]-[.A324]" table:style-name="ce1">
            <text:p>0.957999945</text:p>
          </table:table-cell>
          <table:table-cell table:style-name="ce1"/>
          <table:table-cell office:value-type="float" office:value="0.37999987602233865" table:formula="of:=[.H324] - [.$H$366]" table:style-name="ce1">
            <text:p>0.37999987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8.9260001" table:style-name="ce1">
            <text:p>1739056099</text:p>
          </table:table-cell>
          <table:table-cell office:value-type="float" office:value="1739056099.8840001" table:style-name="ce1">
            <text:p>17390561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99994468688965" table:formula="of:=[.B325]-[.A325]" table:style-name="ce1">
            <text:p>0.957999945</text:p>
          </table:table-cell>
          <table:table-cell table:style-name="ce1"/>
          <table:table-cell office:value-type="float" office:value="0.37999987602233865" table:formula="of:=[.H325] - [.$H$366]" table:style-name="ce1">
            <text:p>0.37999987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099.9590001" table:style-name="ce1">
            <text:p>1739056100</text:p>
          </table:table-cell>
          <table:table-cell office:value-type="float" office:value="1739056100.8959999" table:style-name="ce1">
            <text:p>17390561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699979782104492" table:formula="of:=[.B326]-[.A326]" table:style-name="ce1">
            <text:p>0.936999798</text:p>
          </table:table-cell>
          <table:table-cell table:style-name="ce1"/>
          <table:table-cell office:value-type="float" office:value="0.35899972915649392" table:formula="of:=[.H326] - [.$H$366]" table:style-name="ce1">
            <text:p>0.35899972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0.993" table:style-name="ce1">
            <text:p>1739056101</text:p>
          </table:table-cell>
          <table:table-cell office:value-type="float" office:value="1739056101.8970001" table:style-name="ce1">
            <text:p>17390561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00004386901855" table:formula="of:=[.B327]-[.A327]" table:style-name="ce1">
            <text:p>0.904000044</text:p>
          </table:table-cell>
          <table:table-cell table:style-name="ce1"/>
          <table:table-cell office:value-type="float" office:value="0.32599997520446755" table:formula="of:=[.H327] - [.$H$366]" table:style-name="ce1">
            <text:p>0.325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1.993" table:style-name="ce1">
            <text:p>1739056102</text:p>
          </table:table-cell>
          <table:table-cell office:value-type="float" office:value="1739056102.8929999" table:style-name="ce1">
            <text:p>17390561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999985694885254" table:formula="of:=[.B328]-[.A328]" table:style-name="ce1">
            <text:p>0.899999857</text:p>
          </table:table-cell>
          <table:table-cell table:style-name="ce1"/>
          <table:table-cell office:value-type="float" office:value="0.32199978828430154" table:formula="of:=[.H328] - [.$H$366]" table:style-name="ce1">
            <text:p>0.32199978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2.9590001" table:style-name="ce1">
            <text:p>1739056103</text:p>
          </table:table-cell>
          <table:table-cell office:value-type="float" office:value="1739056103.927" table:style-name="ce1">
            <text:p>17390561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99993515014648" table:formula="of:=[.B329]-[.A329]" table:style-name="ce1">
            <text:p>0.967999935</text:p>
          </table:table-cell>
          <table:table-cell table:style-name="ce1"/>
          <table:table-cell office:value-type="float" office:value="0.38999986648559548" table:formula="of:=[.H329] - [.$H$366]" table:style-name="ce1">
            <text:p>0.38999986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4.026" table:style-name="ce1">
            <text:p>1739056104</text:p>
          </table:table-cell>
          <table:table-cell office:value-type="float" office:value="1739056104.9089999" table:style-name="ce1">
            <text:p>17390561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299989700317383" table:formula="of:=[.B330]-[.A330]" table:style-name="ce1">
            <text:p>0.882999897</text:p>
          </table:table-cell>
          <table:table-cell table:style-name="ce1"/>
          <table:table-cell office:value-type="float" office:value="0.30499982833862282" table:formula="of:=[.H330] - [.$H$366]" table:style-name="ce1">
            <text:p>0.3049998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5.026" table:style-name="ce1">
            <text:p>1739056105</text:p>
          </table:table-cell>
          <table:table-cell office:value-type="float" office:value="1739056105.8929999" table:style-name="ce1">
            <text:p>17390561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699986457824707" table:formula="of:=[.B331]-[.A331]" table:style-name="ce1">
            <text:p>0.866999865</text:p>
          </table:table-cell>
          <table:table-cell table:style-name="ce1"/>
          <table:table-cell office:value-type="float" office:value="0.28899979591369607" table:formula="of:=[.H331] - [.$H$366]" table:style-name="ce1">
            <text:p>0.2889997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5.9260001" table:style-name="ce1">
            <text:p>1739056106</text:p>
          </table:table-cell>
          <table:table-cell office:value-type="float" office:value="1739056106.9100001" table:style-name="ce1">
            <text:p>17390561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399996757507324" table:formula="of:=[.B332]-[.A332]" table:style-name="ce1">
            <text:p>0.983999968</text:p>
          </table:table-cell>
          <table:table-cell table:style-name="ce1"/>
          <table:table-cell office:value-type="float" office:value="0.40599989891052224" table:formula="of:=[.H332] - [.$H$366]" table:style-name="ce1">
            <text:p>0.40599989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7.026" table:style-name="ce1">
            <text:p>1739056107</text:p>
          </table:table-cell>
          <table:table-cell office:value-type="float" office:value="1739056107.9100001" table:style-name="ce1">
            <text:p>17390561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00006294250488" table:formula="of:=[.B333]-[.A333]" table:style-name="ce1">
            <text:p>0.884000063</text:p>
          </table:table-cell>
          <table:table-cell table:style-name="ce1"/>
          <table:table-cell office:value-type="float" office:value="0.30599999427795388" table:formula="of:=[.H333] - [.$H$366]" table:style-name="ce1">
            <text:p>0.30599999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7.993" table:style-name="ce1">
            <text:p>1739056108</text:p>
          </table:table-cell>
          <table:table-cell office:value-type="float" office:value="1739056108.924" table:style-name="ce1">
            <text:p>17390561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9999942779541" table:formula="of:=[.B334]-[.A334]" table:style-name="ce1">
            <text:p>0.930999994</text:p>
          </table:table-cell>
          <table:table-cell table:style-name="ce1"/>
          <table:table-cell office:value-type="float" office:value="0.3529999256134031" table:formula="of:=[.H334] - [.$H$366]" table:style-name="ce1">
            <text:p>0.35299992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9.026" table:style-name="ce1">
            <text:p>1739056109</text:p>
          </table:table-cell>
          <table:table-cell office:value-type="float" office:value="1739056109.9130001" table:style-name="ce1">
            <text:p>17390561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700008392333984" table:formula="of:=[.B335]-[.A335]" table:style-name="ce1">
            <text:p>0.887000084</text:p>
          </table:table-cell>
          <table:table-cell table:style-name="ce1"/>
          <table:table-cell office:value-type="float" office:value="0.30900001525878884" table:formula="of:=[.H335] - [.$H$366]" table:style-name="ce1">
            <text:p>0.30900001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09.9590001" table:style-name="ce1">
            <text:p>1739056110</text:p>
          </table:table-cell>
          <table:table-cell office:value-type="float" office:value="1739056110.9089999" table:style-name="ce1">
            <text:p>17390561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999980926513672" table:formula="of:=[.B336]-[.A336]" table:style-name="ce1">
            <text:p>0.949999809</text:p>
          </table:table-cell>
          <table:table-cell table:style-name="ce1"/>
          <table:table-cell office:value-type="float" office:value="0.37199974060058572" table:formula="of:=[.H336] - [.$H$366]" table:style-name="ce1">
            <text:p>0.371999741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1.026" table:style-name="ce1">
            <text:p>1739056111</text:p>
          </table:table-cell>
          <table:table-cell office:value-type="float" office:value="1739056111.9300001" table:style-name="ce1">
            <text:p>17390561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00004386901855" table:formula="of:=[.B337]-[.A337]" table:style-name="ce1">
            <text:p>0.904000044</text:p>
          </table:table-cell>
          <table:table-cell table:style-name="ce1"/>
          <table:table-cell office:value-type="float" office:value="0.32599997520446755" table:formula="of:=[.H337] - [.$H$366]" table:style-name="ce1">
            <text:p>0.325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1.993" table:style-name="ce1">
            <text:p>1739056112</text:p>
          </table:table-cell>
          <table:table-cell office:value-type="float" office:value="1739056112.927" table:style-name="ce1">
            <text:p>17390561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00001525878906" table:formula="of:=[.B338]-[.A338]" table:style-name="ce1">
            <text:p>0.934000015</text:p>
          </table:table-cell>
          <table:table-cell table:style-name="ce1"/>
          <table:table-cell office:value-type="float" office:value="0.35599994659423806" table:formula="of:=[.H338] - [.$H$366]" table:style-name="ce1">
            <text:p>0.35599994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2.9590001" table:style-name="ce1">
            <text:p>1739056113</text:p>
          </table:table-cell>
          <table:table-cell office:value-type="float" office:value="1739056113.9230001" table:style-name="ce1">
            <text:p>17390561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99998664855957" table:formula="of:=[.B339]-[.A339]" table:style-name="ce1">
            <text:p>0.963999987</text:p>
          </table:table-cell>
          <table:table-cell table:style-name="ce1"/>
          <table:table-cell office:value-type="float" office:value="0.38599991798400857" table:formula="of:=[.H339] - [.$H$366]" table:style-name="ce1">
            <text:p>0.3859999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3.993" table:style-name="ce1">
            <text:p>1739056114</text:p>
          </table:table-cell>
          <table:table-cell office:value-type="float" office:value="1739056114.9460001" table:style-name="ce1">
            <text:p>17390561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340]-[.A340]" table:style-name="ce1">
            <text:p>0.953000069</text:p>
          </table:table-cell>
          <table:table-cell table:style-name="ce1"/>
          <table:table-cell office:value-type="float" office:value="0.37499999999999978" table:formula="of:=[.H340] - [.$H$366]" table:style-name="ce1">
            <text:p>0.3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4.993" table:style-name="ce1">
            <text:p>1739056115</text:p>
          </table:table-cell>
          <table:table-cell office:value-type="float" office:value="1739056115.928" table:style-name="ce1">
            <text:p>17390561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99994277954102" table:formula="of:=[.B341]-[.A341]" table:style-name="ce1">
            <text:p>0.934999943</text:p>
          </table:table-cell>
          <table:table-cell table:style-name="ce1"/>
          <table:table-cell office:value-type="float" office:value="0.35699987411499001" table:formula="of:=[.H341] - [.$H$366]" table:style-name="ce1">
            <text:p>0.35699987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5.993" table:style-name="ce1">
            <text:p>1739056116</text:p>
          </table:table-cell>
          <table:table-cell office:value-type="float" office:value="1739056116.9319999" table:style-name="ce1">
            <text:p>17390561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899989128112793" table:formula="of:=[.B342]-[.A342]" table:style-name="ce1">
            <text:p>0.938999891</text:p>
          </table:table-cell>
          <table:table-cell table:style-name="ce1"/>
          <table:table-cell office:value-type="float" office:value="0.36099982261657693" table:formula="of:=[.H342] - [.$H$366]" table:style-name="ce1">
            <text:p>0.36099982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6.993" table:style-name="ce1">
            <text:p>1739056117</text:p>
          </table:table-cell>
          <table:table-cell office:value-type="float" office:value="1739056117.95" table:style-name="ce1">
            <text:p>17390561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0000171661377" table:formula="of:=[.B343]-[.A343]" table:style-name="ce1">
            <text:p>0.957000017</text:p>
          </table:table-cell>
          <table:table-cell table:style-name="ce1"/>
          <table:table-cell office:value-type="float" office:value="0.37899994850158669" table:formula="of:=[.H343] - [.$H$366]" table:style-name="ce1">
            <text:p>0.3789999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8.059" table:style-name="ce1">
            <text:p>1739056118</text:p>
          </table:table-cell>
          <table:table-cell office:value-type="float" office:value="1739056118.9489999" table:style-name="ce1">
            <text:p>17390561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99998664855957" table:formula="of:=[.B344]-[.A344]" table:style-name="ce1">
            <text:p>0.889999866</text:p>
          </table:table-cell>
          <table:table-cell table:style-name="ce1"/>
          <table:table-cell office:value-type="float" office:value="0.3119997978210447" table:formula="of:=[.H344] - [.$H$366]" table:style-name="ce1">
            <text:p>0.31199979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18.9590001" table:style-name="ce1">
            <text:p>1739056119</text:p>
          </table:table-cell>
          <table:table-cell office:value-type="float" office:value="1739056119.954" table:style-name="ce1">
            <text:p>17390561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499988555908203" table:formula="of:=[.B345]-[.A345]" table:style-name="ce1">
            <text:p>0.994999886</text:p>
          </table:table-cell>
          <table:table-cell table:style-name="ce1"/>
          <table:table-cell office:value-type="float" office:value="0.41699981689453103" table:formula="of:=[.H345] - [.$H$366]" table:style-name="ce1">
            <text:p>0.41699981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0.059" table:style-name="ce1">
            <text:p>1739056120</text:p>
          </table:table-cell>
          <table:table-cell office:value-type="float" office:value="1739056120.9419999" table:style-name="ce1">
            <text:p>17390561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299989700317383" table:formula="of:=[.B346]-[.A346]" table:style-name="ce1">
            <text:p>0.882999897</text:p>
          </table:table-cell>
          <table:table-cell table:style-name="ce1"/>
          <table:table-cell office:value-type="float" office:value="0.30499982833862282" table:formula="of:=[.H346] - [.$H$366]" table:style-name="ce1">
            <text:p>0.30499982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1.059" table:style-name="ce1">
            <text:p>1739056121</text:p>
          </table:table-cell>
          <table:table-cell office:value-type="float" office:value="1739056121.95" table:style-name="ce1">
            <text:p>17390561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100003242492676" table:formula="of:=[.B347]-[.A347]" table:style-name="ce1">
            <text:p>0.891000032</text:p>
          </table:table-cell>
          <table:table-cell table:style-name="ce1"/>
          <table:table-cell office:value-type="float" office:value="0.31299996376037575" table:formula="of:=[.H347] - [.$H$366]" table:style-name="ce1">
            <text:p>0.312999964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2.059" table:style-name="ce1">
            <text:p>1739056122</text:p>
          </table:table-cell>
          <table:table-cell office:value-type="float" office:value="1739056123.0439999" table:style-name="ce1">
            <text:p>17390561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49998950958252" table:formula="of:=[.B348]-[.A348]" table:style-name="ce1">
            <text:p>0.984999895</text:p>
          </table:table-cell>
          <table:table-cell table:style-name="ce1"/>
          <table:table-cell office:value-type="float" office:value="0.40699982643127419" table:formula="of:=[.H348] - [.$H$366]" table:style-name="ce1">
            <text:p>0.40699982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3.059" table:style-name="ce1">
            <text:p>1739056123</text:p>
          </table:table-cell>
          <table:table-cell office:value-type="float" office:value="1739056124" table:style-name="ce1">
            <text:p>17390561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349]-[.A349]" table:style-name="ce1">
            <text:p>0.940999985</text:p>
          </table:table-cell>
          <table:table-cell table:style-name="ce1"/>
          <table:table-cell office:value-type="float" office:value="0.36299991607665993" table:formula="of:=[.H349] - [.$H$366]" table:style-name="ce1">
            <text:p>0.3629999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4.026" table:style-name="ce1">
            <text:p>1739056124</text:p>
          </table:table-cell>
          <table:table-cell office:value-type="float" office:value="1739056124.967" table:style-name="ce1">
            <text:p>17390561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350]-[.A350]" table:style-name="ce1">
            <text:p>0.940999985</text:p>
          </table:table-cell>
          <table:table-cell table:style-name="ce1"/>
          <table:table-cell office:value-type="float" office:value="0.36299991607665993" table:formula="of:=[.H350] - [.$H$366]" table:style-name="ce1">
            <text:p>0.3629999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4.993" table:style-name="ce1">
            <text:p>1739056125</text:p>
          </table:table-cell>
          <table:table-cell office:value-type="float" office:value="1739056125.9579999" table:style-name="ce1">
            <text:p>17390561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499991416931152" table:formula="of:=[.B351]-[.A351]" table:style-name="ce1">
            <text:p>0.964999914</text:p>
          </table:table-cell>
          <table:table-cell table:style-name="ce1"/>
          <table:table-cell office:value-type="float" office:value="0.38699984550476052" table:formula="of:=[.H351] - [.$H$366]" table:style-name="ce1">
            <text:p>0.38699984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6.0599999" table:style-name="ce1">
            <text:p>1739056126</text:p>
          </table:table-cell>
          <table:table-cell office:value-type="float" office:value="1739056126.964" table:style-name="ce1">
            <text:p>17390561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00004386901855" table:formula="of:=[.B352]-[.A352]" table:style-name="ce1">
            <text:p>0.904000044</text:p>
          </table:table-cell>
          <table:table-cell table:style-name="ce1"/>
          <table:table-cell office:value-type="float" office:value="0.32599997520446755" table:formula="of:=[.H352] - [.$H$366]" table:style-name="ce1">
            <text:p>0.325999975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7.0599999" table:style-name="ce1">
            <text:p>1739056127</text:p>
          </table:table-cell>
          <table:table-cell office:value-type="float" office:value="1739056127.9690001" table:style-name="ce1">
            <text:p>17390561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00015830993652" table:formula="of:=[.B353]-[.A353]" table:style-name="ce1">
            <text:p>0.909000158</text:p>
          </table:table-cell>
          <table:table-cell table:style-name="ce1"/>
          <table:table-cell office:value-type="float" office:value="0.33100008964538552" table:formula="of:=[.H353] - [.$H$366]" table:style-name="ce1">
            <text:p>0.3310000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8.026" table:style-name="ce1">
            <text:p>1739056128</text:p>
          </table:table-cell>
          <table:table-cell office:value-type="float" office:value="1739056129.0369999" table:style-name="ce1">
            <text:p>17390561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09999179840088" table:formula="of:=[.B354]-[.A354]" table:style-name="ce1">
            <text:p>1.010999918</text:p>
          </table:table-cell>
          <table:table-cell table:style-name="ce1"/>
          <table:table-cell office:value-type="float" office:value="0.43299984931945779" table:formula="of:=[.H354] - [.$H$366]" table:style-name="ce1">
            <text:p>0.432999849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29.0929999" table:style-name="ce1">
            <text:p>1739056129</text:p>
          </table:table-cell>
          <table:table-cell office:value-type="float" office:value="1739056130.079" table:style-name="ce1">
            <text:p>17390561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600006103515625" table:formula="of:=[.B355]-[.A355]" table:style-name="ce1">
            <text:p>0.986000061</text:p>
          </table:table-cell>
          <table:table-cell table:style-name="ce1"/>
          <table:table-cell office:value-type="float" office:value="0.40799999237060525" table:formula="of:=[.H355] - [.$H$366]" table:style-name="ce1">
            <text:p>0.40799999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0.1259999" table:style-name="ce1">
            <text:p>1739056130</text:p>
          </table:table-cell>
          <table:table-cell office:value-type="float" office:value="1739056131.2320001" table:style-name="ce1">
            <text:p>17390561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060001850128174" table:formula="of:=[.B356]-[.A356]" table:style-name="ce1">
            <text:p>1.106000185</text:p>
          </table:table-cell>
          <table:table-cell table:style-name="ce1"/>
          <table:table-cell office:value-type="float" office:value="0.52800011634826638" table:formula="of:=[.H356] - [.$H$366]" table:style-name="ce1">
            <text:p>0.52800011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0.96" table:style-name="ce1">
            <text:p>1739056131</text:p>
          </table:table-cell>
          <table:table-cell office:value-type="float" office:value="1739056131.9920001" table:style-name="ce1">
            <text:p>17390561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20000648498535" table:formula="of:=[.B357]-[.A357]" table:style-name="ce1">
            <text:p>1.032000065</text:p>
          </table:table-cell>
          <table:table-cell table:style-name="ce1"/>
          <table:table-cell office:value-type="float" office:value="0.45399999618530251" table:formula="of:=[.H357] - [.$H$366]" table:style-name="ce1">
            <text:p>0.453999996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2.0599999" table:style-name="ce1">
            <text:p>1739056132</text:p>
          </table:table-cell>
          <table:table-cell office:value-type="float" office:value="1739056132.987" table:style-name="ce1">
            <text:p>17390561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358]-[.A358]" table:style-name="ce1">
            <text:p>0.927000046</text:p>
          </table:table-cell>
          <table:table-cell table:style-name="ce1"/>
          <table:table-cell office:value-type="float" office:value="0.34899997711181618" table:formula="of:=[.H358] - [.$H$366]" table:style-name="ce1">
            <text:p>0.348999977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2.96" table:style-name="ce1">
            <text:p>1739056133</text:p>
          </table:table-cell>
          <table:table-cell office:value-type="float" office:value="1739056134.299" table:style-name="ce1">
            <text:p>17390561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3389999866485596" table:formula="of:=[.B359]-[.A359]" table:style-name="ce1">
            <text:p>1.338999987</text:p>
          </table:table-cell>
          <table:table-cell table:style-name="ce1"/>
          <table:table-cell office:value-type="float" office:value="0.76099991798400857" table:formula="of:=[.H359] - [.$H$366]" table:style-name="ce1">
            <text:p>0.760999918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3.993" table:style-name="ce1">
            <text:p>1739056134</text:p>
          </table:table-cell>
          <table:table-cell office:value-type="float" office:value="1739056135.006" table:style-name="ce1">
            <text:p>17390561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30000114440918" table:formula="of:=[.B360]-[.A360]" table:style-name="ce1">
            <text:p>1.013000011</text:p>
          </table:table-cell>
          <table:table-cell table:style-name="ce1"/>
          <table:table-cell office:value-type="float" office:value="0.43499994277954079" table:formula="of:=[.H360] - [.$H$366]" table:style-name="ce1">
            <text:p>0.434999943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/>
        </table:table-row>
        <table:table-row table:style-name="ro1">
          <table:table-cell office:value-type="float" office:value="1739056135.026" table:style-name="ce3">
            <text:p>1739056135</text:p>
          </table:table-cell>
          <table:table-cell office:value-type="float" office:value="1739056136.0020001" table:style-name="ce3">
            <text:p>1739056136</text:p>
          </table:table-cell>
          <table:table-cell office:value-type="float" office:value="720" table:style-name="ce3">
            <text:p>720</text:p>
          </table:table-cell>
          <table:table-cell office:value-type="float" office:value="1280" table:style-name="ce3">
            <text:p>1280</text:p>
          </table:table-cell>
          <table:table-cell office:value-type="float" office:value="2560" table:style-name="ce3">
            <text:p>2560</text:p>
          </table:table-cell>
          <table:table-cell office:value-type="float" office:value="1843200" table:style-name="ce3">
            <text:p>1843200</text:p>
          </table:table-cell>
          <table:table-cell table:style-name="ce3"/>
          <table:table-cell office:value-type="float" office:value="0.97600007057189941" table:formula="of:=[.B361]-[.A361]" table:style-name="ce1">
            <text:p>0.976000071</text:p>
          </table:table-cell>
          <table:table-cell table:style-name="ce3"/>
          <table:table-cell office:value-type="float" office:value="0.39800000190734841" table:formula="of:=[.H361] - [.$H$366]" table:style-name="ce1">
            <text:p>0.398000002</text:p>
          </table:table-cell>
          <table:table-cell office:value-type="float" office:value="0.36750006675720193" table:formula="of:=[.$J$363]" table:style-name="ce1">
            <text:p>0.367500067</text:p>
          </table:table-cell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ap (s)</text:p>
          </table:table-cell>
          <table:table-cell office:value-type="float" office:value="0.94550013542175293" table:formula="of:=MEDIAN([.H54:.H361])" table:style-name="ce1">
            <text:p>0.945500135</text:p>
          </table:table-cell>
          <table:table-cell table:style-name="ce1"/>
          <table:table-cell office:value-type="float" office:value="0.36750006675720193" table:formula="of:=[.H363] - [.$H$366]" table:style-name="ce1">
            <text:p>0.367500067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an frequency rap for 5 mins (Hz)</text:p>
          </table:table-cell>
          <table:table-cell office:value-type="float" office:value="1.027005578429194" table:formula="of:=COUNT([.H54:.H361]) / ([.A361] - [.A54])" table:style-name="ce1">
            <text:p>1.027005578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obot (s)</text:p>
          </table:table-cell>
          <table:table-cell office:value-type="float" office:value="0.578000068664551" table:style-name="ce1">
            <text:p>0.57800006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hroughput received (MB/sec)</text:p>
          </table:table-cell>
          <table:table-cell office:value-type="float" office:value="1.8929766821606904" table:formula="of:=[.H364]*[.F361]*0.000001" table:style-name="ce1">
            <text:p>1.89297668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Test 6 rap 1 image stereo<text:s/></text:p>
          </table:table-cell>
          <table:table-cell table:number-columns-repeated="16377"/>
        </table:table-row>
        <table:table-row table:number-rows-repeated="10482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6:02:50Z</dc:date>
    <meta:editing-cycles>8</meta:editing-cycles>
    <meta:editing-duration>PT2920S</meta:editing-duration>
  </office:meta>
</office:document-meta>
</file>